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co6" style:family="table-column">
      <style:table-column-properties fo:break-before="auto" style:column-width="5.4402in"/>
    </style:style>
    <style:style style:name="co7" style:family="table-column">
      <style:table-column-properties fo:break-before="auto" style:column-width="0.889in"/>
    </style:style>
    <style:style style:name="co8" style:family="table-column">
      <style:table-column-properties fo:break-before="auto" style:column-width="0.7201in"/>
    </style:style>
    <style:style style:name="co9" style:family="table-column">
      <style:table-column-properties fo:break-before="auto" style:column-width="2.8799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11" style:family="table-row">
      <style:table-row-properties style:row-height="0.2839in" fo:break-before="auto" style:use-optimal-row-height="false"/>
    </style:style>
    <style:style style:name="ro12" style:family="table-row">
      <style:table-row-properties style:row-height="0.6181in" fo:break-before="auto" style:use-optimal-row-height="false"/>
    </style:style>
    <style:style style:name="ro13" style:family="table-row">
      <style:table-row-properties style:row-height="0.4516in" fo:break-before="auto" style:use-optimal-row-height="false"/>
    </style:style>
    <style:style style:name="ro14" style:family="table-row">
      <style:table-row-properties style:row-height="0.8693in" fo:break-before="auto" style:use-optimal-row-height="false"/>
    </style:style>
    <style:style style:name="ro15" style:family="table-row">
      <style:table-row-properties style:row-height="1.0201in" fo:break-before="auto" style:use-optimal-row-height="false"/>
    </style:style>
    <style:style style:name="ro16" style:family="table-row">
      <style:table-row-properties style:row-height="0.1783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text-position="" style:font-name="Arial" fo:font-size="10pt" fo:font-weight="bold" style:font-size-asian="10pt" style:font-weight-asian="bold" style:font-size-complex="10pt" style:font-weight-complex="600" fo:hyphenate="true"/>
    </style:style>
    <style:style style:name="ce10" style:family="table-cell" style:parent-style-name="Default">
      <style:table-cell-properties style:cell-protect="protected" style:print-content="true" fo:wrap-option="wrap" fo:border="0.06pt solid #000000" style:vertical-align="middle"/>
      <style:text-properties style:text-position=""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text-position=""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text-position="" style:font-name="Arial"/>
    </style:style>
    <style:style style:name="ce13" style:family="table-cell" style:parent-style-name="Default">
      <style:table-cell-properties style:cell-protect="protected" style:print-content="true" fo:wrap-option="wrap"/>
      <style:text-properties fo:color="#ff3333" style:text-position=""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text-position=""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text-position=""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text-position="" style:font-name="Arial" fo:font-size="9pt" style:font-size-asian="9pt" style:font-size-complex="9pt"/>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text-position="" style:font-name="Arial" fo:font-size="10pt" fo:font-weight="bold" style:font-size-asian="10pt" style:font-weight-asian="bold" style:font-size-complex="10pt" style:font-weight-complex="bold"/>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text-position=""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text-position=""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text-properties style:text-position=""/>
    </style:style>
    <style:style style:name="ce2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text-position="" style:font-name="Arial" fo:font-size="10pt" fo:font-weight="bold" style:font-size-asian="10pt" style:font-weight-asian="bold" style:font-size-complex="10pt" style:font-weight-complex="600" fo:hyphenate="true"/>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text-position="" style:font-name="Arial" fo:font-size="10pt" fo:font-weight="bold" style:font-size-asian="10pt" style:font-weight-asian="bold" style:font-size-complex="10pt" style:font-weight-complex="600"/>
    </style:style>
    <style:style style:name="ce2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text-position="" style:font-name="Arial" fo:font-size="10pt" fo:font-weight="bold" style:font-size-asian="10pt" style:font-weight-asian="bold" style:font-size-complex="10pt" style:font-weight-complex="bold"/>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text-position="" style:font-name="Arial" fo:font-size="10pt" fo:font-weight="bold" style:font-size-asian="10pt" style:font-weight-asian="bold" style:font-size-complex="10pt" style:font-weight-complex="bold"/>
    </style:style>
    <style:style style:name="ce27"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text-position="" style:font-name="Arial" fo:font-size="10pt" fo:font-weight="bold" style:font-size-asian="10pt" style:font-weight-asian="bold" style:font-size-complex="10pt" style:font-weight-complex="bold" fo:hyphenate="true"/>
    </style:style>
    <style:style style:name="ce28" style:family="table-cell" style:parent-style-name="Default">
      <style:table-cell-properties style:cell-protect="protected" style:print-content="true" style:text-align-source="fix" style:repeat-content="false" fo:border="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2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text-position="" style:font-name="Arial" fo:font-size="10pt" fo:font-weight="bold" style:font-size-asian="10pt" style:font-weight-asian="bold" style:font-size-complex="10pt" style:font-weight-complex="bold"/>
    </style:style>
    <style:style style:name="ce3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31"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position="" style:font-name="Arial" fo:font-size="9pt" style:font-size-asian="9pt" style:font-size-complex="9pt"/>
    </style:style>
    <style:style style:name="ce32"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text-position="" style:font-name="Arial"/>
    </style:style>
    <style:style style:name="ce33"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text-position="" style:font-name="Arial" fo:font-size="10pt" fo:font-weight="bold" style:font-size-asian="10pt" style:font-weight-asian="bold" style:font-size-complex="10pt" style:font-weight-complex="bold"/>
    </style:style>
    <style:style style:name="ce34"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text-position="" style:font-name="Arial" fo:font-size="10pt" fo:font-weight="bold" style:font-size-asian="10pt" style:font-weight-asian="bold" style:font-size-complex="10pt" style:font-weight-complex="bold"/>
    </style:style>
    <style:style style:name="ce35"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text-position="" style:font-name="Arial" fo:font-size="10pt" fo:font-weight="bold" style:font-size-asian="10pt" style:font-weight-asian="bold" style:font-size-complex="10pt" style:font-weight-complex="bold"/>
    </style:style>
    <style:style style:name="ce36"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position="" style:font-name="Arial" fo:font-size="9pt" style:font-size-asian="9pt" style:font-size-complex="9pt"/>
    </style:style>
    <style:style style:name="ce37" style:family="table-cell" style:parent-style-name="Default">
      <style:table-cell-properties style:text-align-source="value-type" style:repeat-content="false" fo:wrap-option="wrap" style:vertical-align="top"/>
      <style:text-properties style:text-position="" style:font-name="Arial" fo:hyphenate="true"/>
    </style:style>
    <style:style style:name="ce38" style:family="table-cell" style:parent-style-name="Default">
      <style:text-properties style:text-position="" style:font-name="Arial"/>
    </style:style>
    <style:style style:name="ce39" style:family="table-cell" style:parent-style-name="Default">
      <style:table-cell-properties style:vertical-align="middle"/>
      <style:text-properties style:text-position="" style:font-name="Arial" fo:font-size="9pt" style:font-size-asian="9pt" style:font-size-complex="9pt"/>
    </style:style>
    <style:style style:name="ce4" style:family="table-cell" style:parent-style-name="Default">
      <style:table-cell-properties style:cell-protect="protected" style:print-content="true" fo:wrap-option="wrap"/>
      <style:text-properties style:text-position="" style:font-name="Arial" fo:font-size="10pt" fo:font-weight="bold" style:font-size-asian="10pt" style:font-weight-asian="bold" style:font-size-complex="10pt" style:font-weight-complex="bold"/>
    </style:style>
    <style:style style:name="ce40" style:family="table-cell" style:parent-style-name="Default">
      <style:table-cell-properties fo:wrap-option="wrap" style:vertical-align="middle"/>
      <style:text-properties style:text-position="" style:font-name="Arial" fo:font-size="9pt" style:font-size-asian="9pt" style:font-size-complex="9pt"/>
    </style:style>
    <style:style style:name="ce41" style:family="table-cell" style:parent-style-name="Default">
      <style:table-cell-properties style:text-align-source="value-type" style:repeat-content="false" fo:wrap-option="wrap" style:vertical-align="top"/>
      <style:text-properties style:text-position="" fo:hyphenate="true"/>
    </style:style>
    <style:style style:name="ce5" style:family="table-cell" style:parent-style-name="Default">
      <style:table-cell-properties style:cell-protect="protected" style:print-content="true"/>
      <style:text-properties fo:color="#666666" style:text-position=""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text-position="" style:font-name="Arial" fo:font-size="9pt" style:font-size-asian="9pt" style:font-size-complex="9pt"/>
    </style:style>
    <style:style style:name="ce7" style:family="table-cell" style:parent-style-name="Default">
      <style:table-cell-properties style:cell-protect="protected" style:print-content="true" fo:wrap-option="wrap"/>
      <style:text-properties style:text-position=""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text-position=""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text-position="" style:font-name="Arial" fo:font-size="9pt" style:font-size-asian="9pt" style:font-size-complex="9pt"/>
    </style:style>
    <style:style style:name="ce103" style:family="table-cell" style:parent-style-name="Default">
      <style:table-cell-properties style:text-align-source="fix" style:repeat-content="false" fo:wrap-option="wrap" style:vertical-align="middle"/>
      <style:paragraph-properties fo:text-align="start"/>
      <style:text-properties style:text-position="" fo:font-weight="bold" style:font-weight-asian="bold" style:font-weight-complex="bold"/>
    </style:style>
    <style:style style:name="ce104" style:family="table-cell" style:parent-style-name="Default">
      <style:table-cell-properties style:text-align-source="fix" style:repeat-content="false" fo:wrap-option="wrap" style:vertical-align="middle"/>
      <style:paragraph-properties fo:text-align="start"/>
      <style:text-properties style:text-position=""/>
    </style:style>
    <style:style style:name="ce105" style:family="table-cell" style:parent-style-name="Default">
      <style:table-cell-properties style:cell-protect="protected" style:print-content="true" style:text-align-source="fix" style:repeat-content="false" fo:wrap-option="wrap" style:vertical-align="middle"/>
      <style:paragraph-properties fo:text-align="start"/>
      <style:text-properties fo:color="#666666" style:text-position="" style:font-name="Arial" fo:font-size="10pt" fo:font-style="normal" fo:font-weight="bold" style:font-size-asian="10pt" style:font-style-asian="normal" style:font-weight-asian="bold" style:font-size-complex="10pt" style:font-style-complex="normal" style:font-weight-complex="600"/>
    </style:style>
    <style:style style:name="ce106" style:family="table-cell" style:parent-style-name="Default">
      <style:table-cell-properties style:text-align-source="fix" style:repeat-content="false" fo:wrap-option="wrap" style:vertical-align="middle"/>
      <style:paragraph-properties fo:text-align="center" fo:margin-left="0in"/>
      <style:text-properties style:text-position="" fo:font-weight="normal" style:font-weight-asian="normal" style:font-weight-complex="normal"/>
    </style:style>
    <style:style style:name="ce107" style:family="table-cell" style:parent-style-name="Default">
      <style:table-cell-properties style:text-align-source="fix" style:repeat-content="false" fo:wrap-option="wrap" style:vertical-align="middle"/>
      <style:paragraph-properties fo:text-align="center" fo:margin-left="0in"/>
      <style:text-properties style:text-position="" fo:font-weight="bold" style:font-weight-asian="bold" style:font-weight-complex="bold"/>
    </style:style>
    <style:style style:name="ce108" style:family="table-cell" style:parent-style-name="Default">
      <style:table-cell-properties style:text-align-source="fix" style:repeat-content="false" fo:wrap-option="wrap" style:vertical-align="middle"/>
      <style:paragraph-properties fo:text-align="start" fo:margin-left="0in"/>
      <style:text-properties style:text-position="" fo:font-weight="bold" style:font-weight-asian="bold" style:font-weight-complex="bold"/>
    </style:style>
    <style:style style:name="ce109" style:family="table-cell" style:parent-style-name="Default" style:data-style-name="N1">
      <style:table-cell-properties style:text-align-source="fix" style:repeat-content="false" style:vertical-align="middle"/>
      <style:paragraph-properties fo:text-align="center" fo:margin-left="0in"/>
      <style:text-properties style:text-position=""/>
    </style:style>
    <style:style style:name="ce110" style:family="table-cell" style:parent-style-name="Default" style:data-style-name="N2">
      <style:table-cell-properties style:text-align-source="fix" style:repeat-content="false" style:vertical-align="middle"/>
      <style:paragraph-properties fo:text-align="center" fo:margin-left="0in"/>
      <style:text-properties style:text-position=""/>
    </style:style>
    <style:style style:name="ce111" style:family="table-cell" style:parent-style-name="Default" style:data-style-name="N2">
      <style:table-cell-properties style:text-align-source="fix" style:repeat-content="false" fo:wrap-option="wrap" style:vertical-align="middle"/>
      <style:paragraph-properties fo:text-align="start" fo:margin-left="0in"/>
      <style:text-properties style:text-position="" fo:font-weight="bold" style:font-weight-asian="bold" style:font-weight-complex="bold"/>
    </style:style>
    <style:style style:name="ce71" style:family="table-cell" style:parent-style-name="Default">
      <style:table-cell-properties style:text-align-source="fix" style:repeat-content="false"/>
      <style:paragraph-properties fo:text-align="center" fo:margin-left="0in"/>
      <style:text-properties style:text-position=""/>
    </style:style>
    <style:style style:name="ce60"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61"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62"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63"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64"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5"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66" style:family="table-cell" style:parent-style-name="Default">
      <style:table-cell-properties style:cell-protect="protected" style:print-content="true" fo:wrap-option="wrap"/>
      <style:text-properties style:font-name="Arial" fo:font-size="10pt" style:font-size-asian="10pt" style:font-size-complex="10pt"/>
    </style:style>
    <style:style style:name="ce67"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68"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69"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70" style:family="table-cell" style:parent-style-name="Default">
      <style:table-cell-properties style:cell-protect="protected" style:print-content="true"/>
      <style:text-properties style:font-name="Arial" fo:font-size="10pt" style:font-size-asian="10pt" style:font-size-complex="10pt"/>
    </style:style>
    <style:style style:name="ce72" style:family="table-cell" style:parent-style-name="Default">
      <style:table-cell-properties style:cell-protect="protected" style:print-content="true" fo:wrap-option="wrap"/>
      <style:text-properties style:font-name="Arial"/>
    </style:style>
    <style:style style:name="ce7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7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7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7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7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7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7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8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8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82" style:family="table-cell" style:parent-style-name="Default">
      <style:table-cell-properties style:text-align-source="fix" style:repeat-content="false"/>
      <style:paragraph-properties fo:text-align="center" fo:margin-left="0in"/>
    </style:style>
    <style:style style:name="ce8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8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8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8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87"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88"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8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9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91"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92"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93"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94"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95"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96"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97" style:family="table-cell" style:parent-style-name="Default">
      <style:table-cell-properties style:text-align-source="value-type" style:repeat-content="false" fo:wrap-option="wrap" style:vertical-align="top"/>
      <style:text-properties style:font-name="Arial" fo:hyphenate="true"/>
    </style:style>
    <style:style style:name="ce98" style:family="table-cell" style:parent-style-name="Default">
      <style:text-properties style:font-name="Arial"/>
    </style:style>
    <style:style style:name="ce99" style:family="table-cell" style:parent-style-name="Default">
      <style:table-cell-properties style:vertical-align="middle"/>
      <style:text-properties style:font-name="Arial" fo:font-size="9pt" style:font-size-asian="9pt" style:font-size-complex="9pt"/>
    </style:style>
    <style:style style:name="ce100" style:family="table-cell" style:parent-style-name="Default">
      <style:table-cell-properties fo:wrap-option="wrap" style:vertical-align="middle"/>
      <style:text-properties style:font-name="Arial" fo:font-size="9pt" style:font-size-asian="9pt" style:font-size-complex="9pt"/>
    </style:style>
    <style:style style:name="ce101" style:family="table-cell" style:parent-style-name="Default">
      <style:table-cell-properties style:text-align-source="value-type" style:repeat-content="false" fo:wrap-option="wrap" style:vertical-align="top"/>
      <style:text-properties fo:hyphenate="true"/>
    </style:style>
    <style:style style:name="ce102" style:family="table-cell" style:parent-style-name="Default">
      <style:table-cell-properties style:cell-protect="protected" style:print-content="true" fo:wrap-option="wrap"/>
      <style:text-properties fo:color="#ff3333" style:font-name="Arial"/>
    </style:style>
    <style:style style:name="ce11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1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114"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115"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116"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117"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118"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119"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1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121"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122"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123" style:family="table-cell" style:parent-style-name="Default">
      <style:table-cell-properties style:text-align-source="fix" style:repeat-content="false" fo:wrap-option="wrap" style:vertical-align="middle"/>
      <style:paragraph-properties fo:text-align="start"/>
      <style:text-properties fo:font-weight="bold" style:font-weight-asian="bold" style:font-weight-complex="bold"/>
    </style:style>
    <style:style style:name="ce124" style:family="table-cell" style:parent-style-name="Default">
      <style:table-cell-properties style:text-align-source="fix" style:repeat-content="false" fo:wrap-option="wrap" style:vertical-align="middle"/>
      <style:paragraph-properties fo:text-align="start"/>
    </style:style>
    <style:style style:name="ce125" style:family="table-cell" style:parent-style-name="Default">
      <style:table-cell-properties style:cell-protect="protected" style:print-content="true" style:text-align-source="fix" style:repeat-content="false" fo:wrap-option="wrap" style:vertical-align="middle"/>
      <style:paragraph-properties fo:text-align="start"/>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126" style:family="table-cell" style:parent-style-name="Default">
      <style:table-cell-properties style:text-align-source="fix" style:repeat-content="false" fo:wrap-option="wrap" style:vertical-align="middle"/>
      <style:paragraph-properties fo:text-align="center" fo:margin-left="0in"/>
      <style:text-properties fo:font-weight="normal" style:font-weight-asian="normal" style:font-weight-complex="normal"/>
    </style:style>
    <style:style style:name="ce127"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128" style:family="table-cell" style:parent-style-name="Default">
      <style:table-cell-properties style:text-align-source="fix" style:repeat-content="false" fo:wrap-option="wrap" style:vertical-align="middle"/>
      <style:paragraph-properties fo:text-align="start" fo:margin-left="0in"/>
      <style:text-properties fo:font-weight="bold" style:font-weight-asian="bold" style:font-weight-complex="bold"/>
    </style:style>
    <style:style style:name="ce129" style:family="table-cell" style:parent-style-name="Default" style:data-style-name="N1">
      <style:table-cell-properties style:text-align-source="fix" style:repeat-content="false" style:vertical-align="middle"/>
      <style:paragraph-properties fo:text-align="center" fo:margin-left="0in"/>
    </style:style>
    <style:style style:name="ce130" style:family="table-cell" style:parent-style-name="Default" style:data-style-name="N2">
      <style:table-cell-properties style:text-align-source="fix" style:repeat-content="false" style:vertical-align="middle"/>
      <style:paragraph-properties fo:text-align="center" fo:margin-left="0in"/>
    </style:style>
    <style:style style:name="ce131" style:family="table-cell" style:parent-style-name="Default" style:data-style-name="N2">
      <style:table-cell-properties style:text-align-source="fix" style:repeat-content="false" fo:wrap-option="wrap" style:vertical-align="middle"/>
      <style:paragraph-properties fo:text-align="start" fo:margin-left="0in"/>
      <style:text-properties fo:font-weight="bold" style:font-weight-asian="bold" style:font-weight-complex="bold"/>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tage3.B83">
          <table:error-message table:message-type="stop" table:display="true"/>
        </table:content-validation>
        <table:content-validation table:name="val2" table:base-cell-address="Stage3.G7">
          <table:error-message table:message-type="stop" table:display="true"/>
        </table:content-validation>
      </table:content-validations>
      <table:table table:name="Stage3" table:style-name="ta1">
        <office:forms form:automatic-focus="false" form:apply-design-mode="false"/>
        <table:table-column table:style-name="co1" table:default-cell-style-name="ce12"/>
        <table:table-column table:style-name="co2" table:number-columns-repeated="14" table:default-cell-style-name="ce20"/>
        <table:table-column table:style-name="co2" table:number-columns-repeated="8" table:default-cell-style-name="ce32"/>
        <table:table-column table:style-name="co3" table:number-columns-repeated="1000" table:default-cell-style-name="ce38"/>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23" office:value-type="string" calcext:value-type="string">
            <text:p>poets</text:p>
            <text:p>(FMS)</text:p>
          </table:table-cell>
          <table:table-cell table:style-name="ce23" office:value-type="string" calcext:value-type="string">
            <text:p>SelfDestruct</text:p>
            <text:p>(FMS)</text:p>
          </table:table-cell>
          <table:table-cell table:style-name="ce23" office:value-type="string" calcext:value-type="string">
            <text:p>Smartyhall</text:p>
            <text:p>(FMS)</text:p>
          </table:table-cell>
          <table:table-cell table:style-name="ce23" office:value-type="string" calcext:value-type="string">
            <text:p>VV</text:p>
            <text:p>(FMS)</text:p>
          </table:table-cell>
          <table:table-cell table:style-name="ce23" office:value-type="string" calcext:value-type="string">
            <text:p>Lopp</text:p>
            <text:p>(Tor)</text:p>
          </table:table-cell>
          <table:table-cell table:style-name="ce27" table:number-columns-repeated="8"/>
          <table:table-cell table:style-name="ce37" table:number-columns-repeated="1000"/>
          <table:table-cell table:style-name="ce41"/>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4" office:value-type="string" calcext:value-type="string">
            <text:p>2016-08</text:p>
          </table:table-cell>
          <table:table-cell table:number-columns-repeated="2" table:style-name="ce26" office:value-type="string" calcext:value-type="string">
            <text:p>2016-08</text:p>
          </table:table-cell>
          <table:table-cell table:style-name="ce26" office:value-type="string" calcext:value-type="string">
            <text:p>2016-07</text:p>
          </table:table-cell>
          <table:table-cell table:style-name="ce26" office:value-type="string" calcext:value-type="string">
            <text:p>2016-08</text:p>
          </table:table-cell>
          <table:table-cell table:style-name="ce28" table:number-columns-repeated="8"/>
          <table:table-cell table:number-columns-repeated="1001"/>
        </table:table-row>
        <table:table-row table:style-name="ro3">
          <table:table-cell table:style-name="ce2"/>
          <table:table-cell table:style-name="ce15" table:number-columns-repeated="14"/>
          <table:table-cell table:style-name="ce28" office:value-type="string" calcext:value-type="string">
            <text:p>FYI only:</text:p>
          </table:table-cell>
          <table:table-cell table:style-name="ce33" office:value-type="string" calcext:value-type="string">
            <text:p>RESULT:</text:p>
          </table:table-cell>
          <table:table-cell table:number-columns-repeated="6" table:style-name="ce28" office:value-type="string" calcext:value-type="string">
            <text:p>FYI only:</text:p>
          </table:table-cell>
          <table:table-cell table:number-columns-repeated="1001"/>
        </table:table-row>
        <table:table-row table:style-name="ro2">
          <table:table-cell table:style-name="ce2" office:value-type="string" calcext:value-type="string">
            <text:p>Task category / Task</text:p>
          </table:table-cell>
          <table:table-cell table:number-columns-repeated="14" table:style-name="ce15" office:value-type="string" calcext:value-type="string">
            <text:p>Value</text:p>
          </table:table-cell>
          <table:table-cell table:style-name="ce29" office:value-type="string" calcext:value-type="string">
            <text:p>Mean</text:p>
          </table:table-cell>
          <table:table-cell table:style-name="ce33" office:value-type="string" calcext:value-type="string">
            <text:p>Mean</text:p>
          </table:table-cell>
          <table:table-cell table:style-name="ce28" office:value-type="string" calcext:value-type="string">
            <text:p>(Q)</text:p>
          </table:table-cell>
          <table:table-cell table:style-name="ce28" office:value-type="string" calcext:value-type="string">
            <text:p>Median</text:p>
          </table:table-cell>
          <table:table-cell table:style-name="ce28" office:value-type="string" calcext:value-type="string">
            <text:p>(S)</text:p>
          </table:table-cell>
          <table:table-cell table:number-columns-repeated="2" table:style-name="ce28" office:value-type="string" calcext:value-type="string">
            <text:p>StdDev</text:p>
          </table:table-cell>
          <table:table-cell table:style-name="ce28" office:value-type="string" calcext:value-type="string">
            <text:p>Result</text:p>
          </table:table-cell>
          <table:table-cell table:number-columns-repeated="1001"/>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5"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 calcext:value-type="float">
            <text:p>0</text:p>
          </table:table-cell>
          <table:table-cell table:style-name="ce16" table:formula="of:=1000-SUM([.N8];[.N9:.N13];[.N16:.N36];[.N39:.N40];[.N41];[.N44:.N49];[.N52:.N63];[.N64:.N69];[.N72:.N78];[.N79:.N84])" office:value-type="float" office:value="-3" calcext:value-type="float">
            <text:p>-3</text:p>
          </table:table-cell>
          <table:table-cell table:style-name="ce16" table:formula="of:=1000-SUM([.O8];[.O9:.O13];[.O16:.O36];[.O39:.O40];[.O41];[.O44:.O49];[.O52:.O63];[.O64:.O69];[.O72:.O78];[.O79:.O84])" office:value-type="float" office:value="0" calcext:value-type="float">
            <text:p>0</text:p>
          </table:table-cell>
          <table:table-cell table:style-name="ce29"/>
          <table:table-cell table:style-name="ce34" office:value-type="string" calcext:value-type="string">
            <text:p>without</text:p>
          </table:table-cell>
          <table:table-cell table:style-name="ce29" office:value-type="string" calcext:value-type="string">
            <text:p>minus</text:p>
          </table:table-cell>
          <table:table-cell table:style-name="ce29" office:value-type="string" calcext:value-type="string">
            <text:p>without</text:p>
          </table:table-cell>
          <table:table-cell table:style-name="ce29" office:value-type="string" calcext:value-type="string">
            <text:p>minus</text:p>
          </table:table-cell>
          <table:table-cell table:style-name="ce29"/>
          <table:table-cell table:style-name="ce29" office:value-type="string" calcext:value-type="string">
            <text:p>without</text:p>
          </table:table-cell>
          <table:table-cell table:style-name="ce29" office:value-type="string" calcext:value-type="string">
            <text:p>vs</text:p>
          </table:table-cell>
          <table:table-cell table:number-columns-repeated="1001"/>
        </table:table-row>
        <table:table-row table:style-name="ro3">
          <table:table-cell table:style-name="ce4" table:number-columns-spanned="2" table:number-rows-spanned="1"/>
          <table:covered-table-cell table:style-name="ce17"/>
          <table:table-cell table:style-name="ce17" table:number-columns-repeated="13"/>
          <table:table-cell table:style-name="ce30"/>
          <table:table-cell table:style-name="ce35" office:value-type="string" calcext:value-type="string">
            <text:p>red ones</text:p>
          </table:table-cell>
          <table:table-cell table:style-name="ce30" office:value-type="string" calcext:value-type="string">
            <text:p>(P)</text:p>
          </table:table-cell>
          <table:table-cell table:style-name="ce30" office:value-type="string" calcext:value-type="string">
            <text:p>red</text:p>
          </table:table-cell>
          <table:table-cell table:style-name="ce30" office:value-type="string" calcext:value-type="string">
            <text:p>(P)</text:p>
          </table:table-cell>
          <table:table-cell table:style-name="ce30"/>
          <table:table-cell table:style-name="ce30" office:value-type="string" calcext:value-type="string">
            <text:p>red ones</text:p>
          </table:table-cell>
          <table:table-cell table:style-name="ce30" office:value-type="string" calcext:value-type="string">
            <text:p>default</text:p>
          </table:table-cell>
          <table:table-cell table:number-columns-repeated="1001"/>
        </table:table-row>
        <table:table-row table:style-name="ro3">
          <table:table-cell table:style-name="ce5" office:value-type="string" calcext:value-type="string">
            <text:p>Speed - Improve performance of Freenet or Freenet applications</text:p>
          </table:table-cell>
          <table:table-cell table:style-name="ce18" table:number-columns-repeated="14"/>
          <table:table-cell table:style-name="ce30"/>
          <table:table-cell table:style-name="ce35"/>
          <table:table-cell table:style-name="ce30" table:number-columns-repeated="6"/>
          <table:table-cell table:number-columns-repeated="1001"/>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8:.O8])" office:value-type="float" office:value="53.3571428571429" calcext:value-type="float">
            <text:p>53</text:p>
          </table:table-cell>
          <table:table-cell table:style-name="ce31" table:formula="of:=AVERAGE([.B8:.J8])" office:value-type="float" office:value="51.3333333333333" calcext:value-type="float">
            <text:p>51</text:p>
          </table:table-cell>
          <table:table-cell table:style-name="ce31" table:formula="of:=[.Q8]-[.P8]" office:value-type="float" office:value="-2.02380952380952" calcext:value-type="float">
            <text:p>-2</text:p>
          </table:table-cell>
          <table:table-cell table:style-name="ce31" table:formula="of:=MEDIAN([.B8:.J8])" office:value-type="float" office:value="27" calcext:value-type="float">
            <text:p>27</text:p>
          </table:table-cell>
          <table:table-cell table:style-name="ce31" table:formula="of:=[.S8]-[.P8]" office:value-type="float" office:value="-26.3571428571429" calcext:value-type="float">
            <text:p>-26</text:p>
          </table:table-cell>
          <table:table-cell table:style-name="ce31" table:formula="of:=STDEV([.B8:.O8])" office:value-type="float" office:value="66.4316967243072" calcext:value-type="float">
            <text:p>66</text:p>
          </table:table-cell>
          <table:table-cell table:style-name="ce31" table:formula="of:=STDEV([.B8:.J8])" office:value-type="float" office:value="61.8849739435996" calcext:value-type="float">
            <text:p>62</text:p>
          </table:table-cell>
          <table:table-cell table:style-name="ce36" table:formula="of:=ABS([.Q8]-14.925)/14.925" office:value-type="percentage" office:value="2.4394193188163" calcext:value-type="percentage">
            <text:p>244%</text:p>
          </table:table-cell>
          <table:table-cell table:style-name="ce39" table:number-columns-repeated="1000"/>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9:.O9])" office:value-type="float" office:value="23.6375" calcext:value-type="float">
            <text:p>24</text:p>
          </table:table-cell>
          <table:table-cell table:style-name="ce31" table:formula="of:=AVERAGE([.B9:.J9])" office:value-type="float" office:value="22.325" calcext:value-type="float">
            <text:p>22</text:p>
          </table:table-cell>
          <table:table-cell table:style-name="ce31" table:formula="of:=[.Q9]-[.P9]" office:value-type="float" office:value="-1.3125" calcext:value-type="float">
            <text:p>-1</text:p>
          </table:table-cell>
          <table:table-cell table:style-name="ce31" table:formula="of:=MEDIAN([.B9:.J9])" office:value-type="float" office:value="15" calcext:value-type="float">
            <text:p>15</text:p>
          </table:table-cell>
          <table:table-cell table:style-name="ce31" table:formula="of:=[.S9]-[.P9]" office:value-type="float" office:value="-8.6375" calcext:value-type="float">
            <text:p>-9</text:p>
          </table:table-cell>
          <table:table-cell table:style-name="ce31" table:formula="of:=STDEV([.B9:.O9])" office:value-type="float" office:value="26.7128835777507" calcext:value-type="float">
            <text:p>27</text:p>
          </table:table-cell>
          <table:table-cell table:style-name="ce31" table:formula="of:=STDEV([.B9:.J9])" office:value-type="float" office:value="30.5432173321672" calcext:value-type="float">
            <text:p>31</text:p>
          </table:table-cell>
          <table:table-cell table:style-name="ce36" table:formula="of:=ABS([.Q9]-14.925)/14.925" office:value-type="percentage" office:value="0.495812395309883" calcext:value-type="percentage">
            <text:p>50%</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31" table:formula="of:=AVERAGE([.B10:.O10])" office:value-type="float" office:value="19.1321428571429" calcext:value-type="float">
            <text:p>19</text:p>
          </table:table-cell>
          <table:table-cell table:style-name="ce31" table:formula="of:=AVERAGE([.B10:.J10])" office:value-type="float" office:value="19.2055555555556" calcext:value-type="float">
            <text:p>19</text:p>
          </table:table-cell>
          <table:table-cell table:style-name="ce31" table:formula="of:=[.Q10]-[.P10]" office:value-type="float" office:value="0.0734126984126959" calcext:value-type="float">
            <text:p>0</text:p>
          </table:table-cell>
          <table:table-cell table:style-name="ce31" table:formula="of:=MEDIAN([.B10:.J10])" office:value-type="float" office:value="13" calcext:value-type="float">
            <text:p>13</text:p>
          </table:table-cell>
          <table:table-cell table:style-name="ce31" table:formula="of:=[.S10]-[.P10]" office:value-type="float" office:value="-6.13214285714286" calcext:value-type="float">
            <text:p>-6</text:p>
          </table:table-cell>
          <table:table-cell table:style-name="ce31" table:formula="of:=STDEV([.B10:.O10])" office:value-type="float" office:value="26.3336093902162" calcext:value-type="float">
            <text:p>26</text:p>
          </table:table-cell>
          <table:table-cell table:style-name="ce31" table:formula="of:=STDEV([.B10:.J10])" office:value-type="float" office:value="30.9128431485649" calcext:value-type="float">
            <text:p>31</text:p>
          </table:table-cell>
          <table:table-cell table:style-name="ce36" table:formula="of:=ABS([.Q10]-14.925)/14.925" office:value-type="percentage" office:value="0.28680439233203" calcext:value-type="percentage">
            <text:p>29%</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1:.O11])" office:value-type="float" office:value="21.275" calcext:value-type="float">
            <text:p>21</text:p>
          </table:table-cell>
          <table:table-cell table:style-name="ce31" table:formula="of:=AVERAGE([.B11:.J11])" office:value-type="float" office:value="25.3166666666667" calcext:value-type="float">
            <text:p>25</text:p>
          </table:table-cell>
          <table:table-cell table:style-name="ce31" table:formula="of:=[.Q11]-[.P11]" office:value-type="float" office:value="4.04166666666666" calcext:value-type="float">
            <text:p>4</text:p>
          </table:table-cell>
          <table:table-cell table:style-name="ce31" table:formula="of:=MEDIAN([.B11:.J11])" office:value-type="float" office:value="14.925" calcext:value-type="float">
            <text:p>15</text:p>
          </table:table-cell>
          <table:table-cell table:style-name="ce31" table:formula="of:=[.S11]-[.P11]" office:value-type="float" office:value="-6.35" calcext:value-type="float">
            <text:p>-6</text:p>
          </table:table-cell>
          <table:table-cell table:style-name="ce31" table:formula="of:=STDEV([.B11:.O11])" office:value-type="float" office:value="25.1957757448469" calcext:value-type="float">
            <text:p>25</text:p>
          </table:table-cell>
          <table:table-cell table:style-name="ce31" table:formula="of:=STDEV([.B11:.J11])" office:value-type="float" office:value="30.3543834355106" calcext:value-type="float">
            <text:p>30</text:p>
          </table:table-cell>
          <table:table-cell table:style-name="ce36" table:formula="of:=ABS([.Q11]-14.925)/14.925" office:value-type="percentage" office:value="0.696259073143495" calcext:value-type="percentage">
            <text:p>70%</text:p>
          </table:table-cell>
          <table:table-cell table:style-name="ce39" table:number-columns-repeated="1000"/>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2:.O12])" office:value-type="float" office:value="19.1321428571429" calcext:value-type="float">
            <text:p>19</text:p>
          </table:table-cell>
          <table:table-cell table:style-name="ce31" table:formula="of:=AVERAGE([.B12:.J12])" office:value-type="float" office:value="22.5388888888889" calcext:value-type="float">
            <text:p>23</text:p>
          </table:table-cell>
          <table:table-cell table:style-name="ce31" table:formula="of:=[.Q12]-[.P12]" office:value-type="float" office:value="3.40674603174603" calcext:value-type="float">
            <text:p>3</text:p>
          </table:table-cell>
          <table:table-cell table:style-name="ce31" table:formula="of:=MEDIAN([.B12:.J12])" office:value-type="float" office:value="14.925" calcext:value-type="float">
            <text:p>15</text:p>
          </table:table-cell>
          <table:table-cell table:style-name="ce31" table:formula="of:=[.S12]-[.P12]" office:value-type="float" office:value="-4.20714285714286" calcext:value-type="float">
            <text:p>-4</text:p>
          </table:table-cell>
          <table:table-cell table:style-name="ce31" table:formula="of:=STDEV([.B12:.O12])" office:value-type="float" office:value="25.1380293972702" calcext:value-type="float">
            <text:p>25</text:p>
          </table:table-cell>
          <table:table-cell table:style-name="ce31" table:formula="of:=STDEV([.B12:.J12])" office:value-type="float" office:value="30.3983914847663" calcext:value-type="float">
            <text:p>30</text:p>
          </table:table-cell>
          <table:table-cell table:style-name="ce36" table:formula="of:=ABS([.Q12]-14.925)/14.925" office:value-type="percentage" office:value="0.510143309138284" calcext:value-type="percentage">
            <text:p>51%</text:p>
          </table:table-cell>
          <table:table-cell table:style-name="ce39" table:number-columns-repeated="1000"/>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13:.O13])" office:value-type="float" office:value="12.7089285714286" calcext:value-type="float">
            <text:p>13</text:p>
          </table:table-cell>
          <table:table-cell table:style-name="ce31" table:formula="of:=AVERAGE([.B13:.J13])" office:value-type="float" office:value="10.8805555555556" calcext:value-type="float">
            <text:p>11</text:p>
          </table:table-cell>
          <table:table-cell table:style-name="ce31" table:formula="of:=[.Q13]-[.P13]" office:value-type="float" office:value="-1.82837301587302" calcext:value-type="float">
            <text:p>-2</text:p>
          </table:table-cell>
          <table:table-cell table:style-name="ce31" table:formula="of:=MEDIAN([.B13:.J13])" office:value-type="float" office:value="0" calcext:value-type="float">
            <text:p>0</text:p>
          </table:table-cell>
          <table:table-cell table:style-name="ce31" table:formula="of:=[.S13]-[.P13]" office:value-type="float" office:value="-12.7089285714286" calcext:value-type="float">
            <text:p>-13</text:p>
          </table:table-cell>
          <table:table-cell table:style-name="ce31" table:formula="of:=STDEV([.B13:.O13])" office:value-type="float" office:value="17.4983944514667" calcext:value-type="float">
            <text:p>17</text:p>
          </table:table-cell>
          <table:table-cell table:style-name="ce31" table:formula="of:=STDEV([.B13:.J13])" office:value-type="float" office:value="16.6818659860873" calcext:value-type="float">
            <text:p>17</text:p>
          </table:table-cell>
          <table:table-cell table:style-name="ce36" table:formula="of:=ABS([.Q13]-14.925)/14.925" office:value-type="percentage" office:value="0.270984552391588" calcext:value-type="percentage">
            <text:p>27%</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6:.O16])" office:value-type="float" office:value="22.3517857142857" calcext:value-type="float">
            <text:p>22</text:p>
          </table:table-cell>
          <table:table-cell table:style-name="ce31" table:formula="of:=AVERAGE([.B16:.J16])" office:value-type="float" office:value="25.8805555555556" calcext:value-type="float">
            <text:p>26</text:p>
          </table:table-cell>
          <table:table-cell table:style-name="ce31" table:formula="of:=[.Q16]-[.P16]" office:value-type="float" office:value="3.52876984126984" calcext:value-type="float">
            <text:p>4</text:p>
          </table:table-cell>
          <table:table-cell table:style-name="ce31" table:formula="of:=MEDIAN([.B16:.J16])" office:value-type="float" office:value="20" calcext:value-type="float">
            <text:p>20</text:p>
          </table:table-cell>
          <table:table-cell table:style-name="ce31" table:formula="of:=[.S16]-[.P16]" office:value-type="float" office:value="-2.35178571428571" calcext:value-type="float">
            <text:p>-2</text:p>
          </table:table-cell>
          <table:table-cell table:style-name="ce31" table:formula="of:=STDEV([.B16:.O16])" office:value-type="float" office:value="17.915019655536" calcext:value-type="float">
            <text:p>18</text:p>
          </table:table-cell>
          <table:table-cell table:style-name="ce31" table:formula="of:=STDEV([.B16:.J16])" office:value-type="float" office:value="20.5807167702628" calcext:value-type="float">
            <text:p>21</text:p>
          </table:table-cell>
          <table:table-cell table:style-name="ce36" table:formula="of:=ABS([.Q16]-14.925)/14.925" office:value-type="percentage" office:value="0.734040573236553" calcext:value-type="percentage">
            <text:p>73%</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17:.O17])" office:value-type="float" office:value="19.9285714285714" calcext:value-type="float">
            <text:p>20</text:p>
          </table:table-cell>
          <table:table-cell table:style-name="ce31" table:formula="of:=AVERAGE([.B17:.J17])" office:value-type="float" office:value="26" calcext:value-type="float">
            <text:p>26</text:p>
          </table:table-cell>
          <table:table-cell table:style-name="ce31" table:formula="of:=[.Q17]-[.P17]" office:value-type="float" office:value="6.07142857142857" calcext:value-type="float">
            <text:p>6</text:p>
          </table:table-cell>
          <table:table-cell table:style-name="ce31" table:formula="of:=MEDIAN([.B17:.J17])" office:value-type="float" office:value="30" calcext:value-type="float">
            <text:p>30</text:p>
          </table:table-cell>
          <table:table-cell table:style-name="ce31" table:formula="of:=[.S17]-[.P17]" office:value-type="float" office:value="10.0714285714286" calcext:value-type="float">
            <text:p>10</text:p>
          </table:table-cell>
          <table:table-cell table:style-name="ce31" table:formula="of:=STDEV([.B17:.O17])" office:value-type="float" office:value="21.8049545735836" calcext:value-type="float">
            <text:p>22</text:p>
          </table:table-cell>
          <table:table-cell table:style-name="ce31" table:formula="of:=STDEV([.B17:.J17])" office:value-type="float" office:value="24.9549594269356" calcext:value-type="float">
            <text:p>25</text:p>
          </table:table-cell>
          <table:table-cell table:style-name="ce36" table:formula="of:=ABS([.Q17]-14.925)/14.925" office:value-type="percentage" office:value="0.742043551088777" calcext:value-type="percentage">
            <text:p>74%</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18:.O18])" office:value-type="float" office:value="10.6428571428571" calcext:value-type="float">
            <text:p>11</text:p>
          </table:table-cell>
          <table:table-cell table:style-name="ce31" table:formula="of:=AVERAGE([.B18:.J18])" office:value-type="float" office:value="7.11111111111111" calcext:value-type="float">
            <text:p>7</text:p>
          </table:table-cell>
          <table:table-cell table:style-name="ce31" table:formula="of:=[.Q18]-[.P18]" office:value-type="float" office:value="-3.53174603174603" calcext:value-type="float">
            <text:p>-4</text:p>
          </table:table-cell>
          <table:table-cell table:style-name="ce31" table:formula="of:=MEDIAN([.B18:.J18])" office:value-type="float" office:value="5" calcext:value-type="float">
            <text:p>5</text:p>
          </table:table-cell>
          <table:table-cell table:style-name="ce31" table:formula="of:=[.S18]-[.P18]" office:value-type="float" office:value="-5.64285714285714" calcext:value-type="float">
            <text:p>-6</text:p>
          </table:table-cell>
          <table:table-cell table:style-name="ce31" table:formula="of:=STDEV([.B18:.O18])" office:value-type="float" office:value="14.156309508523" calcext:value-type="float">
            <text:p>14</text:p>
          </table:table-cell>
          <table:table-cell table:style-name="ce31" table:formula="of:=STDEV([.B18:.J18])" office:value-type="float" office:value="9.7524925588852" calcext:value-type="float">
            <text:p>10</text:p>
          </table:table-cell>
          <table:table-cell table:style-name="ce36" table:formula="of:=ABS([.Q18]-14.925)/14.925" office:value-type="percentage" office:value="0.523543644146659" calcext:value-type="percentage">
            <text:p>52%</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19" office:value-type="float" office:value="5" calcext:value-type="float">
            <text:p>5</text:p>
          </table:table-cell>
          <table:table-cell table:style-name="ce31" table:formula="of:=AVERAGE([.B19:.O19])" office:value-type="float" office:value="19.7142857142857" calcext:value-type="float">
            <text:p>20</text:p>
          </table:table-cell>
          <table:table-cell table:style-name="ce31" table:formula="of:=AVERAGE([.B19:.J19])" office:value-type="float" office:value="19.5555555555556" calcext:value-type="float">
            <text:p>20</text:p>
          </table:table-cell>
          <table:table-cell table:style-name="ce31" table:formula="of:=[.Q19]-[.P19]" office:value-type="float" office:value="-0.158730158730158" calcext:value-type="float">
            <text:p>0</text:p>
          </table:table-cell>
          <table:table-cell table:style-name="ce31" table:formula="of:=MEDIAN([.B19:.J19])" office:value-type="float" office:value="15" calcext:value-type="float">
            <text:p>15</text:p>
          </table:table-cell>
          <table:table-cell table:style-name="ce31" table:formula="of:=[.S19]-[.P19]" office:value-type="float" office:value="-4.71428571428572" calcext:value-type="float">
            <text:p>-5</text:p>
          </table:table-cell>
          <table:table-cell table:style-name="ce31" table:formula="of:=STDEV([.B19:.O19])" office:value-type="float" office:value="15.3794496822049" calcext:value-type="float">
            <text:p>15</text:p>
          </table:table-cell>
          <table:table-cell table:style-name="ce31" table:formula="of:=STDEV([.B19:.J19])" office:value-type="float" office:value="15.3061352985585" calcext:value-type="float">
            <text:p>15</text:p>
          </table:table-cell>
          <table:table-cell table:style-name="ce36" table:formula="of:=ABS([.Q19]-14.925)/14.925" office:value-type="percentage" office:value="0.310254978596687" calcext:value-type="percentage">
            <text:p>31%</text:p>
          </table:table-cell>
          <table:table-cell table:style-name="ce39" table:number-columns-repeated="1000"/>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number-columns-repeated="3" table:style-name="ce19" office:value-type="float" office:value="15" calcext:value-type="float">
            <text:p>15</text:p>
          </table:table-cell>
          <table:table-cell table:style-name="ce31" table:formula="of:=AVERAGE([.B20:.O20])" office:value-type="float" office:value="13.2857142857143" calcext:value-type="float">
            <text:p>13</text:p>
          </table:table-cell>
          <table:table-cell table:style-name="ce31" table:formula="of:=AVERAGE([.B20:.J20])" office:value-type="float" office:value="14" calcext:value-type="float">
            <text:p>14</text:p>
          </table:table-cell>
          <table:table-cell table:style-name="ce31" table:formula="of:=[.Q20]-[.P20]" office:value-type="float" office:value="0.714285714285714" calcext:value-type="float">
            <text:p>1</text:p>
          </table:table-cell>
          <table:table-cell table:style-name="ce31" table:formula="of:=MEDIAN([.B20:.J20])" office:value-type="float" office:value="15" calcext:value-type="float">
            <text:p>15</text:p>
          </table:table-cell>
          <table:table-cell table:style-name="ce31" table:formula="of:=[.S20]-[.P20]" office:value-type="float" office:value="1.71428571428571" calcext:value-type="float">
            <text:p>2</text:p>
          </table:table-cell>
          <table:table-cell table:style-name="ce31" table:formula="of:=STDEV([.B20:.O20])" office:value-type="float" office:value="10.9011542891184" calcext:value-type="float">
            <text:p>11</text:p>
          </table:table-cell>
          <table:table-cell table:style-name="ce31" table:formula="of:=STDEV([.B20:.J20])" office:value-type="float" office:value="13" calcext:value-type="float">
            <text:p>13</text:p>
          </table:table-cell>
          <table:table-cell table:style-name="ce36" table:formula="of:=ABS([.Q20]-14.925)/14.925" office:value-type="percentage" office:value="0.0619765494137354" calcext:value-type="percentage">
            <text:p>6%</text:p>
          </table:table-cell>
          <table:table-cell table:style-name="ce39" table:number-columns-repeated="1000"/>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1:.O21])" office:value-type="float" office:value="16.6428571428571" calcext:value-type="float">
            <text:p>17</text:p>
          </table:table-cell>
          <table:table-cell table:style-name="ce31" table:formula="of:=AVERAGE([.B21:.J21])" office:value-type="float" office:value="20.8888888888889" calcext:value-type="float">
            <text:p>21</text:p>
          </table:table-cell>
          <table:table-cell table:style-name="ce31" table:formula="of:=[.Q21]-[.P21]" office:value-type="float" office:value="4.24603174603175" calcext:value-type="float">
            <text:p>4</text:p>
          </table:table-cell>
          <table:table-cell table:style-name="ce31" table:formula="of:=MEDIAN([.B21:.J21])" office:value-type="float" office:value="15" calcext:value-type="float">
            <text:p>15</text:p>
          </table:table-cell>
          <table:table-cell table:style-name="ce31" table:formula="of:=[.S21]-[.P21]" office:value-type="float" office:value="-1.64285714285714" calcext:value-type="float">
            <text:p>-2</text:p>
          </table:table-cell>
          <table:table-cell table:style-name="ce31" table:formula="of:=STDEV([.B21:.O21])" office:value-type="float" office:value="16.5045781194522" calcext:value-type="float">
            <text:p>17</text:p>
          </table:table-cell>
          <table:table-cell table:style-name="ce31" table:formula="of:=STDEV([.B21:.J21])" office:value-type="float" office:value="18.7646239267168" calcext:value-type="float">
            <text:p>19</text:p>
          </table:table-cell>
          <table:table-cell table:style-name="ce36" table:formula="of:=ABS([.Q21]-14.925)/14.925" office:value-type="percentage" office:value="0.399590545319188" calcext:value-type="percentage">
            <text:p>40%</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15" calcext:value-type="float">
            <text:p>15</text:p>
          </table:table-cell>
          <table:table-cell table:style-name="ce31" table:formula="of:=AVERAGE([.B22:.O22])" office:value-type="float" office:value="19.7089285714286" calcext:value-type="float">
            <text:p>20</text:p>
          </table:table-cell>
          <table:table-cell table:style-name="ce31" table:formula="of:=AVERAGE([.B22:.J22])" office:value-type="float" office:value="23.4361111111111" calcext:value-type="float">
            <text:p>23</text:p>
          </table:table-cell>
          <table:table-cell table:style-name="ce31" table:formula="of:=[.Q22]-[.P22]" office:value-type="float" office:value="3.72718253968254" calcext:value-type="float">
            <text:p>4</text:p>
          </table:table-cell>
          <table:table-cell table:style-name="ce31" table:formula="of:=MEDIAN([.B22:.J22])" office:value-type="float" office:value="26" calcext:value-type="float">
            <text:p>26</text:p>
          </table:table-cell>
          <table:table-cell table:style-name="ce31" table:formula="of:=[.S22]-[.P22]" office:value-type="float" office:value="6.29107142857143" calcext:value-type="float">
            <text:p>6</text:p>
          </table:table-cell>
          <table:table-cell table:style-name="ce31" table:formula="of:=STDEV([.B22:.O22])" office:value-type="float" office:value="11.5544513863991" calcext:value-type="float">
            <text:p>12</text:p>
          </table:table-cell>
          <table:table-cell table:style-name="ce31" table:formula="of:=STDEV([.B22:.J22])" office:value-type="float" office:value="12.0181835612172" calcext:value-type="float">
            <text:p>12</text:p>
          </table:table-cell>
          <table:table-cell table:style-name="ce36" table:formula="of:=ABS([.Q22]-14.925)/14.925" office:value-type="percentage" office:value="0.570258700911967" calcext:value-type="percentage">
            <text:p>57%</text:p>
          </table:table-cell>
          <table:table-cell table:style-name="ce39" table:number-columns-repeated="1000"/>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23:.O23])" office:value-type="float" office:value="5.21428571428571" calcext:value-type="float">
            <text:p>5</text:p>
          </table:table-cell>
          <table:table-cell table:style-name="ce31" table:formula="of:=AVERAGE([.B23:.J23])" office:value-type="float" office:value="4.77777777777778" calcext:value-type="float">
            <text:p>5</text:p>
          </table:table-cell>
          <table:table-cell table:style-name="ce31" table:formula="of:=[.Q23]-[.P23]" office:value-type="float" office:value="-0.436507936507937" calcext:value-type="float">
            <text:p>0</text:p>
          </table:table-cell>
          <table:table-cell table:style-name="ce31" table:formula="of:=MEDIAN([.B23:.J23])" office:value-type="float" office:value="0" calcext:value-type="float">
            <text:p>0</text:p>
          </table:table-cell>
          <table:table-cell table:style-name="ce31" table:formula="of:=[.S23]-[.P23]" office:value-type="float" office:value="-5.21428571428571" calcext:value-type="float">
            <text:p>-5</text:p>
          </table:table-cell>
          <table:table-cell table:style-name="ce31" table:formula="of:=STDEV([.B23:.O23])" office:value-type="float" office:value="9.35766712733115" calcext:value-type="float">
            <text:p>9</text:p>
          </table:table-cell>
          <table:table-cell table:style-name="ce31" table:formula="of:=STDEV([.B23:.J23])" office:value-type="float" office:value="10.3896315836725" calcext:value-type="float">
            <text:p>10</text:p>
          </table:table-cell>
          <table:table-cell table:style-name="ce36" table:formula="of:=ABS([.Q23]-14.925)/14.925" office:value-type="percentage" office:value="0.679880885911037" calcext:value-type="percentage">
            <text:p>68%</text:p>
          </table:table-cell>
          <table:table-cell table:style-name="ce39" table:number-columns-repeated="1000"/>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31" table:formula="of:=AVERAGE([.B24:.O24])" office:value-type="float" office:value="15.0714285714286" calcext:value-type="float">
            <text:p>15</text:p>
          </table:table-cell>
          <table:table-cell table:style-name="ce31" table:formula="of:=AVERAGE([.B24:.J24])" office:value-type="float" office:value="13.4444444444444" calcext:value-type="float">
            <text:p>13</text:p>
          </table:table-cell>
          <table:table-cell table:style-name="ce31" table:formula="of:=[.Q24]-[.P24]" office:value-type="float" office:value="-1.62698412698413" calcext:value-type="float">
            <text:p>-2</text:p>
          </table:table-cell>
          <table:table-cell table:style-name="ce31" table:formula="of:=MEDIAN([.B24:.J24])" office:value-type="float" office:value="10" calcext:value-type="float">
            <text:p>10</text:p>
          </table:table-cell>
          <table:table-cell table:style-name="ce31" table:formula="of:=[.S24]-[.P24]" office:value-type="float" office:value="-5.07142857142857" calcext:value-type="float">
            <text:p>-5</text:p>
          </table:table-cell>
          <table:table-cell table:style-name="ce31" table:formula="of:=STDEV([.B24:.O24])" office:value-type="float" office:value="16.8041399922496" calcext:value-type="float">
            <text:p>17</text:p>
          </table:table-cell>
          <table:table-cell table:style-name="ce31" table:formula="of:=STDEV([.B24:.J24])" office:value-type="float" office:value="16.485684025171" calcext:value-type="float">
            <text:p>16</text:p>
          </table:table-cell>
          <table:table-cell table:style-name="ce36" table:formula="of:=ABS([.Q24]-14.925)/14.925" office:value-type="percentage" office:value="0.0991997022147776" calcext:value-type="percentage">
            <text:p>10%</text:p>
          </table:table-cell>
          <table:table-cell table:style-name="ce39" table:number-columns-repeated="1000"/>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25:.O25])" office:value-type="float" office:value="8.28035714285714" calcext:value-type="float">
            <text:p>8</text:p>
          </table:table-cell>
          <table:table-cell table:style-name="ce31" table:formula="of:=AVERAGE([.B25:.J25])" office:value-type="float" office:value="8.99166666666667" calcext:value-type="float">
            <text:p>9</text:p>
          </table:table-cell>
          <table:table-cell table:style-name="ce31" table:formula="of:=[.Q25]-[.P25]" office:value-type="float" office:value="0.711309523809524" calcext:value-type="float">
            <text:p>1</text:p>
          </table:table-cell>
          <table:table-cell table:style-name="ce31" table:formula="of:=MEDIAN([.B25:.J25])" office:value-type="float" office:value="1" calcext:value-type="float">
            <text:p>1</text:p>
          </table:table-cell>
          <table:table-cell table:style-name="ce31" table:formula="of:=[.S25]-[.P25]" office:value-type="float" office:value="-7.28035714285714" calcext:value-type="float">
            <text:p>-7</text:p>
          </table:table-cell>
          <table:table-cell table:style-name="ce31" table:formula="of:=STDEV([.B25:.O25])" office:value-type="float" office:value="13.4846215063801" calcext:value-type="float">
            <text:p>13</text:p>
          </table:table-cell>
          <table:table-cell table:style-name="ce31" table:formula="of:=STDEV([.B25:.J25])" office:value-type="float" office:value="16.2830625190718" calcext:value-type="float">
            <text:p>16</text:p>
          </table:table-cell>
          <table:table-cell table:style-name="ce36" table:formula="of:=ABS([.Q25]-14.925)/14.925" office:value-type="percentage" office:value="0.397543271915131" calcext:value-type="percentage">
            <text:p>40%</text:p>
          </table:table-cell>
          <table:table-cell table:style-name="ce39" table:number-columns-repeated="1000"/>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31" table:formula="of:=AVERAGE([.B26:.O26])" office:value-type="float" office:value="31.5" calcext:value-type="float">
            <text:p>32</text:p>
          </table:table-cell>
          <table:table-cell table:style-name="ce31" table:formula="of:=AVERAGE([.B26:.J26])" office:value-type="float" office:value="15.1111111111111" calcext:value-type="float">
            <text:p>15</text:p>
          </table:table-cell>
          <table:table-cell table:style-name="ce31" table:formula="of:=[.Q26]-[.P26]" office:value-type="float" office:value="-16.3888888888889" calcext:value-type="float">
            <text:p>-16</text:p>
          </table:table-cell>
          <table:table-cell table:style-name="ce31" table:formula="of:=MEDIAN([.B26:.J26])" office:value-type="float" office:value="5" calcext:value-type="float">
            <text:p>5</text:p>
          </table:table-cell>
          <table:table-cell table:style-name="ce31" table:formula="of:=[.S26]-[.P26]" office:value-type="float" office:value="-26.5" calcext:value-type="float">
            <text:p>-27</text:p>
          </table:table-cell>
          <table:table-cell table:style-name="ce31" table:formula="of:=STDEV([.B26:.O26])" office:value-type="float" office:value="46.9529224125285" calcext:value-type="float">
            <text:p>47</text:p>
          </table:table-cell>
          <table:table-cell table:style-name="ce31" table:formula="of:=STDEV([.B26:.J26])" office:value-type="float" office:value="26.1507382517418" calcext:value-type="float">
            <text:p>26</text:p>
          </table:table-cell>
          <table:table-cell table:style-name="ce36" table:formula="of:=ABS([.Q26]-14.925)/14.925" office:value-type="percentage" office:value="0.0124697561883491" calcext:value-type="percentage">
            <text:p>1%</text:p>
          </table:table-cell>
          <table:table-cell table:style-name="ce39" table:number-columns-repeated="1000"/>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7:.O27])" office:value-type="float" office:value="8.28035714285714" calcext:value-type="float">
            <text:p>8</text:p>
          </table:table-cell>
          <table:table-cell table:style-name="ce31" table:formula="of:=AVERAGE([.B27:.J27])" office:value-type="float" office:value="3.99166666666667" calcext:value-type="float">
            <text:p>4</text:p>
          </table:table-cell>
          <table:table-cell table:style-name="ce31" table:formula="of:=[.Q27]-[.P27]" office:value-type="float" office:value="-4.28869047619048" calcext:value-type="float">
            <text:p>-4</text:p>
          </table:table-cell>
          <table:table-cell table:style-name="ce31" table:formula="of:=MEDIAN([.B27:.J27])" office:value-type="float" office:value="0" calcext:value-type="float">
            <text:p>0</text:p>
          </table:table-cell>
          <table:table-cell table:style-name="ce31" table:formula="of:=[.S27]-[.P27]" office:value-type="float" office:value="-8.28035714285714" calcext:value-type="float">
            <text:p>-8</text:p>
          </table:table-cell>
          <table:table-cell table:style-name="ce31" table:formula="of:=STDEV([.B27:.O27])" office:value-type="float" office:value="13.766892345865" calcext:value-type="float">
            <text:p>14</text:p>
          </table:table-cell>
          <table:table-cell table:style-name="ce31" table:formula="of:=STDEV([.B27:.J27])" office:value-type="float" office:value="6.42606994982159" calcext:value-type="float">
            <text:p>6</text:p>
          </table:table-cell>
          <table:table-cell table:style-name="ce36" table:formula="of:=ABS([.Q27]-14.925)/14.925" office:value-type="percentage" office:value="0.732551647124511" calcext:value-type="percentage">
            <text:p>73%</text:p>
          </table:table-cell>
          <table:table-cell table:style-name="ce39" table:number-columns-repeated="1000"/>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410" calcext:value-type="float">
            <text:p>41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8:.O28])" office:value-type="float" office:value="34.4285714285714" calcext:value-type="float">
            <text:p>34</text:p>
          </table:table-cell>
          <table:table-cell table:style-name="ce31" table:formula="of:=AVERAGE([.B28:.J28])" office:value-type="float" office:value="4.66666666666667" calcext:value-type="float">
            <text:p>5</text:p>
          </table:table-cell>
          <table:table-cell table:style-name="ce31" table:formula="of:=[.Q28]-[.P28]" office:value-type="float" office:value="-29.7619047619048" calcext:value-type="float">
            <text:p>-30</text:p>
          </table:table-cell>
          <table:table-cell table:style-name="ce31" table:formula="of:=MEDIAN([.B28:.J28])" office:value-type="float" office:value="0" calcext:value-type="float">
            <text:p>0</text:p>
          </table:table-cell>
          <table:table-cell table:style-name="ce31" table:formula="of:=[.S28]-[.P28]" office:value-type="float" office:value="-34.4285714285714" calcext:value-type="float">
            <text:p>-34</text:p>
          </table:table-cell>
          <table:table-cell table:style-name="ce31" table:formula="of:=STDEV([.B28:.O28])" office:value-type="float" office:value="108.315574763114" calcext:value-type="float">
            <text:p>108</text:p>
          </table:table-cell>
          <table:table-cell table:style-name="ce31" table:formula="of:=STDEV([.B28:.J28])" office:value-type="float" office:value="6.78232998312527" calcext:value-type="float">
            <text:p>7</text:p>
          </table:table-cell>
          <table:table-cell table:style-name="ce36" table:formula="of:=ABS([.Q28]-14.925)/14.925" office:value-type="percentage" office:value="0.687325516471245" calcext:value-type="percentage">
            <text:p>69%</text:p>
          </table:table-cell>
          <table:table-cell table:style-name="ce39" table:number-columns-repeated="1000"/>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9:.O29])" office:value-type="float" office:value="6.85714285714286" calcext:value-type="float">
            <text:p>7</text:p>
          </table:table-cell>
          <table:table-cell table:style-name="ce31" table:formula="of:=AVERAGE([.B29:.J29])" office:value-type="float" office:value="5.66666666666667" calcext:value-type="float">
            <text:p>6</text:p>
          </table:table-cell>
          <table:table-cell table:style-name="ce31" table:formula="of:=[.Q29]-[.P29]" office:value-type="float" office:value="-1.19047619047619" calcext:value-type="float">
            <text:p>-1</text:p>
          </table:table-cell>
          <table:table-cell table:style-name="ce31" table:formula="of:=MEDIAN([.B29:.J29])" office:value-type="float" office:value="0" calcext:value-type="float">
            <text:p>0</text:p>
          </table:table-cell>
          <table:table-cell table:style-name="ce31" table:formula="of:=[.S29]-[.P29]" office:value-type="float" office:value="-6.85714285714286" calcext:value-type="float">
            <text:p>-7</text:p>
          </table:table-cell>
          <table:table-cell table:style-name="ce31" table:formula="of:=STDEV([.B29:.O29])" office:value-type="float" office:value="8.62783637069923" calcext:value-type="float">
            <text:p>9</text:p>
          </table:table-cell>
          <table:table-cell table:style-name="ce31" table:formula="of:=STDEV([.B29:.J29])" office:value-type="float" office:value="9.09670269933013" calcext:value-type="float">
            <text:p>9</text:p>
          </table:table-cell>
          <table:table-cell table:style-name="ce36" table:formula="of:=ABS([.Q29]-14.925)/14.925" office:value-type="percentage" office:value="0.620323841429369" calcext:value-type="percentage">
            <text:p>62%</text:p>
          </table:table-cell>
          <table:table-cell table:style-name="ce39" table:number-columns-repeated="1000"/>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31" table:formula="of:=AVERAGE([.B30:.O30])" office:value-type="float" office:value="28.0714285714286" calcext:value-type="float">
            <text:p>28</text:p>
          </table:table-cell>
          <table:table-cell table:style-name="ce31" table:formula="of:=AVERAGE([.B30:.J30])" office:value-type="float" office:value="19.2222222222222" calcext:value-type="float">
            <text:p>19</text:p>
          </table:table-cell>
          <table:table-cell table:style-name="ce31" table:formula="of:=[.Q30]-[.P30]" office:value-type="float" office:value="-8.84920634920635" calcext:value-type="float">
            <text:p>-9</text:p>
          </table:table-cell>
          <table:table-cell table:style-name="ce31" table:formula="of:=MEDIAN([.B30:.J30])" office:value-type="float" office:value="15" calcext:value-type="float">
            <text:p>15</text:p>
          </table:table-cell>
          <table:table-cell table:style-name="ce31" table:formula="of:=[.S30]-[.P30]" office:value-type="float" office:value="-13.0714285714286" calcext:value-type="float">
            <text:p>-13</text:p>
          </table:table-cell>
          <table:table-cell table:style-name="ce31" table:formula="of:=STDEV([.B30:.O30])" office:value-type="float" office:value="28.2936912938727" calcext:value-type="float">
            <text:p>28</text:p>
          </table:table-cell>
          <table:table-cell table:style-name="ce31" table:formula="of:=STDEV([.B30:.J30])" office:value-type="float" office:value="21.9759970068355" calcext:value-type="float">
            <text:p>22</text:p>
          </table:table-cell>
          <table:table-cell table:style-name="ce36" table:formula="of:=ABS([.Q30]-14.925)/14.925" office:value-type="percentage" office:value="0.287921086916062" calcext:value-type="percentage">
            <text:p>29%</text:p>
          </table:table-cell>
          <table:table-cell table:style-name="ce39" table:number-columns-repeated="1000"/>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31" table:formula="of:=AVERAGE([.B31:.O31])" office:value-type="float" office:value="15.2142857142857" calcext:value-type="float">
            <text:p>15</text:p>
          </table:table-cell>
          <table:table-cell table:style-name="ce31" table:formula="of:=AVERAGE([.B31:.J31])" office:value-type="float" office:value="10.3333333333333" calcext:value-type="float">
            <text:p>10</text:p>
          </table:table-cell>
          <table:table-cell table:style-name="ce31" table:formula="of:=[.Q31]-[.P31]" office:value-type="float" office:value="-4.88095238095238" calcext:value-type="float">
            <text:p>-5</text:p>
          </table:table-cell>
          <table:table-cell table:style-name="ce31" table:formula="of:=MEDIAN([.B31:.J31])" office:value-type="float" office:value="5" calcext:value-type="float">
            <text:p>5</text:p>
          </table:table-cell>
          <table:table-cell table:style-name="ce31" table:formula="of:=[.S31]-[.P31]" office:value-type="float" office:value="-10.2142857142857" calcext:value-type="float">
            <text:p>-10</text:p>
          </table:table-cell>
          <table:table-cell table:style-name="ce31" table:formula="of:=STDEV([.B31:.O31])" office:value-type="float" office:value="17.3833632730067" calcext:value-type="float">
            <text:p>17</text:p>
          </table:table-cell>
          <table:table-cell table:style-name="ce31" table:formula="of:=STDEV([.B31:.J31])" office:value-type="float" office:value="16.4240677056568" calcext:value-type="float">
            <text:p>16</text:p>
          </table:table-cell>
          <table:table-cell table:style-name="ce36" table:formula="of:=ABS([.Q31]-14.925)/14.925" office:value-type="percentage" office:value="0.307649357900614" calcext:value-type="percentage">
            <text:p>31%</text:p>
          </table:table-cell>
          <table:table-cell table:style-name="ce39" table:number-columns-repeated="1000"/>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32:.O32])" office:value-type="float" office:value="7.70892857142857" calcext:value-type="float">
            <text:p>8</text:p>
          </table:table-cell>
          <table:table-cell table:style-name="ce31" table:formula="of:=AVERAGE([.B32:.J32])" office:value-type="float" office:value="6.99166666666667" calcext:value-type="float">
            <text:p>7</text:p>
          </table:table-cell>
          <table:table-cell table:style-name="ce31" table:formula="of:=[.Q32]-[.P32]" office:value-type="float" office:value="-0.717261904761905" calcext:value-type="float">
            <text:p>-1</text:p>
          </table:table-cell>
          <table:table-cell table:style-name="ce31" table:formula="of:=MEDIAN([.B32:.J32])" office:value-type="float" office:value="5" calcext:value-type="float">
            <text:p>5</text:p>
          </table:table-cell>
          <table:table-cell table:style-name="ce31" table:formula="of:=[.S32]-[.P32]" office:value-type="float" office:value="-2.70892857142857" calcext:value-type="float">
            <text:p>-3</text:p>
          </table:table-cell>
          <table:table-cell table:style-name="ce31" table:formula="of:=STDEV([.B32:.O32])" office:value-type="float" office:value="7.38902256952616" calcext:value-type="float">
            <text:p>7</text:p>
          </table:table-cell>
          <table:table-cell table:style-name="ce31" table:formula="of:=STDEV([.B32:.J32])" office:value-type="float" office:value="7.30415121694506" calcext:value-type="float">
            <text:p>7</text:p>
          </table:table-cell>
          <table:table-cell table:style-name="ce36" table:formula="of:=ABS([.Q32]-14.925)/14.925" office:value-type="percentage" office:value="0.531546621998883" calcext:value-type="percentage">
            <text:p>53%</text:p>
          </table:table-cell>
          <table:table-cell table:style-name="ce39" table:number-columns-repeated="1000"/>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33:.O33])" office:value-type="float" office:value="2.21428571428571" calcext:value-type="float">
            <text:p>2</text:p>
          </table:table-cell>
          <table:table-cell table:style-name="ce31" table:formula="of:=AVERAGE([.B33:.J33])" office:value-type="float" office:value="0.111111111111111" calcext:value-type="float">
            <text:p>0</text:p>
          </table:table-cell>
          <table:table-cell table:style-name="ce31" table:formula="of:=[.Q33]-[.P33]" office:value-type="float" office:value="-2.1031746031746" calcext:value-type="float">
            <text:p>-2</text:p>
          </table:table-cell>
          <table:table-cell table:style-name="ce31" table:formula="of:=MEDIAN([.B33:.J33])" office:value-type="float" office:value="0" calcext:value-type="float">
            <text:p>0</text:p>
          </table:table-cell>
          <table:table-cell table:style-name="ce31" table:formula="of:=[.S33]-[.P33]" office:value-type="float" office:value="-2.21428571428571" calcext:value-type="float">
            <text:p>-2</text:p>
          </table:table-cell>
          <table:table-cell table:style-name="ce31" table:formula="of:=STDEV([.B33:.O33])" office:value-type="float" office:value="5.42329124352435" calcext:value-type="float">
            <text:p>5</text:p>
          </table:table-cell>
          <table:table-cell table:style-name="ce31" table:formula="of:=STDEV([.B33:.J33])" office:value-type="float" office:value="0.333333333333333" calcext:value-type="float">
            <text:p>0</text:p>
          </table:table-cell>
          <table:table-cell table:style-name="ce36" table:formula="of:=ABS([.Q33]-14.925)/14.925" office:value-type="percentage" office:value="0.992555369439792" calcext:value-type="percentage">
            <text:p>99%</text:p>
          </table:table-cell>
          <table:table-cell table:style-name="ce39" table:number-columns-repeated="1000"/>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34:.O34])" office:value-type="float" office:value="5.20892857142857" calcext:value-type="float">
            <text:p>5</text:p>
          </table:table-cell>
          <table:table-cell table:style-name="ce31" table:formula="of:=AVERAGE([.B34:.J34])" office:value-type="float" office:value="4.21388888888889" calcext:value-type="float">
            <text:p>4</text:p>
          </table:table-cell>
          <table:table-cell table:style-name="ce31" table:formula="of:=[.Q34]-[.P34]" office:value-type="float" office:value="-0.995039682539683" calcext:value-type="float">
            <text:p>-1</text:p>
          </table:table-cell>
          <table:table-cell table:style-name="ce31" table:formula="of:=MEDIAN([.B34:.J34])" office:value-type="float" office:value="0" calcext:value-type="float">
            <text:p>0</text:p>
          </table:table-cell>
          <table:table-cell table:style-name="ce31" table:formula="of:=[.S34]-[.P34]" office:value-type="float" office:value="-5.20892857142857" calcext:value-type="float">
            <text:p>-5</text:p>
          </table:table-cell>
          <table:table-cell table:style-name="ce31" table:formula="of:=STDEV([.B34:.O34])" office:value-type="float" office:value="6.42647474202537" calcext:value-type="float">
            <text:p>6</text:p>
          </table:table-cell>
          <table:table-cell table:style-name="ce31" table:formula="of:=STDEV([.B34:.J34])" office:value-type="float" office:value="5.93658033813332" calcext:value-type="float">
            <text:p>6</text:p>
          </table:table-cell>
          <table:table-cell table:style-name="ce36" table:formula="of:=ABS([.Q34]-14.925)/14.925" office:value-type="percentage" office:value="0.717662386004095" calcext:value-type="percentage">
            <text:p>72%</text:p>
          </table:table-cell>
          <table:table-cell table:style-name="ce39" table:number-columns-repeated="1000"/>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35:.O35])" office:value-type="float" office:value="4" calcext:value-type="float">
            <text:p>4</text:p>
          </table:table-cell>
          <table:table-cell table:style-name="ce31" table:formula="of:=AVERAGE([.B35:.J35])" office:value-type="float" office:value="4" calcext:value-type="float">
            <text:p>4</text:p>
          </table:table-cell>
          <table:table-cell table:style-name="ce31" table:formula="of:=[.Q35]-[.P35]" office:value-type="float" office:value="0" calcext:value-type="float">
            <text:p>0</text:p>
          </table:table-cell>
          <table:table-cell table:style-name="ce31" table:formula="of:=MEDIAN([.B35:.J35])" office:value-type="float" office:value="0" calcext:value-type="float">
            <text:p>0</text:p>
          </table:table-cell>
          <table:table-cell table:style-name="ce31" table:formula="of:=[.S35]-[.P35]" office:value-type="float" office:value="-4" calcext:value-type="float">
            <text:p>-4</text:p>
          </table:table-cell>
          <table:table-cell table:style-name="ce31" table:formula="of:=STDEV([.B35:.O35])" office:value-type="float" office:value="7.60566590418971" calcext:value-type="float">
            <text:p>8</text:p>
          </table:table-cell>
          <table:table-cell table:style-name="ce31" table:formula="of:=STDEV([.B35:.J35])" office:value-type="float" office:value="8.52936105461599" calcext:value-type="float">
            <text:p>9</text:p>
          </table:table-cell>
          <table:table-cell table:style-name="ce36" table:formula="of:=ABS([.Q35]-14.925)/14.925" office:value-type="percentage" office:value="0.731993299832496" calcext:value-type="percentage">
            <text:p>73%</text:p>
          </table:table-cell>
          <table:table-cell table:style-name="ce39" table:number-columns-repeated="1000"/>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36:.O36])" office:value-type="float" office:value="16.1375" calcext:value-type="float">
            <text:p>16</text:p>
          </table:table-cell>
          <table:table-cell table:style-name="ce31" table:formula="of:=AVERAGE([.B36:.J36])" office:value-type="float" office:value="17.325" calcext:value-type="float">
            <text:p>17</text:p>
          </table:table-cell>
          <table:table-cell table:style-name="ce31" table:formula="of:=[.Q36]-[.P36]" office:value-type="float" office:value="1.1875" calcext:value-type="float">
            <text:p>1</text:p>
          </table:table-cell>
          <table:table-cell table:style-name="ce31" table:formula="of:=MEDIAN([.B36:.J36])" office:value-type="float" office:value="14.925" calcext:value-type="float">
            <text:p>15</text:p>
          </table:table-cell>
          <table:table-cell table:style-name="ce31" table:formula="of:=[.S36]-[.P36]" office:value-type="float" office:value="-1.2125" calcext:value-type="float">
            <text:p>-1</text:p>
          </table:table-cell>
          <table:table-cell table:style-name="ce31" table:formula="of:=STDEV([.B36:.O36])" office:value-type="float" office:value="14.2177866326222" calcext:value-type="float">
            <text:p>14</text:p>
          </table:table-cell>
          <table:table-cell table:style-name="ce31" table:formula="of:=STDEV([.B36:.J36])" office:value-type="float" office:value="16.2878597427655" calcext:value-type="float">
            <text:p>16</text:p>
          </table:table-cell>
          <table:table-cell table:style-name="ce36" table:formula="of:=ABS([.Q36]-14.925)/14.925" office:value-type="percentage" office:value="0.160804020100503" calcext:value-type="percentage">
            <text:p>16%</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39:.O39])" office:value-type="float" office:value="7.21428571428571" calcext:value-type="float">
            <text:p>7</text:p>
          </table:table-cell>
          <table:table-cell table:style-name="ce31" table:formula="of:=AVERAGE([.B39:.J39])" office:value-type="float" office:value="7.33333333333333" calcext:value-type="float">
            <text:p>7</text:p>
          </table:table-cell>
          <table:table-cell table:style-name="ce31" table:formula="of:=[.Q39]-[.P39]" office:value-type="float" office:value="0.119047619047619" calcext:value-type="float">
            <text:p>0</text:p>
          </table:table-cell>
          <table:table-cell table:style-name="ce31" table:formula="of:=MEDIAN([.B39:.J39])" office:value-type="float" office:value="5" calcext:value-type="float">
            <text:p>5</text:p>
          </table:table-cell>
          <table:table-cell table:style-name="ce31" table:formula="of:=[.S39]-[.P39]" office:value-type="float" office:value="-2.21428571428571" calcext:value-type="float">
            <text:p>-2</text:p>
          </table:table-cell>
          <table:table-cell table:style-name="ce31" table:formula="of:=STDEV([.B39:.O39])" office:value-type="float" office:value="8.42321491181066" calcext:value-type="float">
            <text:p>8</text:p>
          </table:table-cell>
          <table:table-cell table:style-name="ce31" table:formula="of:=STDEV([.B39:.J39])" office:value-type="float" office:value="9.30053761886914" calcext:value-type="float">
            <text:p>9</text:p>
          </table:table-cell>
          <table:table-cell table:style-name="ce36" table:formula="of:=ABS([.Q39]-14.925)/14.925" office:value-type="percentage" office:value="0.508654383026242" calcext:value-type="percentage">
            <text:p>51%</text:p>
          </table:table-cell>
          <table:table-cell table:style-name="ce40" table:number-columns-repeated="1000"/>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40:.O40])" office:value-type="float" office:value="10.7857142857143" calcext:value-type="float">
            <text:p>11</text:p>
          </table:table-cell>
          <table:table-cell table:style-name="ce31" table:formula="of:=AVERAGE([.B40:.J40])" office:value-type="float" office:value="7.88888888888889" calcext:value-type="float">
            <text:p>8</text:p>
          </table:table-cell>
          <table:table-cell table:style-name="ce31" table:formula="of:=[.Q40]-[.P40]" office:value-type="float" office:value="-2.8968253968254" calcext:value-type="float">
            <text:p>-3</text:p>
          </table:table-cell>
          <table:table-cell table:style-name="ce31" table:formula="of:=MEDIAN([.B40:.J40])" office:value-type="float" office:value="5" calcext:value-type="float">
            <text:p>5</text:p>
          </table:table-cell>
          <table:table-cell table:style-name="ce31" table:formula="of:=[.S40]-[.P40]" office:value-type="float" office:value="-5.78571428571429" calcext:value-type="float">
            <text:p>-6</text:p>
          </table:table-cell>
          <table:table-cell table:style-name="ce31" table:formula="of:=STDEV([.B40:.O40])" office:value-type="float" office:value="14.0667560714483" calcext:value-type="float">
            <text:p>14</text:p>
          </table:table-cell>
          <table:table-cell table:style-name="ce31" table:formula="of:=STDEV([.B40:.J40])" office:value-type="float" office:value="9.29306790630043" calcext:value-type="float">
            <text:p>9</text:p>
          </table:table-cell>
          <table:table-cell table:style-name="ce36" table:formula="of:=ABS([.Q40]-14.925)/14.925" office:value-type="percentage" office:value="0.4714312302252" calcext:value-type="percentage">
            <text:p>47%</text:p>
          </table:table-cell>
          <table:table-cell table:style-name="ce40" table:number-columns-repeated="1000"/>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354" calcext:value-type="float">
            <text:p>354</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41:.O41])" office:value-type="float" office:value="59.2857142857143" calcext:value-type="float">
            <text:p>59</text:p>
          </table:table-cell>
          <table:table-cell table:style-name="ce31" table:formula="of:=AVERAGE([.B41:.J41])" office:value-type="float" office:value="37.8888888888889" calcext:value-type="float">
            <text:p>38</text:p>
          </table:table-cell>
          <table:table-cell table:style-name="ce31" table:formula="of:=[.Q41]-[.P41]" office:value-type="float" office:value="-21.3968253968254" calcext:value-type="float">
            <text:p>-21</text:p>
          </table:table-cell>
          <table:table-cell table:style-name="ce31" table:formula="of:=MEDIAN([.B41:.J41])" office:value-type="float" office:value="25" calcext:value-type="float">
            <text:p>25</text:p>
          </table:table-cell>
          <table:table-cell table:style-name="ce31" table:formula="of:=[.S41]-[.P41]" office:value-type="float" office:value="-34.2857142857143" calcext:value-type="float">
            <text:p>-34</text:p>
          </table:table-cell>
          <table:table-cell table:style-name="ce31" table:formula="of:=STDEV([.B41:.O41])" office:value-type="float" office:value="95.6696467991877" calcext:value-type="float">
            <text:p>96</text:p>
          </table:table-cell>
          <table:table-cell table:style-name="ce31" table:formula="of:=STDEV([.B41:.J41])" office:value-type="float" office:value="55.1485367993668" calcext:value-type="float">
            <text:p>55</text:p>
          </table:table-cell>
          <table:table-cell table:style-name="ce36" table:formula="of:=ABS([.Q41]-14.925)/14.925" office:value-type="percentage" office:value="1.53861902103108" calcext:value-type="percentage">
            <text:p>154%</text:p>
          </table:table-cell>
          <table:table-cell table:style-name="ce40"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0" calcext:value-type="float">
            <text:p>0</text:p>
          </table:table-cell>
          <table:table-cell table:style-name="ce19" office:value-type="float" office:value="128" calcext:value-type="float">
            <text:p>128</text:p>
          </table:table-cell>
          <table:table-cell table:style-name="ce19" office:value-type="float" office:value="15" calcext:value-type="float">
            <text:p>15</text:p>
          </table:table-cell>
          <table:table-cell table:style-name="ce31" table:formula="of:=AVERAGE([.B44:.O44])" office:value-type="float" office:value="25.6375" calcext:value-type="float">
            <text:p>26</text:p>
          </table:table-cell>
          <table:table-cell table:style-name="ce31" table:formula="of:=AVERAGE([.B44:.J44])" office:value-type="float" office:value="11.2138888888889" calcext:value-type="float">
            <text:p>11</text:p>
          </table:table-cell>
          <table:table-cell table:style-name="ce31" table:formula="of:=[.Q44]-[.P44]" office:value-type="float" office:value="-14.4236111111111" calcext:value-type="float">
            <text:p>-14</text:p>
          </table:table-cell>
          <table:table-cell table:style-name="ce31" table:formula="of:=MEDIAN([.B44:.J44])" office:value-type="float" office:value="14.925" calcext:value-type="float">
            <text:p>15</text:p>
          </table:table-cell>
          <table:table-cell table:style-name="ce31" table:formula="of:=[.S44]-[.P44]" office:value-type="float" office:value="-10.7125" calcext:value-type="float">
            <text:p>-11</text:p>
          </table:table-cell>
          <table:table-cell table:style-name="ce31" table:formula="of:=STDEV([.B44:.O44])" office:value-type="float" office:value="38.9603505922268" calcext:value-type="float">
            <text:p>39</text:p>
          </table:table-cell>
          <table:table-cell table:style-name="ce31" table:formula="of:=STDEV([.B44:.J44])" office:value-type="float" office:value="11.0056456471718" calcext:value-type="float">
            <text:p>11</text:p>
          </table:table-cell>
          <table:table-cell table:style-name="ce36" table:formula="of:=ABS([.Q44]-14.925)/14.925" office:value-type="percentage" office:value="0.248650660710962" calcext:value-type="percentage">
            <text:p>25%</text:p>
          </table:table-cell>
          <table:table-cell table:style-name="ce39" table:number-columns-repeated="1000"/>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31" table:formula="of:=AVERAGE([.B45:.O45])" office:value-type="float" office:value="13.7089285714286" calcext:value-type="float">
            <text:p>14</text:p>
          </table:table-cell>
          <table:table-cell table:style-name="ce31" table:formula="of:=AVERAGE([.B45:.J45])" office:value-type="float" office:value="7.99166666666667" calcext:value-type="float">
            <text:p>8</text:p>
          </table:table-cell>
          <table:table-cell table:style-name="ce31" table:formula="of:=[.Q45]-[.P45]" office:value-type="float" office:value="-5.71726190476191" calcext:value-type="float">
            <text:p>-6</text:p>
          </table:table-cell>
          <table:table-cell table:style-name="ce31" table:formula="of:=MEDIAN([.B45:.J45])" office:value-type="float" office:value="1" calcext:value-type="float">
            <text:p>1</text:p>
          </table:table-cell>
          <table:table-cell table:style-name="ce31" table:formula="of:=[.S45]-[.P45]" office:value-type="float" office:value="-12.7089285714286" calcext:value-type="float">
            <text:p>-13</text:p>
          </table:table-cell>
          <table:table-cell table:style-name="ce31" table:formula="of:=STDEV([.B45:.O45])" office:value-type="float" office:value="17.9071741294431" calcext:value-type="float">
            <text:p>18</text:p>
          </table:table-cell>
          <table:table-cell table:style-name="ce31" table:formula="of:=STDEV([.B45:.J45])" office:value-type="float" office:value="11.0394463176375" calcext:value-type="float">
            <text:p>11</text:p>
          </table:table-cell>
          <table:table-cell table:style-name="ce36" table:formula="of:=ABS([.Q45]-14.925)/14.925" office:value-type="percentage" office:value="0.464544946957007" calcext:value-type="percentage">
            <text:p>46%</text:p>
          </table:table-cell>
          <table:table-cell table:style-name="ce39" table:number-columns-repeated="1000"/>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46:.O46])" office:value-type="float" office:value="6.57142857142857" calcext:value-type="float">
            <text:p>7</text:p>
          </table:table-cell>
          <table:table-cell table:style-name="ce31" table:formula="of:=AVERAGE([.B46:.J46])" office:value-type="float" office:value="8" calcext:value-type="float">
            <text:p>8</text:p>
          </table:table-cell>
          <table:table-cell table:style-name="ce31" table:formula="of:=[.Q46]-[.P46]" office:value-type="float" office:value="1.42857142857143" calcext:value-type="float">
            <text:p>1</text:p>
          </table:table-cell>
          <table:table-cell table:style-name="ce31" table:formula="of:=MEDIAN([.B46:.J46])" office:value-type="float" office:value="1" calcext:value-type="float">
            <text:p>1</text:p>
          </table:table-cell>
          <table:table-cell table:style-name="ce31" table:formula="of:=[.S46]-[.P46]" office:value-type="float" office:value="-5.57142857142857" calcext:value-type="float">
            <text:p>-6</text:p>
          </table:table-cell>
          <table:table-cell table:style-name="ce31" table:formula="of:=STDEV([.B46:.O46])" office:value-type="float" office:value="10.1807834496345" calcext:value-type="float">
            <text:p>10</text:p>
          </table:table-cell>
          <table:table-cell table:style-name="ce31" table:formula="of:=STDEV([.B46:.J46])" office:value-type="float" office:value="11.8638105177047" calcext:value-type="float">
            <text:p>12</text:p>
          </table:table-cell>
          <table:table-cell table:style-name="ce36" table:formula="of:=ABS([.Q46]-14.925)/14.925" office:value-type="percentage" office:value="0.463986599664992" calcext:value-type="percentage">
            <text:p>46%</text:p>
          </table:table-cell>
          <table:table-cell table:style-name="ce39" table:number-columns-repeated="1000"/>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47:.O47])" office:value-type="float" office:value="39.7803571428571" calcext:value-type="float">
            <text:p>40</text:p>
          </table:table-cell>
          <table:table-cell table:style-name="ce31" table:formula="of:=AVERAGE([.B47:.J47])" office:value-type="float" office:value="30.7694444444444" calcext:value-type="float">
            <text:p>31</text:p>
          </table:table-cell>
          <table:table-cell table:style-name="ce31" table:formula="of:=[.Q47]-[.P47]" office:value-type="float" office:value="-9.0109126984127" calcext:value-type="float">
            <text:p>-9</text:p>
          </table:table-cell>
          <table:table-cell table:style-name="ce31" table:formula="of:=MEDIAN([.B47:.J47])" office:value-type="float" office:value="1" calcext:value-type="float">
            <text:p>1</text:p>
          </table:table-cell>
          <table:table-cell table:style-name="ce31" table:formula="of:=[.S47]-[.P47]" office:value-type="float" office:value="-38.7803571428571" calcext:value-type="float">
            <text:p>-39</text:p>
          </table:table-cell>
          <table:table-cell table:style-name="ce31" table:formula="of:=STDEV([.B47:.O47])" office:value-type="float" office:value="64.2232166403386" calcext:value-type="float">
            <text:p>64</text:p>
          </table:table-cell>
          <table:table-cell table:style-name="ce31" table:formula="of:=STDEV([.B47:.J47])" office:value-type="float" office:value="55.1179725931368" calcext:value-type="float">
            <text:p>55</text:p>
          </table:table-cell>
          <table:table-cell table:style-name="ce36" table:formula="of:=ABS([.Q47]-14.925)/14.925" office:value-type="percentage" office:value="1.06160431788572" calcext:value-type="percentage">
            <text:p>106%</text:p>
          </table:table-cell>
          <table:table-cell table:style-name="ce39" table:number-columns-repeated="1000"/>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3" table:style-name="ce19" office:value-type="float" office:value="0" calcext:value-type="float">
            <text:p>0</text:p>
          </table:table-cell>
          <table:table-cell table:style-name="ce31" table:formula="of:=AVERAGE([.B48:.O48])" office:value-type="float" office:value="11.9285714285714" calcext:value-type="float">
            <text:p>12</text:p>
          </table:table-cell>
          <table:table-cell table:style-name="ce31" table:formula="of:=AVERAGE([.B48:.J48])" office:value-type="float" office:value="11.3333333333333" calcext:value-type="float">
            <text:p>11</text:p>
          </table:table-cell>
          <table:table-cell table:style-name="ce31" table:formula="of:=[.Q48]-[.P48]" office:value-type="float" office:value="-0.595238095238095" calcext:value-type="float">
            <text:p>-1</text:p>
          </table:table-cell>
          <table:table-cell table:style-name="ce31" table:formula="of:=MEDIAN([.B48:.J48])" office:value-type="float" office:value="0" calcext:value-type="float">
            <text:p>0</text:p>
          </table:table-cell>
          <table:table-cell table:style-name="ce31" table:formula="of:=[.S48]-[.P48]" office:value-type="float" office:value="-11.9285714285714" calcext:value-type="float">
            <text:p>-12</text:p>
          </table:table-cell>
          <table:table-cell table:style-name="ce31" table:formula="of:=STDEV([.B48:.O48])" office:value-type="float" office:value="28.7361050990515" calcext:value-type="float">
            <text:p>29</text:p>
          </table:table-cell>
          <table:table-cell table:style-name="ce31" table:formula="of:=STDEV([.B48:.J48])" office:value-type="float" office:value="33.2528194293356" calcext:value-type="float">
            <text:p>33</text:p>
          </table:table-cell>
          <table:table-cell table:style-name="ce36" table:formula="of:=ABS([.Q48]-14.925)/14.925" office:value-type="percentage" office:value="0.240647682858738" calcext:value-type="percentage">
            <text:p>24%</text:p>
          </table:table-cell>
          <table:table-cell table:style-name="ce39" table:number-columns-repeated="1000"/>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31" table:formula="of:=AVERAGE([.B49:.O49])" office:value-type="float" office:value="9.85178571428571" calcext:value-type="float">
            <text:p>10</text:p>
          </table:table-cell>
          <table:table-cell table:style-name="ce31" table:formula="of:=AVERAGE([.B49:.J49])" office:value-type="float" office:value="9.21388888888889" calcext:value-type="float">
            <text:p>9</text:p>
          </table:table-cell>
          <table:table-cell table:style-name="ce31" table:formula="of:=[.Q49]-[.P49]" office:value-type="float" office:value="-0.637896825396826" calcext:value-type="float">
            <text:p>-1</text:p>
          </table:table-cell>
          <table:table-cell table:style-name="ce31" table:formula="of:=MEDIAN([.B49:.J49])" office:value-type="float" office:value="10" calcext:value-type="float">
            <text:p>10</text:p>
          </table:table-cell>
          <table:table-cell table:style-name="ce31" table:formula="of:=[.S49]-[.P49]" office:value-type="float" office:value="0.148214285714285" calcext:value-type="float">
            <text:p>0</text:p>
          </table:table-cell>
          <table:table-cell table:style-name="ce31" table:formula="of:=STDEV([.B49:.O49])" office:value-type="float" office:value="8.24130348333294" calcext:value-type="float">
            <text:p>8</text:p>
          </table:table-cell>
          <table:table-cell table:style-name="ce31" table:formula="of:=STDEV([.B49:.J49])" office:value-type="float" office:value="7.09483869521437" calcext:value-type="float">
            <text:p>7</text:p>
          </table:table-cell>
          <table:table-cell table:style-name="ce36" table:formula="of:=ABS([.Q49]-14.925)/14.925" office:value-type="percentage" office:value="0.382654010794714" calcext:value-type="percentage">
            <text:p>38%</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1" table:number-columns-repeated="7"/>
          <table:table-cell table:style-name="ce36"/>
          <table:table-cell table:number-columns-repeated="1001"/>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2:.O52])" office:value-type="float" office:value="8.99464285714286" calcext:value-type="float">
            <text:p>9</text:p>
          </table:table-cell>
          <table:table-cell table:style-name="ce31" table:formula="of:=AVERAGE([.B52:.J52])" office:value-type="float" office:value="10.1027777777778" calcext:value-type="float">
            <text:p>10</text:p>
          </table:table-cell>
          <table:table-cell table:style-name="ce31" table:formula="of:=[.Q52]-[.P52]" office:value-type="float" office:value="1.10813492063492" calcext:value-type="float">
            <text:p>1</text:p>
          </table:table-cell>
          <table:table-cell table:style-name="ce31" table:formula="of:=MEDIAN([.B52:.J52])" office:value-type="float" office:value="10" calcext:value-type="float">
            <text:p>10</text:p>
          </table:table-cell>
          <table:table-cell table:style-name="ce31" table:formula="of:=[.S52]-[.P52]" office:value-type="float" office:value="1.00535714285714" calcext:value-type="float">
            <text:p>1</text:p>
          </table:table-cell>
          <table:table-cell table:style-name="ce31" table:formula="of:=STDEV([.B52:.O52])" office:value-type="float" office:value="10.1568666549902" calcext:value-type="float">
            <text:p>10</text:p>
          </table:table-cell>
          <table:table-cell table:style-name="ce31" table:formula="of:=STDEV([.B52:.J52])" office:value-type="float" office:value="11.6198136579054" calcext:value-type="float">
            <text:p>12</text:p>
          </table:table-cell>
          <table:table-cell table:style-name="ce36" table:formula="of:=ABS([.Q52]-14.925)/14.925" office:value-type="percentage" office:value="0.323096966313047" calcext:value-type="percentage">
            <text:p>32%</text:p>
          </table:table-cell>
          <table:table-cell table:style-name="ce39" table:number-columns-repeated="1000"/>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3:.O53])" office:value-type="float" office:value="6.6375" calcext:value-type="float">
            <text:p>7</text:p>
          </table:table-cell>
          <table:table-cell table:style-name="ce31" table:formula="of:=AVERAGE([.B53:.J53])" office:value-type="float" office:value="5.88055555555556" calcext:value-type="float">
            <text:p>6</text:p>
          </table:table-cell>
          <table:table-cell table:style-name="ce31" table:formula="of:=[.Q53]-[.P53]" office:value-type="float" office:value="-0.756944444444445" calcext:value-type="float">
            <text:p>-1</text:p>
          </table:table-cell>
          <table:table-cell table:style-name="ce31" table:formula="of:=MEDIAN([.B53:.J53])" office:value-type="float" office:value="5" calcext:value-type="float">
            <text:p>5</text:p>
          </table:table-cell>
          <table:table-cell table:style-name="ce31" table:formula="of:=[.S53]-[.P53]" office:value-type="float" office:value="-1.6375" calcext:value-type="float">
            <text:p>-2</text:p>
          </table:table-cell>
          <table:table-cell table:style-name="ce31" table:formula="of:=STDEV([.B53:.O53])" office:value-type="float" office:value="5.88326137640314" calcext:value-type="float">
            <text:p>6</text:p>
          </table:table-cell>
          <table:table-cell table:style-name="ce31" table:formula="of:=STDEV([.B53:.J53])" office:value-type="float" office:value="5.65162832976283" calcext:value-type="float">
            <text:p>6</text:p>
          </table:table-cell>
          <table:table-cell table:style-name="ce36" table:formula="of:=ABS([.Q53]-14.925)/14.925" office:value-type="percentage" office:value="0.605992927600968" calcext:value-type="percentage">
            <text:p>61%</text:p>
          </table:table-cell>
          <table:table-cell table:style-name="ce39" table:number-columns-repeated="1000"/>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4:.O54])" office:value-type="float" office:value="7.70892857142857" calcext:value-type="float">
            <text:p>8</text:p>
          </table:table-cell>
          <table:table-cell table:style-name="ce31" table:formula="of:=AVERAGE([.B54:.J54])" office:value-type="float" office:value="7.54722222222222" calcext:value-type="float">
            <text:p>8</text:p>
          </table:table-cell>
          <table:table-cell table:style-name="ce31" table:formula="of:=[.Q54]-[.P54]" office:value-type="float" office:value="-0.16170634920635" calcext:value-type="float">
            <text:p>0</text:p>
          </table:table-cell>
          <table:table-cell table:style-name="ce31" table:formula="of:=MEDIAN([.B54:.J54])" office:value-type="float" office:value="10" calcext:value-type="float">
            <text:p>10</text:p>
          </table:table-cell>
          <table:table-cell table:style-name="ce31" table:formula="of:=[.S54]-[.P54]" office:value-type="float" office:value="2.29107142857143" calcext:value-type="float">
            <text:p>2</text:p>
          </table:table-cell>
          <table:table-cell table:style-name="ce31" table:formula="of:=STDEV([.B54:.O54])" office:value-type="float" office:value="6.56195039561452" calcext:value-type="float">
            <text:p>7</text:p>
          </table:table-cell>
          <table:table-cell table:style-name="ce31" table:formula="of:=STDEV([.B54:.J54])" office:value-type="float" office:value="6.41395505475712" calcext:value-type="float">
            <text:p>6</text:p>
          </table:table-cell>
          <table:table-cell table:style-name="ce36" table:formula="of:=ABS([.Q54]-14.925)/14.925" office:value-type="percentage" office:value="0.494323469197841" calcext:value-type="percentage">
            <text:p>49%</text:p>
          </table:table-cell>
          <table:table-cell table:style-name="ce39" table:number-columns-repeated="1000"/>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5:.O55])" office:value-type="float" office:value="6.6375" calcext:value-type="float">
            <text:p>7</text:p>
          </table:table-cell>
          <table:table-cell table:style-name="ce31" table:formula="of:=AVERAGE([.B55:.J55])" office:value-type="float" office:value="6.43611111111111" calcext:value-type="float">
            <text:p>6</text:p>
          </table:table-cell>
          <table:table-cell table:style-name="ce31" table:formula="of:=[.Q55]-[.P55]" office:value-type="float" office:value="-0.201388888888889" calcext:value-type="float">
            <text:p>0</text:p>
          </table:table-cell>
          <table:table-cell table:style-name="ce31" table:formula="of:=MEDIAN([.B55:.J55])" office:value-type="float" office:value="5" calcext:value-type="float">
            <text:p>5</text:p>
          </table:table-cell>
          <table:table-cell table:style-name="ce31" table:formula="of:=[.S55]-[.P55]" office:value-type="float" office:value="-1.6375" calcext:value-type="float">
            <text:p>-2</text:p>
          </table:table-cell>
          <table:table-cell table:style-name="ce31" table:formula="of:=STDEV([.B55:.O55])" office:value-type="float" office:value="6.79346936119819" calcext:value-type="float">
            <text:p>7</text:p>
          </table:table-cell>
          <table:table-cell table:style-name="ce31" table:formula="of:=STDEV([.B55:.J55])" office:value-type="float" office:value="6.79102246433563" calcext:value-type="float">
            <text:p>7</text:p>
          </table:table-cell>
          <table:table-cell table:style-name="ce36" table:formula="of:=ABS([.Q55]-14.925)/14.925" office:value-type="percentage" office:value="0.568769774799926" calcext:value-type="percentage">
            <text:p>57%</text:p>
          </table:table-cell>
          <table:table-cell table:style-name="ce39" table:number-columns-repeated="1000"/>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6:.O56])" office:value-type="float" office:value="3.78571428571429" calcext:value-type="float">
            <text:p>4</text:p>
          </table:table-cell>
          <table:table-cell table:style-name="ce31" table:formula="of:=AVERAGE([.B56:.J56])" office:value-type="float" office:value="2.55555555555556" calcext:value-type="float">
            <text:p>3</text:p>
          </table:table-cell>
          <table:table-cell table:style-name="ce31" table:formula="of:=[.Q56]-[.P56]" office:value-type="float" office:value="-1.23015873015873" calcext:value-type="float">
            <text:p>-1</text:p>
          </table:table-cell>
          <table:table-cell table:style-name="ce31" table:formula="of:=MEDIAN([.B56:.J56])" office:value-type="float" office:value="0" calcext:value-type="float">
            <text:p>0</text:p>
          </table:table-cell>
          <table:table-cell table:style-name="ce31" table:formula="of:=[.S56]-[.P56]" office:value-type="float" office:value="-3.78571428571429" calcext:value-type="float">
            <text:p>-4</text:p>
          </table:table-cell>
          <table:table-cell table:style-name="ce31" table:formula="of:=STDEV([.B56:.O56])" office:value-type="float" office:value="6.00228894068526" calcext:value-type="float">
            <text:p>6</text:p>
          </table:table-cell>
          <table:table-cell table:style-name="ce31" table:formula="of:=STDEV([.B56:.J56])" office:value-type="float" office:value="4.47524052736585" calcext:value-type="float">
            <text:p>4</text:p>
          </table:table-cell>
          <table:table-cell table:style-name="ce36" table:formula="of:=ABS([.Q56]-14.925)/14.925" office:value-type="percentage" office:value="0.828773497115206" calcext:value-type="percentage">
            <text:p>83%</text:p>
          </table:table-cell>
          <table:table-cell table:style-name="ce39" table:number-columns-repeated="1000"/>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7:.O57])" office:value-type="float" office:value="7.35178571428571" calcext:value-type="float">
            <text:p>7</text:p>
          </table:table-cell>
          <table:table-cell table:style-name="ce31" table:formula="of:=AVERAGE([.B57:.J57])" office:value-type="float" office:value="7.54722222222222" calcext:value-type="float">
            <text:p>8</text:p>
          </table:table-cell>
          <table:table-cell table:style-name="ce31" table:formula="of:=[.Q57]-[.P57]" office:value-type="float" office:value="0.195436507936508" calcext:value-type="float">
            <text:p>0</text:p>
          </table:table-cell>
          <table:table-cell table:style-name="ce31" table:formula="of:=MEDIAN([.B57:.J57])" office:value-type="float" office:value="10" calcext:value-type="float">
            <text:p>10</text:p>
          </table:table-cell>
          <table:table-cell table:style-name="ce31" table:formula="of:=[.S57]-[.P57]" office:value-type="float" office:value="2.64821428571429" calcext:value-type="float">
            <text:p>3</text:p>
          </table:table-cell>
          <table:table-cell table:style-name="ce31" table:formula="of:=STDEV([.B57:.O57])" office:value-type="float" office:value="6.56372947666623" calcext:value-type="float">
            <text:p>7</text:p>
          </table:table-cell>
          <table:table-cell table:style-name="ce31" table:formula="of:=STDEV([.B57:.J57])" office:value-type="float" office:value="6.41395505475712" calcext:value-type="float">
            <text:p>6</text:p>
          </table:table-cell>
          <table:table-cell table:style-name="ce36" table:formula="of:=ABS([.Q57]-14.925)/14.925" office:value-type="percentage" office:value="0.494323469197841" calcext:value-type="percentage">
            <text:p>49%</text:p>
          </table:table-cell>
          <table:table-cell table:style-name="ce39" table:number-columns-repeated="1000"/>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8:.O58])" office:value-type="float" office:value="18.0660714285714" calcext:value-type="float">
            <text:p>18</text:p>
          </table:table-cell>
          <table:table-cell table:style-name="ce31" table:formula="of:=AVERAGE([.B58:.J58])" office:value-type="float" office:value="16.4361111111111" calcext:value-type="float">
            <text:p>16</text:p>
          </table:table-cell>
          <table:table-cell table:style-name="ce31" table:formula="of:=[.Q58]-[.P58]" office:value-type="float" office:value="-1.62996031746032" calcext:value-type="float">
            <text:p>-2</text:p>
          </table:table-cell>
          <table:table-cell table:style-name="ce31" table:formula="of:=MEDIAN([.B58:.J58])" office:value-type="float" office:value="15" calcext:value-type="float">
            <text:p>15</text:p>
          </table:table-cell>
          <table:table-cell table:style-name="ce31" table:formula="of:=[.S58]-[.P58]" office:value-type="float" office:value="-3.06607142857143" calcext:value-type="float">
            <text:p>-3</text:p>
          </table:table-cell>
          <table:table-cell table:style-name="ce31" table:formula="of:=STDEV([.B58:.O58])" office:value-type="float" office:value="15.1844923648807" calcext:value-type="float">
            <text:p>15</text:p>
          </table:table-cell>
          <table:table-cell table:style-name="ce31" table:formula="of:=STDEV([.B58:.J58])" office:value-type="float" office:value="14.8342672926947" calcext:value-type="float">
            <text:p>15</text:p>
          </table:table-cell>
          <table:table-cell table:style-name="ce36" table:formula="of:=ABS([.Q58]-14.925)/14.925" office:value-type="percentage" office:value="0.101246975618835" calcext:value-type="percentage">
            <text:p>10%</text:p>
          </table:table-cell>
          <table:table-cell table:style-name="ce39" table:number-columns-repeated="1000"/>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59:.O59])" office:value-type="float" office:value="12.3517857142857" calcext:value-type="float">
            <text:p>12</text:p>
          </table:table-cell>
          <table:table-cell table:style-name="ce31" table:formula="of:=AVERAGE([.B59:.J59])" office:value-type="float" office:value="18.1027777777778" calcext:value-type="float">
            <text:p>18</text:p>
          </table:table-cell>
          <table:table-cell table:style-name="ce31" table:formula="of:=[.Q59]-[.P59]" office:value-type="float" office:value="5.75099206349206" calcext:value-type="float">
            <text:p>6</text:p>
          </table:table-cell>
          <table:table-cell table:style-name="ce31" table:formula="of:=MEDIAN([.B59:.J59])" office:value-type="float" office:value="14.925" calcext:value-type="float">
            <text:p>15</text:p>
          </table:table-cell>
          <table:table-cell table:style-name="ce31" table:formula="of:=[.S59]-[.P59]" office:value-type="float" office:value="2.57321428571429" calcext:value-type="float">
            <text:p>3</text:p>
          </table:table-cell>
          <table:table-cell table:style-name="ce31" table:formula="of:=STDEV([.B59:.O59])" office:value-type="float" office:value="20.7194131940168" calcext:value-type="float">
            <text:p>21</text:p>
          </table:table-cell>
          <table:table-cell table:style-name="ce31" table:formula="of:=STDEV([.B59:.J59])" office:value-type="float" office:value="24.2831231402479" calcext:value-type="float">
            <text:p>24</text:p>
          </table:table-cell>
          <table:table-cell table:style-name="ce36" table:formula="of:=ABS([.Q59]-14.925)/14.925" office:value-type="percentage" office:value="0.212916434021962" calcext:value-type="percentage">
            <text:p>21%</text:p>
          </table:table-cell>
          <table:table-cell table:style-name="ce39" table:number-columns-repeated="1000"/>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0:.O60])" office:value-type="float" office:value="4.85178571428571" calcext:value-type="float">
            <text:p>5</text:p>
          </table:table-cell>
          <table:table-cell table:style-name="ce31" table:formula="of:=AVERAGE([.B60:.J60])" office:value-type="float" office:value="5.88055555555556" calcext:value-type="float">
            <text:p>6</text:p>
          </table:table-cell>
          <table:table-cell table:style-name="ce31" table:formula="of:=[.Q60]-[.P60]" office:value-type="float" office:value="1.02876984126984" calcext:value-type="float">
            <text:p>1</text:p>
          </table:table-cell>
          <table:table-cell table:style-name="ce31" table:formula="of:=MEDIAN([.B60:.J60])" office:value-type="float" office:value="5" calcext:value-type="float">
            <text:p>5</text:p>
          </table:table-cell>
          <table:table-cell table:style-name="ce31" table:formula="of:=[.S60]-[.P60]" office:value-type="float" office:value="0.148214285714286" calcext:value-type="float">
            <text:p>0</text:p>
          </table:table-cell>
          <table:table-cell table:style-name="ce31" table:formula="of:=STDEV([.B60:.O60])" office:value-type="float" office:value="6.57616956756125" calcext:value-type="float">
            <text:p>7</text:p>
          </table:table-cell>
          <table:table-cell table:style-name="ce31" table:formula="of:=STDEV([.B60:.J60])" office:value-type="float" office:value="6.66640103637471" calcext:value-type="float">
            <text:p>7</text:p>
          </table:table-cell>
          <table:table-cell table:style-name="ce36" table:formula="of:=ABS([.Q60]-14.925)/14.925" office:value-type="percentage" office:value="0.605992927600968" calcext:value-type="percentage">
            <text:p>61%</text:p>
          </table:table-cell>
          <table:table-cell table:style-name="ce39" table:number-columns-repeated="1000"/>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61:.O61])" office:value-type="float" office:value="10.2089285714286" calcext:value-type="float">
            <text:p>10</text:p>
          </table:table-cell>
          <table:table-cell table:style-name="ce31" table:formula="of:=AVERAGE([.B61:.J61])" office:value-type="float" office:value="10.8805555555556" calcext:value-type="float">
            <text:p>11</text:p>
          </table:table-cell>
          <table:table-cell table:style-name="ce31" table:formula="of:=[.Q61]-[.P61]" office:value-type="float" office:value="0.671626984126982" calcext:value-type="float">
            <text:p>1</text:p>
          </table:table-cell>
          <table:table-cell table:style-name="ce31" table:formula="of:=MEDIAN([.B61:.J61])" office:value-type="float" office:value="13" calcext:value-type="float">
            <text:p>13</text:p>
          </table:table-cell>
          <table:table-cell table:style-name="ce31" table:formula="of:=[.S61]-[.P61]" office:value-type="float" office:value="2.79107142857143" calcext:value-type="float">
            <text:p>3</text:p>
          </table:table-cell>
          <table:table-cell table:style-name="ce31" table:formula="of:=STDEV([.B61:.O61])" office:value-type="float" office:value="11.12047491006" calcext:value-type="float">
            <text:p>11</text:p>
          </table:table-cell>
          <table:table-cell table:style-name="ce31" table:formula="of:=STDEV([.B61:.J61])" office:value-type="float" office:value="10.4658804110203" calcext:value-type="float">
            <text:p>10</text:p>
          </table:table-cell>
          <table:table-cell table:style-name="ce36" table:formula="of:=ABS([.Q61]-14.925)/14.925" office:value-type="percentage" office:value="0.270984552391588" calcext:value-type="percentage">
            <text:p>27%</text:p>
          </table:table-cell>
          <table:table-cell table:style-name="ce39" table:number-columns-repeated="1000"/>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2:.O62])" office:value-type="float" office:value="5.20892857142857" calcext:value-type="float">
            <text:p>5</text:p>
          </table:table-cell>
          <table:table-cell table:style-name="ce31" table:formula="of:=AVERAGE([.B62:.J62])" office:value-type="float" office:value="6.43611111111111" calcext:value-type="float">
            <text:p>6</text:p>
          </table:table-cell>
          <table:table-cell table:style-name="ce31" table:formula="of:=[.Q62]-[.P62]" office:value-type="float" office:value="1.22718253968254" calcext:value-type="float">
            <text:p>1</text:p>
          </table:table-cell>
          <table:table-cell table:style-name="ce31" table:formula="of:=MEDIAN([.B62:.J62])" office:value-type="float" office:value="5" calcext:value-type="float">
            <text:p>5</text:p>
          </table:table-cell>
          <table:table-cell table:style-name="ce31" table:formula="of:=[.S62]-[.P62]" office:value-type="float" office:value="-0.208928571428571" calcext:value-type="float">
            <text:p>0</text:p>
          </table:table-cell>
          <table:table-cell table:style-name="ce31" table:formula="of:=STDEV([.B62:.O62])" office:value-type="float" office:value="6.71905733388576" calcext:value-type="float">
            <text:p>7</text:p>
          </table:table-cell>
          <table:table-cell table:style-name="ce31" table:formula="of:=STDEV([.B62:.J62])" office:value-type="float" office:value="6.79102246433563" calcext:value-type="float">
            <text:p>7</text:p>
          </table:table-cell>
          <table:table-cell table:style-name="ce36" table:formula="of:=ABS([.Q62]-14.925)/14.925" office:value-type="percentage" office:value="0.568769774799926" calcext:value-type="percentage">
            <text:p>57%</text:p>
          </table:table-cell>
          <table:table-cell table:style-name="ce39" table:number-columns-repeated="1000"/>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63:.O63])" office:value-type="float" office:value="14.3571428571429" calcext:value-type="float">
            <text:p>14</text:p>
          </table:table-cell>
          <table:table-cell table:style-name="ce31" table:formula="of:=AVERAGE([.B63:.J63])" office:value-type="float" office:value="20.1111111111111" calcext:value-type="float">
            <text:p>20</text:p>
          </table:table-cell>
          <table:table-cell table:style-name="ce31" table:formula="of:=[.Q63]-[.P63]" office:value-type="float" office:value="5.75396825396825" calcext:value-type="float">
            <text:p>6</text:p>
          </table:table-cell>
          <table:table-cell table:style-name="ce31" table:formula="of:=MEDIAN([.B63:.J63])" office:value-type="float" office:value="15" calcext:value-type="float">
            <text:p>15</text:p>
          </table:table-cell>
          <table:table-cell table:style-name="ce31" table:formula="of:=[.S63]-[.P63]" office:value-type="float" office:value="0.642857142857142" calcext:value-type="float">
            <text:p>1</text:p>
          </table:table-cell>
          <table:table-cell table:style-name="ce31" table:formula="of:=STDEV([.B63:.O63])" office:value-type="float" office:value="26.1875106546177" calcext:value-type="float">
            <text:p>26</text:p>
          </table:table-cell>
          <table:table-cell table:style-name="ce31" table:formula="of:=STDEV([.B63:.J63])" office:value-type="float" office:value="31.446162104637" calcext:value-type="float">
            <text:p>31</text:p>
          </table:table-cell>
          <table:table-cell table:style-name="ce36" table:formula="of:=ABS([.Q63]-14.925)/14.925" office:value-type="percentage" office:value="0.347478131397729" calcext:value-type="percentage">
            <text:p>35%</text:p>
          </table:table-cell>
          <table:table-cell table:style-name="ce39" table:number-columns-repeated="1000"/>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4:.O64])" office:value-type="float" office:value="4.5" calcext:value-type="float">
            <text:p>5</text:p>
          </table:table-cell>
          <table:table-cell table:style-name="ce31" table:formula="of:=AVERAGE([.B64:.J64])" office:value-type="float" office:value="5.33333333333333" calcext:value-type="float">
            <text:p>5</text:p>
          </table:table-cell>
          <table:table-cell table:style-name="ce31" table:formula="of:=[.Q64]-[.P64]" office:value-type="float" office:value="0.833333333333333" calcext:value-type="float">
            <text:p>1</text:p>
          </table:table-cell>
          <table:table-cell table:style-name="ce31" table:formula="of:=MEDIAN([.B64:.J64])" office:value-type="float" office:value="0" calcext:value-type="float">
            <text:p>0</text:p>
          </table:table-cell>
          <table:table-cell table:style-name="ce31" table:formula="of:=[.S64]-[.P64]" office:value-type="float" office:value="-4.5" calcext:value-type="float">
            <text:p>-5</text:p>
          </table:table-cell>
          <table:table-cell table:style-name="ce31" table:formula="of:=STDEV([.B64:.O64])" office:value-type="float" office:value="7.52176329572548" calcext:value-type="float">
            <text:p>8</text:p>
          </table:table-cell>
          <table:table-cell table:style-name="ce31" table:formula="of:=STDEV([.B64:.J64])" office:value-type="float" office:value="8.20060973342836" calcext:value-type="float">
            <text:p>8</text:p>
          </table:table-cell>
          <table:table-cell table:style-name="ce36" table:formula="of:=ABS([.Q64]-14.925)/14.925" office:value-type="percentage" office:value="0.642657733109995" calcext:value-type="percentage">
            <text:p>64%</text:p>
          </table:table-cell>
          <table:table-cell table:style-name="ce39" table:number-columns-repeated="1000"/>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5:.O65])" office:value-type="float" office:value="4.85714285714286" calcext:value-type="float">
            <text:p>5</text:p>
          </table:table-cell>
          <table:table-cell table:style-name="ce31" table:formula="of:=AVERAGE([.B65:.J65])" office:value-type="float" office:value="5.88888888888889" calcext:value-type="float">
            <text:p>6</text:p>
          </table:table-cell>
          <table:table-cell table:style-name="ce31" table:formula="of:=[.Q65]-[.P65]" office:value-type="float" office:value="1.03174603174603" calcext:value-type="float">
            <text:p>1</text:p>
          </table:table-cell>
          <table:table-cell table:style-name="ce31" table:formula="of:=MEDIAN([.B65:.J65])" office:value-type="float" office:value="0" calcext:value-type="float">
            <text:p>0</text:p>
          </table:table-cell>
          <table:table-cell table:style-name="ce31" table:formula="of:=[.S65]-[.P65]" office:value-type="float" office:value="-4.85714285714286" calcext:value-type="float">
            <text:p>-5</text:p>
          </table:table-cell>
          <table:table-cell table:style-name="ce31" table:formula="of:=STDEV([.B65:.O65])" office:value-type="float" office:value="6.87086539009397" calcext:value-type="float">
            <text:p>7</text:p>
          </table:table-cell>
          <table:table-cell table:style-name="ce31" table:formula="of:=STDEV([.B65:.J65])" office:value-type="float" office:value="7.13169763177822" calcext:value-type="float">
            <text:p>7</text:p>
          </table:table-cell>
          <table:table-cell table:style-name="ce36" table:formula="of:=ABS([.Q65]-14.925)/14.925" office:value-type="percentage" office:value="0.605434580308952" calcext:value-type="percentage">
            <text:p>61%</text:p>
          </table:table-cell>
          <table:table-cell table:style-name="ce39" table:number-columns-repeated="1000"/>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6:.O66])" office:value-type="float" office:value="14.3571428571429" calcext:value-type="float">
            <text:p>14</text:p>
          </table:table-cell>
          <table:table-cell table:style-name="ce31" table:formula="of:=AVERAGE([.B66:.J66])" office:value-type="float" office:value="14.5555555555556" calcext:value-type="float">
            <text:p>15</text:p>
          </table:table-cell>
          <table:table-cell table:style-name="ce31" table:formula="of:=[.Q66]-[.P66]" office:value-type="float" office:value="0.198412698412698" calcext:value-type="float">
            <text:p>0</text:p>
          </table:table-cell>
          <table:table-cell table:style-name="ce31" table:formula="of:=MEDIAN([.B66:.J66])" office:value-type="float" office:value="10" calcext:value-type="float">
            <text:p>10</text:p>
          </table:table-cell>
          <table:table-cell table:style-name="ce31" table:formula="of:=[.S66]-[.P66]" office:value-type="float" office:value="-4.35714285714286" calcext:value-type="float">
            <text:p>-4</text:p>
          </table:table-cell>
          <table:table-cell table:style-name="ce31" table:formula="of:=STDEV([.B66:.O66])" office:value-type="float" office:value="19.245807307076" calcext:value-type="float">
            <text:p>19</text:p>
          </table:table-cell>
          <table:table-cell table:style-name="ce31" table:formula="of:=STDEV([.B66:.J66])" office:value-type="float" office:value="19.5071212068254" calcext:value-type="float">
            <text:p>20</text:p>
          </table:table-cell>
          <table:table-cell table:style-name="ce36" table:formula="of:=ABS([.Q66]-14.925)/14.925" office:value-type="percentage" office:value="0.0247533966126932" calcext:value-type="percentage">
            <text:p>2%</text:p>
          </table:table-cell>
          <table:table-cell table:style-name="ce39" table:number-columns-repeated="1000"/>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7:.O67])" office:value-type="float" office:value="9.70892857142857" calcext:value-type="float">
            <text:p>10</text:p>
          </table:table-cell>
          <table:table-cell table:style-name="ce31" table:formula="of:=AVERAGE([.B67:.J67])" office:value-type="float" office:value="7.325" calcext:value-type="float">
            <text:p>7</text:p>
          </table:table-cell>
          <table:table-cell table:style-name="ce31" table:formula="of:=[.Q67]-[.P67]" office:value-type="float" office:value="-2.38392857142857" calcext:value-type="float">
            <text:p>-2</text:p>
          </table:table-cell>
          <table:table-cell table:style-name="ce31" table:formula="of:=MEDIAN([.B67:.J67])" office:value-type="float" office:value="0" calcext:value-type="float">
            <text:p>0</text:p>
          </table:table-cell>
          <table:table-cell table:style-name="ce31" table:formula="of:=[.S67]-[.P67]" office:value-type="float" office:value="-9.70892857142857" calcext:value-type="float">
            <text:p>-10</text:p>
          </table:table-cell>
          <table:table-cell table:style-name="ce31" table:formula="of:=STDEV([.B67:.O67])" office:value-type="float" office:value="14.2884286397947" calcext:value-type="float">
            <text:p>14</text:p>
          </table:table-cell>
          <table:table-cell table:style-name="ce31" table:formula="of:=STDEV([.B67:.J67])" office:value-type="float" office:value="9.62324659353588" calcext:value-type="float">
            <text:p>10</text:p>
          </table:table-cell>
          <table:table-cell table:style-name="ce36" table:formula="of:=ABS([.Q67]-14.925)/14.925" office:value-type="percentage" office:value="0.509212730318258" calcext:value-type="percentage">
            <text:p>51%</text:p>
          </table:table-cell>
          <table:table-cell table:style-name="ce39" table:number-columns-repeated="1000"/>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68:.O68])" office:value-type="float" office:value="6.92321428571429" calcext:value-type="float">
            <text:p>7</text:p>
          </table:table-cell>
          <table:table-cell table:style-name="ce31" table:formula="of:=AVERAGE([.B68:.J68])" office:value-type="float" office:value="6.88055555555556" calcext:value-type="float">
            <text:p>7</text:p>
          </table:table-cell>
          <table:table-cell table:style-name="ce31" table:formula="of:=[.Q68]-[.P68]" office:value-type="float" office:value="-0.0426587301587302" calcext:value-type="float">
            <text:p>0</text:p>
          </table:table-cell>
          <table:table-cell table:style-name="ce31" table:formula="of:=MEDIAN([.B68:.J68])" office:value-type="float" office:value="1" calcext:value-type="float">
            <text:p>1</text:p>
          </table:table-cell>
          <table:table-cell table:style-name="ce31" table:formula="of:=[.S68]-[.P68]" office:value-type="float" office:value="-5.92321428571429" calcext:value-type="float">
            <text:p>-6</text:p>
          </table:table-cell>
          <table:table-cell table:style-name="ce31" table:formula="of:=STDEV([.B68:.O68])" office:value-type="float" office:value="8.56523869332469" calcext:value-type="float">
            <text:p>9</text:p>
          </table:table-cell>
          <table:table-cell table:style-name="ce31" table:formula="of:=STDEV([.B68:.J68])" office:value-type="float" office:value="9.51102795589298" calcext:value-type="float">
            <text:p>10</text:p>
          </table:table-cell>
          <table:table-cell table:style-name="ce36" table:formula="of:=ABS([.Q68]-14.925)/14.925" office:value-type="percentage" office:value="0.538991252559092" calcext:value-type="percentage">
            <text:p>54%</text:p>
          </table:table-cell>
          <table:table-cell table:style-name="ce39" table:number-columns-repeated="1000"/>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35" calcext:value-type="float">
            <text:p>3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69:.O69])" office:value-type="float" office:value="57.7696428571429" calcext:value-type="float">
            <text:p>58</text:p>
          </table:table-cell>
          <table:table-cell table:style-name="ce31" table:formula="of:=AVERAGE([.B69:.J69])" office:value-type="float" office:value="79.3083333333333" calcext:value-type="float">
            <text:p>79</text:p>
          </table:table-cell>
          <table:table-cell table:style-name="ce31" table:formula="of:=[.Q69]-[.P69]" office:value-type="float" office:value="21.5386904761905" calcext:value-type="float">
            <text:p>22</text:p>
          </table:table-cell>
          <table:table-cell table:style-name="ce31" table:formula="of:=MEDIAN([.B69:.J69])" office:value-type="float" office:value="29.85" calcext:value-type="float">
            <text:p>30</text:p>
          </table:table-cell>
          <table:table-cell table:style-name="ce31" table:formula="of:=[.S69]-[.P69]" office:value-type="float" office:value="-27.9196428571429" calcext:value-type="float">
            <text:p>-28</text:p>
          </table:table-cell>
          <table:table-cell table:style-name="ce31" table:formula="of:=STDEV([.B69:.O69])" office:value-type="float" office:value="87.1166923964254" calcext:value-type="float">
            <text:p>87</text:p>
          </table:table-cell>
          <table:table-cell table:style-name="ce31" table:formula="of:=STDEV([.B69:.J69])" office:value-type="float" office:value="103.802981953796" calcext:value-type="float">
            <text:p>104</text:p>
          </table:table-cell>
          <table:table-cell table:style-name="ce36" table:formula="of:=ABS([.Q69]-14.925)/14.925" office:value-type="percentage" office:value="4.31379117811279" calcext:value-type="percentage">
            <text:p>431%</text:p>
          </table:table-cell>
          <table:table-cell table:style-name="ce39" table:number-columns-repeated="1000"/>
          <table:table-cell/>
        </table:table-row>
        <table:table-row table:style-name="ro6">
          <table:table-cell table:style-name="ce11"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2:.O72])" office:value-type="float" office:value="19.8571428571429" calcext:value-type="float">
            <text:p>20</text:p>
          </table:table-cell>
          <table:table-cell table:style-name="ce31" table:formula="of:=AVERAGE([.B72:.J72])" office:value-type="float" office:value="18.6666666666667" calcext:value-type="float">
            <text:p>19</text:p>
          </table:table-cell>
          <table:table-cell table:style-name="ce31" table:formula="of:=[.Q72]-[.P72]" office:value-type="float" office:value="-1.19047619047619" calcext:value-type="float">
            <text:p>-1</text:p>
          </table:table-cell>
          <table:table-cell table:style-name="ce31" table:formula="of:=MEDIAN([.B72:.J72])" office:value-type="float" office:value="1" calcext:value-type="float">
            <text:p>1</text:p>
          </table:table-cell>
          <table:table-cell table:style-name="ce31" table:formula="of:=[.S72]-[.P72]" office:value-type="float" office:value="-18.8571428571429" calcext:value-type="float">
            <text:p>-19</text:p>
          </table:table-cell>
          <table:table-cell table:style-name="ce31" table:formula="of:=STDEV([.B72:.O72])" office:value-type="float" office:value="27.6512821871501" calcext:value-type="float">
            <text:p>28</text:p>
          </table:table-cell>
          <table:table-cell table:style-name="ce31" table:formula="of:=STDEV([.B72:.J72])" office:value-type="float" office:value="32.5461211206497" calcext:value-type="float">
            <text:p>33</text:p>
          </table:table-cell>
          <table:table-cell table:style-name="ce36" table:formula="of:=ABS([.Q72]-14.925)/14.925" office:value-type="percentage" office:value="0.25069793411502" calcext:value-type="percentage">
            <text:p>25%</text:p>
          </table:table-cell>
          <table:table-cell table:style-name="ce39" table:number-columns-repeated="1000"/>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45" calcext:value-type="float">
            <text:p>45</text:p>
          </table:table-cell>
          <table:table-cell table:style-name="ce31" table:formula="of:=AVERAGE([.B73:.O73])" office:value-type="float" office:value="17.9232142857143" calcext:value-type="float">
            <text:p>18</text:p>
          </table:table-cell>
          <table:table-cell table:style-name="ce31" table:formula="of:=AVERAGE([.B73:.J73])" office:value-type="float" office:value="12.8805555555556" calcext:value-type="float">
            <text:p>13</text:p>
          </table:table-cell>
          <table:table-cell table:style-name="ce31" table:formula="of:=[.Q73]-[.P73]" office:value-type="float" office:value="-5.04265873015873" calcext:value-type="float">
            <text:p>-5</text:p>
          </table:table-cell>
          <table:table-cell table:style-name="ce31" table:formula="of:=MEDIAN([.B73:.J73])" office:value-type="float" office:value="14.925" calcext:value-type="float">
            <text:p>15</text:p>
          </table:table-cell>
          <table:table-cell table:style-name="ce31" table:formula="of:=[.S73]-[.P73]" office:value-type="float" office:value="-2.99821428571429" calcext:value-type="float">
            <text:p>-3</text:p>
          </table:table-cell>
          <table:table-cell table:style-name="ce31" table:formula="of:=STDEV([.B73:.O73])" office:value-type="float" office:value="17.7620448414745" calcext:value-type="float">
            <text:p>18</text:p>
          </table:table-cell>
          <table:table-cell table:style-name="ce31" table:formula="of:=STDEV([.B73:.J73])" office:value-type="float" office:value="14.9188522607397" calcext:value-type="float">
            <text:p>15</text:p>
          </table:table-cell>
          <table:table-cell table:style-name="ce36" table:formula="of:=ABS([.Q73]-14.925)/14.925" office:value-type="percentage" office:value="0.136981202307836" calcext:value-type="percentage">
            <text:p>14%</text:p>
          </table:table-cell>
          <table:table-cell table:style-name="ce39" table:number-columns-repeated="1000"/>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4:.O74])" office:value-type="float" office:value="24.0660714285714" calcext:value-type="float">
            <text:p>24</text:p>
          </table:table-cell>
          <table:table-cell table:style-name="ce31" table:formula="of:=AVERAGE([.B74:.J74])" office:value-type="float" office:value="19.1027777777778" calcext:value-type="float">
            <text:p>19</text:p>
          </table:table-cell>
          <table:table-cell table:style-name="ce31" table:formula="of:=[.Q74]-[.P74]" office:value-type="float" office:value="-4.96329365079365" calcext:value-type="float">
            <text:p>-5</text:p>
          </table:table-cell>
          <table:table-cell table:style-name="ce31" table:formula="of:=MEDIAN([.B74:.J74])" office:value-type="float" office:value="14.925" calcext:value-type="float">
            <text:p>15</text:p>
          </table:table-cell>
          <table:table-cell table:style-name="ce31" table:formula="of:=[.S74]-[.P74]" office:value-type="float" office:value="-9.14107142857143" calcext:value-type="float">
            <text:p>-9</text:p>
          </table:table-cell>
          <table:table-cell table:style-name="ce31" table:formula="of:=STDEV([.B74:.O74])" office:value-type="float" office:value="30.3546910693814" calcext:value-type="float">
            <text:p>30</text:p>
          </table:table-cell>
          <table:table-cell table:style-name="ce31" table:formula="of:=STDEV([.B74:.J74])" office:value-type="float" office:value="26.046858149198" calcext:value-type="float">
            <text:p>26</text:p>
          </table:table-cell>
          <table:table-cell table:style-name="ce36" table:formula="of:=ABS([.Q74]-14.925)/14.925" office:value-type="percentage" office:value="0.279918109063838" calcext:value-type="percentage">
            <text:p>28%</text:p>
          </table:table-cell>
          <table:table-cell table:style-name="ce39" table:number-columns-repeated="1000"/>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5:.O75])" office:value-type="float" office:value="13.2803571428571" calcext:value-type="float">
            <text:p>13</text:p>
          </table:table-cell>
          <table:table-cell table:style-name="ce31" table:formula="of:=AVERAGE([.B75:.J75])" office:value-type="float" office:value="13.4361111111111" calcext:value-type="float">
            <text:p>13</text:p>
          </table:table-cell>
          <table:table-cell table:style-name="ce31" table:formula="of:=[.Q75]-[.P75]" office:value-type="float" office:value="0.155753968253967" calcext:value-type="float">
            <text:p>0</text:p>
          </table:table-cell>
          <table:table-cell table:style-name="ce31" table:formula="of:=MEDIAN([.B75:.J75])" office:value-type="float" office:value="14.925" calcext:value-type="float">
            <text:p>15</text:p>
          </table:table-cell>
          <table:table-cell table:style-name="ce31" table:formula="of:=[.S75]-[.P75]" office:value-type="float" office:value="1.64464285714286" calcext:value-type="float">
            <text:p>2</text:p>
          </table:table-cell>
          <table:table-cell table:style-name="ce31" table:formula="of:=STDEV([.B75:.O75])" office:value-type="float" office:value="14.3971290493153" calcext:value-type="float">
            <text:p>14</text:p>
          </table:table-cell>
          <table:table-cell table:style-name="ce31" table:formula="of:=STDEV([.B75:.J75])" office:value-type="float" office:value="16.4468609804762" calcext:value-type="float">
            <text:p>16</text:p>
          </table:table-cell>
          <table:table-cell table:style-name="ce36" table:formula="of:=ABS([.Q75]-14.925)/14.925" office:value-type="percentage" office:value="0.0997580495067933" calcext:value-type="percentage">
            <text:p>10%</text:p>
          </table:table-cell>
          <table:table-cell table:style-name="ce39" table:number-columns-repeated="1000"/>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31" table:formula="of:=AVERAGE([.B76:.O76])" office:value-type="float" office:value="26.2089285714286" calcext:value-type="float">
            <text:p>26</text:p>
          </table:table-cell>
          <table:table-cell table:style-name="ce31" table:formula="of:=AVERAGE([.B76:.J76])" office:value-type="float" office:value="30.2138888888889" calcext:value-type="float">
            <text:p>30</text:p>
          </table:table-cell>
          <table:table-cell table:style-name="ce31" table:formula="of:=[.Q76]-[.P76]" office:value-type="float" office:value="4.00496031746032" calcext:value-type="float">
            <text:p>4</text:p>
          </table:table-cell>
          <table:table-cell table:style-name="ce31" table:formula="of:=MEDIAN([.B76:.J76])" office:value-type="float" office:value="15" calcext:value-type="float">
            <text:p>15</text:p>
          </table:table-cell>
          <table:table-cell table:style-name="ce31" table:formula="of:=[.S76]-[.P76]" office:value-type="float" office:value="-11.2089285714286" calcext:value-type="float">
            <text:p>-11</text:p>
          </table:table-cell>
          <table:table-cell table:style-name="ce31" table:formula="of:=STDEV([.B76:.O76])" office:value-type="float" office:value="34.4294646944786" calcext:value-type="float">
            <text:p>34</text:p>
          </table:table-cell>
          <table:table-cell table:style-name="ce31" table:formula="of:=STDEV([.B76:.J76])" office:value-type="float" office:value="40.5984049700368" calcext:value-type="float">
            <text:p>41</text:p>
          </table:table-cell>
          <table:table-cell table:style-name="ce36" table:formula="of:=ABS([.Q76]-14.925)/14.925" office:value-type="percentage" office:value="1.02438116508468" calcext:value-type="percentage">
            <text:p>102%</text:p>
          </table:table-cell>
          <table:table-cell table:style-name="ce39" table:number-columns-repeated="1000"/>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7:.O77])" office:value-type="float" office:value="8.1375" calcext:value-type="float">
            <text:p>8</text:p>
          </table:table-cell>
          <table:table-cell table:style-name="ce31" table:formula="of:=AVERAGE([.B77:.J77])" office:value-type="float" office:value="5.43611111111111" calcext:value-type="float">
            <text:p>5</text:p>
          </table:table-cell>
          <table:table-cell table:style-name="ce31" table:formula="of:=[.Q77]-[.P77]" office:value-type="float" office:value="-2.70138888888889" calcext:value-type="float">
            <text:p>-3</text:p>
          </table:table-cell>
          <table:table-cell table:style-name="ce31" table:formula="of:=MEDIAN([.B77:.J77])" office:value-type="float" office:value="0" calcext:value-type="float">
            <text:p>0</text:p>
          </table:table-cell>
          <table:table-cell table:style-name="ce31" table:formula="of:=[.S77]-[.P77]" office:value-type="float" office:value="-8.1375" calcext:value-type="float">
            <text:p>-8</text:p>
          </table:table-cell>
          <table:table-cell table:style-name="ce31" table:formula="of:=STDEV([.B77:.O77])" office:value-type="float" office:value="9.35081624368038" calcext:value-type="float">
            <text:p>9</text:p>
          </table:table-cell>
          <table:table-cell table:style-name="ce31" table:formula="of:=STDEV([.B77:.J77])" office:value-type="float" office:value="7.26974800877658" calcext:value-type="float">
            <text:p>7</text:p>
          </table:table-cell>
          <table:table-cell table:style-name="ce36" table:formula="of:=ABS([.Q77]-14.925)/14.925" office:value-type="percentage" office:value="0.635771449841802" calcext:value-type="percentage">
            <text:p>64%</text:p>
          </table:table-cell>
          <table:table-cell table:style-name="ce39" table:number-columns-repeated="1000"/>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8:.O78])" office:value-type="float" office:value="21.6375" calcext:value-type="float">
            <text:p>22</text:p>
          </table:table-cell>
          <table:table-cell table:style-name="ce31" table:formula="of:=AVERAGE([.B78:.J78])" office:value-type="float" office:value="19.2138888888889" calcext:value-type="float">
            <text:p>19</text:p>
          </table:table-cell>
          <table:table-cell table:style-name="ce31" table:formula="of:=[.Q78]-[.P78]" office:value-type="float" office:value="-2.42361111111111" calcext:value-type="float">
            <text:p>-2</text:p>
          </table:table-cell>
          <table:table-cell table:style-name="ce31" table:formula="of:=MEDIAN([.B78:.J78])" office:value-type="float" office:value="13" calcext:value-type="float">
            <text:p>13</text:p>
          </table:table-cell>
          <table:table-cell table:style-name="ce31" table:formula="of:=[.S78]-[.P78]" office:value-type="float" office:value="-8.6375" calcext:value-type="float">
            <text:p>-9</text:p>
          </table:table-cell>
          <table:table-cell table:style-name="ce31" table:formula="of:=STDEV([.B78:.O78])" office:value-type="float" office:value="26.6201426591276" calcext:value-type="float">
            <text:p>27</text:p>
          </table:table-cell>
          <table:table-cell table:style-name="ce31" table:formula="of:=STDEV([.B78:.J78])" office:value-type="float" office:value="32.0042846523885" calcext:value-type="float">
            <text:p>32</text:p>
          </table:table-cell>
          <table:table-cell table:style-name="ce36" table:formula="of:=ABS([.Q78]-14.925)/14.925" office:value-type="percentage" office:value="0.287362739624046" calcext:value-type="percentage">
            <text:p>29%</text:p>
          </table:table-cell>
          <table:table-cell table:style-name="ce39" table:number-columns-repeated="1000"/>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79:.O79])" office:value-type="float" office:value="22.5714285714286" calcext:value-type="float">
            <text:p>23</text:p>
          </table:table-cell>
          <table:table-cell table:style-name="ce31" table:formula="of:=AVERAGE([.B79:.J79])" office:value-type="float" office:value="20.1111111111111" calcext:value-type="float">
            <text:p>20</text:p>
          </table:table-cell>
          <table:table-cell table:style-name="ce31" table:formula="of:=[.Q79]-[.P79]" office:value-type="float" office:value="-2.46031746031746" calcext:value-type="float">
            <text:p>-2</text:p>
          </table:table-cell>
          <table:table-cell table:style-name="ce31" table:formula="of:=MEDIAN([.B79:.J79])" office:value-type="float" office:value="20" calcext:value-type="float">
            <text:p>20</text:p>
          </table:table-cell>
          <table:table-cell table:style-name="ce31" table:formula="of:=[.S79]-[.P79]" office:value-type="float" office:value="-2.57142857142857" calcext:value-type="float">
            <text:p>-3</text:p>
          </table:table-cell>
          <table:table-cell table:style-name="ce31" table:formula="of:=STDEV([.B79:.O79])" office:value-type="float" office:value="17.9602736218419" calcext:value-type="float">
            <text:p>18</text:p>
          </table:table-cell>
          <table:table-cell table:style-name="ce31" table:formula="of:=STDEV([.B79:.J79])" office:value-type="float" office:value="18.065467364868" calcext:value-type="float">
            <text:p>18</text:p>
          </table:table-cell>
          <table:table-cell table:style-name="ce36" table:formula="of:=ABS([.Q79]-14.925)/14.925" office:value-type="percentage" office:value="0.347478131397729" calcext:value-type="percentage">
            <text:p>35%</text:p>
          </table:table-cell>
          <table:table-cell table:style-name="ce39" table:number-columns-repeated="1000"/>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80:.O80])" office:value-type="float" office:value="1.14285714285714" calcext:value-type="float">
            <text:p>1</text:p>
          </table:table-cell>
          <table:table-cell table:style-name="ce31" table:formula="of:=AVERAGE([.B80:.J80])" office:value-type="float" office:value="0.111111111111111" calcext:value-type="float">
            <text:p>0</text:p>
          </table:table-cell>
          <table:table-cell table:style-name="ce31" table:formula="of:=[.Q80]-[.P80]" office:value-type="float" office:value="-1.03174603174603" calcext:value-type="float">
            <text:p>-1</text:p>
          </table:table-cell>
          <table:table-cell table:style-name="ce31" table:formula="of:=MEDIAN([.B80:.J80])" office:value-type="float" office:value="0" calcext:value-type="float">
            <text:p>0</text:p>
          </table:table-cell>
          <table:table-cell table:style-name="ce31" table:formula="of:=[.S80]-[.P80]" office:value-type="float" office:value="-1.14285714285714" calcext:value-type="float">
            <text:p>-1</text:p>
          </table:table-cell>
          <table:table-cell table:style-name="ce31" table:formula="of:=STDEV([.B80:.O80])" office:value-type="float" office:value="3.99725180317953" calcext:value-type="float">
            <text:p>4</text:p>
          </table:table-cell>
          <table:table-cell table:style-name="ce31" table:formula="of:=STDEV([.B80:.J80])" office:value-type="float" office:value="0.333333333333333" calcext:value-type="float">
            <text:p>0</text:p>
          </table:table-cell>
          <table:table-cell table:style-name="ce36" table:formula="of:=ABS([.Q80]-14.925)/14.925" office:value-type="percentage" office:value="0.992555369439792" calcext:value-type="percentage">
            <text:p>99%</text:p>
          </table:table-cell>
          <table:table-cell table:style-name="ce39" table:number-columns-repeated="1000"/>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81:.O81])" office:value-type="float" office:value="5.28571428571429" calcext:value-type="float">
            <text:p>5</text:p>
          </table:table-cell>
          <table:table-cell table:style-name="ce31" table:formula="of:=AVERAGE([.B81:.J81])" office:value-type="float" office:value="4.88888888888889" calcext:value-type="float">
            <text:p>5</text:p>
          </table:table-cell>
          <table:table-cell table:style-name="ce31" table:formula="of:=[.Q81]-[.P81]" office:value-type="float" office:value="-0.396825396825396" calcext:value-type="float">
            <text:p>0</text:p>
          </table:table-cell>
          <table:table-cell table:style-name="ce31" table:formula="of:=MEDIAN([.B81:.J81])" office:value-type="float" office:value="0" calcext:value-type="float">
            <text:p>0</text:p>
          </table:table-cell>
          <table:table-cell table:style-name="ce31" table:formula="of:=[.S81]-[.P81]" office:value-type="float" office:value="-5.28571428571429" calcext:value-type="float">
            <text:p>-5</text:p>
          </table:table-cell>
          <table:table-cell table:style-name="ce31" table:formula="of:=STDEV([.B81:.O81])" office:value-type="float" office:value="7.22632549915794" calcext:value-type="float">
            <text:p>7</text:p>
          </table:table-cell>
          <table:table-cell table:style-name="ce31" table:formula="of:=STDEV([.B81:.J81])" office:value-type="float" office:value="7.11414865680435" calcext:value-type="float">
            <text:p>7</text:p>
          </table:table-cell>
          <table:table-cell table:style-name="ce36" table:formula="of:=ABS([.Q81]-14.925)/14.925" office:value-type="percentage" office:value="0.672436255350828" calcext:value-type="percentage">
            <text:p>67%</text:p>
          </table:table-cell>
          <table:table-cell table:style-name="ce39" table:number-columns-repeated="1000"/>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82:.O82])" office:value-type="float" office:value="7.71428571428571" calcext:value-type="float">
            <text:p>8</text:p>
          </table:table-cell>
          <table:table-cell table:style-name="ce31" table:formula="of:=AVERAGE([.B82:.J82])" office:value-type="float" office:value="7" calcext:value-type="float">
            <text:p>7</text:p>
          </table:table-cell>
          <table:table-cell table:style-name="ce31" table:formula="of:=[.Q82]-[.P82]" office:value-type="float" office:value="-0.714285714285714" calcext:value-type="float">
            <text:p>-1</text:p>
          </table:table-cell>
          <table:table-cell table:style-name="ce31" table:formula="of:=MEDIAN([.B82:.J82])" office:value-type="float" office:value="5" calcext:value-type="float">
            <text:p>5</text:p>
          </table:table-cell>
          <table:table-cell table:style-name="ce31" table:formula="of:=[.S82]-[.P82]" office:value-type="float" office:value="-2.71428571428571" calcext:value-type="float">
            <text:p>-3</text:p>
          </table:table-cell>
          <table:table-cell table:style-name="ce31" table:formula="of:=STDEV([.B82:.O82])" office:value-type="float" office:value="9.03351513002528" calcext:value-type="float">
            <text:p>9</text:p>
          </table:table-cell>
          <table:table-cell table:style-name="ce31" table:formula="of:=STDEV([.B82:.J82])" office:value-type="float" office:value="6.40312423743285" calcext:value-type="float">
            <text:p>6</text:p>
          </table:table-cell>
          <table:table-cell table:style-name="ce36" table:formula="of:=ABS([.Q82]-14.925)/14.925" office:value-type="percentage" office:value="0.530988274706868" calcext:value-type="percentage">
            <text:p>53%</text:p>
          </table:table-cell>
          <table:table-cell table:style-name="ce39" table:number-columns-repeated="1000"/>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3:.O83])" office:value-type="float" office:value="20.5660714285714" calcext:value-type="float">
            <text:p>21</text:p>
          </table:table-cell>
          <table:table-cell table:style-name="ce31" table:formula="of:=AVERAGE([.B83:.J83])" office:value-type="float" office:value="25.325" calcext:value-type="float">
            <text:p>25</text:p>
          </table:table-cell>
          <table:table-cell table:style-name="ce31" table:formula="of:=[.Q83]-[.P83]" office:value-type="float" office:value="4.75892857142857" calcext:value-type="float">
            <text:p>5</text:p>
          </table:table-cell>
          <table:table-cell table:style-name="ce31" table:formula="of:=MEDIAN([.B83:.J83])" office:value-type="float" office:value="14.925" calcext:value-type="float">
            <text:p>15</text:p>
          </table:table-cell>
          <table:table-cell table:style-name="ce31" table:formula="of:=[.S83]-[.P83]" office:value-type="float" office:value="-5.64107142857143" calcext:value-type="float">
            <text:p>-6</text:p>
          </table:table-cell>
          <table:table-cell table:style-name="ce31" table:formula="of:=STDEV([.B83:.O83])" office:value-type="float" office:value="26.9904107030179" calcext:value-type="float">
            <text:p>27</text:p>
          </table:table-cell>
          <table:table-cell table:style-name="ce31" table:formula="of:=STDEV([.B83:.J83])" office:value-type="float" office:value="32.1511177877224" calcext:value-type="float">
            <text:p>32</text:p>
          </table:table-cell>
          <table:table-cell table:style-name="ce36" table:formula="of:=ABS([.Q83]-14.925)/14.925" office:value-type="percentage" office:value="0.696817420435511" calcext:value-type="percentage">
            <text:p>70%</text:p>
          </table:table-cell>
          <table:table-cell table:style-name="ce39" table:number-columns-repeated="1000"/>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4:.O84])" office:value-type="float" office:value="14.1375" calcext:value-type="float">
            <text:p>14</text:p>
          </table:table-cell>
          <table:table-cell table:style-name="ce31" table:formula="of:=AVERAGE([.B84:.J84])" office:value-type="float" office:value="15.325" calcext:value-type="float">
            <text:p>15</text:p>
          </table:table-cell>
          <table:table-cell table:style-name="ce31" table:formula="of:=[.Q84]-[.P84]" office:value-type="float" office:value="1.1875" calcext:value-type="float">
            <text:p>1</text:p>
          </table:table-cell>
          <table:table-cell table:style-name="ce31" table:formula="of:=MEDIAN([.B84:.J84])" office:value-type="float" office:value="14.925" calcext:value-type="float">
            <text:p>15</text:p>
          </table:table-cell>
          <table:table-cell table:style-name="ce31" table:formula="of:=[.S84]-[.P84]" office:value-type="float" office:value="0.7875" calcext:value-type="float">
            <text:p>1</text:p>
          </table:table-cell>
          <table:table-cell table:style-name="ce31" table:formula="of:=STDEV([.B84:.O84])" office:value-type="float" office:value="14.6591817840193" calcext:value-type="float">
            <text:p>15</text:p>
          </table:table-cell>
          <table:table-cell table:style-name="ce31" table:formula="of:=STDEV([.B84:.J84])" office:value-type="float" office:value="16.3097171955862" calcext:value-type="float">
            <text:p>16</text:p>
          </table:table-cell>
          <table:table-cell table:style-name="ce36" table:formula="of:=ABS([.Q84]-14.925)/14.925" office:value-type="percentage" office:value="0.0268006700167504" calcext:value-type="percentage">
            <text:p>3%</text:p>
          </table:table-cell>
          <table:table-cell table:style-name="ce39" table:number-columns-repeated="1000"/>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table table:name="Stage4" table:style-name="ta1">
        <office:forms form:automatic-focus="false" form:apply-design-mode="false"/>
        <table:table-column table:style-name="co1" table:default-cell-style-name="ce72"/>
        <table:table-column table:style-name="co8" table:number-columns-repeated="8" table:default-cell-style-name="ce80"/>
        <table:table-column table:style-name="co9" table:default-cell-style-name="ce80"/>
        <table:table-column table:style-name="co3" table:number-columns-repeated="1014" table:default-cell-style-name="ce98"/>
        <table:table-row table:style-name="ro2">
          <table:table-cell table:style-name="ce60" office:value-type="string" calcext:value-type="string">
            <text:p>Contributor nickname → </text:p>
          </table:table-cell>
          <table:table-cell table:style-name="ce75" office:value-type="string" calcext:value-type="string">
            <text:p>ArneBab</text:p>
          </table:table-cell>
          <table:table-cell table:style-name="ce75" office:value-type="string" calcext:value-type="string">
            <text:p>bertm</text:p>
          </table:table-cell>
          <table:table-cell table:style-name="ce75" office:value-type="string" calcext:value-type="string">
            <text:p>nextgens</text:p>
          </table:table-cell>
          <table:table-cell table:style-name="ce75" office:value-type="string" calcext:value-type="string">
            <text:p>toad_</text:p>
          </table:table-cell>
          <table:table-cell table:style-name="ce75" office:value-type="string" calcext:value-type="string">
            <text:p>xor</text:p>
          </table:table-cell>
          <table:table-cell table:style-name="ce75" table:number-columns-repeated="4"/>
          <table:table-cell table:number-columns-repeated="1014"/>
        </table:table-row>
        <table:table-row table:style-name="ro3">
          <table:table-cell table:style-name="ce61"/>
          <table:table-cell table:style-name="ce75" table:number-columns-repeated="6"/>
          <table:table-cell table:style-name="ce118" office:value-type="string" calcext:value-type="string">
            <text:p>RESULT:</text:p>
          </table:table-cell>
          <table:table-cell table:style-name="ce75" office:value-type="string" calcext:value-type="string">
            <text:p>(H) – (G)</text:p>
          </table:table-cell>
          <table:table-cell table:style-name="ce75"/>
          <table:table-cell table:number-columns-repeated="1014"/>
        </table:table-row>
        <table:table-row table:style-name="ro2">
          <table:table-cell table:style-name="ce61" office:value-type="string" calcext:value-type="string">
            <text:p>Task category / Task</text:p>
          </table:table-cell>
          <table:table-cell table:number-columns-repeated="5" table:style-name="ce75" office:value-type="string" calcext:value-type="string">
            <text:p>Estimate</text:p>
          </table:table-cell>
          <table:table-cell table:style-name="ce117" office:value-type="string" calcext:value-type="string">
            <text:p>Mean</text:p>
          </table:table-cell>
          <table:table-cell table:style-name="ce118" office:value-type="string" calcext:value-type="string">
            <text:p>Mean</text:p>
          </table:table-cell>
          <table:table-cell table:style-name="ce117" table:formula="of:=T(&quot;= weeks&quot;)" office:value-type="string" office:string-value="= weeks" calcext:value-type="string">
            <text:p>= weeks</text:p>
          </table:table-cell>
          <table:table-cell table:style-name="ce75" office:value-type="string" calcext:value-type="string">
            <text:p>Comment</text:p>
          </table:table-cell>
          <table:table-cell table:number-columns-repeated="1014"/>
        </table:table-row>
        <table:table-row table:style-name="ro3">
          <table:table-cell table:style-name="ce62"/>
          <table:table-cell table:number-columns-repeated="5" table:style-name="ce76" office:value-type="string" calcext:value-type="string">
            <text:p>weeks</text:p>
          </table:table-cell>
          <table:table-cell table:style-name="ce76"/>
          <table:table-cell table:style-name="ce119" office:value-type="string" calcext:value-type="string">
            <text:p>without</text:p>
          </table:table-cell>
          <table:table-cell table:style-name="ce76" office:value-type="string" calcext:value-type="string">
            <text:p>added by</text:p>
          </table:table-cell>
          <table:table-cell table:style-name="ce76"/>
          <table:table-cell table:number-columns-repeated="1014"/>
        </table:table-row>
        <table:table-row table:style-name="ro3">
          <table:table-cell table:style-name="ce63"/>
          <table:table-cell table:style-name="ce77" table:number-columns-repeated="6"/>
          <table:table-cell table:style-name="ce120" office:value-type="string" calcext:value-type="string">
            <text:p>red ones</text:p>
          </table:table-cell>
          <table:table-cell table:style-name="ce77" office:value-type="string" calcext:value-type="string">
            <text:p>using (H)</text:p>
          </table:table-cell>
          <table:table-cell table:style-name="ce77"/>
          <table:table-cell table:number-columns-repeated="1014"/>
        </table:table-row>
        <table:table-row table:style-name="ro3">
          <table:table-cell table:style-name="ce64" office:value-type="string" calcext:value-type="string">
            <text:p>Speed - Improve performance of Freenet or Freenet applications</text:p>
          </table:table-cell>
          <table:table-cell table:style-name="ce78" table:number-columns-repeated="9"/>
          <table:table-cell table:number-columns-repeated="1014"/>
        </table:table-row>
        <table:table-row table:style-name="ro4">
          <table:table-cell table:style-name="ce65"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12" table:content-validation-name="val1" office:value-type="float" office:value="6" calcext:value-type="float">
            <text:p>6</text:p>
          </table:table-cell>
          <table:table-cell table:style-name="ce112" table:content-validation-name="val1" office:value-type="float" office:value="4" calcext:value-type="float">
            <text:p>4</text:p>
          </table:table-cell>
          <table:table-cell table:style-name="ce113" table:content-validation-name="val1" office:value-type="float" office:value="0.5" calcext:value-type="float">
            <text:p>0.5</text:p>
          </table:table-cell>
          <table:table-cell table:style-name="ce112" table:content-validation-name="val1" office:value-type="float" office:value="2" calcext:value-type="float">
            <text:p>2</text:p>
          </table:table-cell>
          <table:table-cell table:style-name="ce112" table:content-validation-name="val1" office:value-type="float" office:value="8" calcext:value-type="float">
            <text:p>8</text:p>
          </table:table-cell>
          <table:table-cell table:style-name="ce79" table:content-validation-name="val2" table:formula="of:=AVERAGE([.$B7:.$F7])" office:value-type="float" office:value="4.1" calcext:value-type="float">
            <text:p>4</text:p>
          </table:table-cell>
          <table:table-cell table:style-name="ce79" table:content-validation-name="val2" table:formula="of:=AVERAGE([.$B7];[.$C7]; [.$E7]; [.$F7])" office:value-type="float" office:value="5" calcext:value-type="float">
            <text:p>5</text:p>
          </table:table-cell>
          <table:table-cell table:style-name="ce79" table:content-validation-name="val2" table:formula="of:=[.$H7]-[.$G7]" office:value-type="float" office:value="0.9" calcext:value-type="float">
            <text:p>1</text:p>
          </table:table-cell>
          <table:table-cell table:style-name="ce121" table:content-validation-name="val2" office:value-type="string" calcext:value-type="string">
            <text:p>0.5 differs by 1600% with highest estimate.</text:p>
          </table:table-cell>
          <table:table-cell table:style-name="ce99" table:number-columns-repeated="1014"/>
        </table:table-row>
        <table:table-row table:style-name="ro4">
          <table:table-cell table:style-name="ce65"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12" table:content-validation-name="val1" office:value-type="float" office:value="12" calcext:value-type="float">
            <text:p>12</text:p>
          </table:table-cell>
          <table:table-cell table:style-name="ce113" table:content-validation-name="val1" office:value-type="float" office:value="2" calcext:value-type="float">
            <text:p>2</text:p>
          </table:table-cell>
          <table:table-cell table:style-name="ce112" table:content-validation-name="val1" office:value-type="float" office:value="12" calcext:value-type="float">
            <text:p>12</text:p>
          </table:table-cell>
          <table:table-cell table:style-name="ce112" table:content-validation-name="val1" office:value-type="float" office:value="8" calcext:value-type="float">
            <text:p>8</text:p>
          </table:table-cell>
          <table:table-cell table:style-name="ce112" table:content-validation-name="val1" office:value-type="float" office:value="16" calcext:value-type="float">
            <text:p>16</text:p>
          </table:table-cell>
          <table:table-cell table:style-name="ce79" table:content-validation-name="val2" table:formula="of:=AVERAGE([.$B8:.$F8])" office:value-type="float" office:value="10" calcext:value-type="float">
            <text:p>10</text:p>
          </table:table-cell>
          <table:table-cell table:style-name="ce79" table:content-validation-name="val2" table:formula="of:=AVERAGE([.$B8];[.$D8];[.$E8];[.$F8])" office:value-type="float" office:value="12" calcext:value-type="float">
            <text:p>12</text:p>
          </table:table-cell>
          <table:table-cell table:style-name="ce79" table:content-validation-name="val2" table:formula="of:=[.$H8]-[.$G8]" office:value-type="float" office:value="2" calcext:value-type="float">
            <text:p>2</text:p>
          </table:table-cell>
          <table:table-cell table:style-name="ce121" table:content-validation-name="val2" office:value-type="string" calcext:value-type="string">
            <text:p>2 differs by 800% with highest estimate.</text:p>
          </table:table-cell>
          <table:table-cell table:style-name="ce99" table:number-columns-repeated="1014"/>
        </table:table-row>
        <table:table-row table:style-name="ro4">
          <table:table-cell table:style-name="ce65"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12" table:content-validation-name="val1" office:value-type="float" office:value="4" calcext:value-type="float">
            <text:p>4</text:p>
          </table:table-cell>
          <table:table-cell table:style-name="ce115" table:content-validation-name="val1" office:value-type="float" office:value="1" calcext:value-type="float">
            <text:p>1</text:p>
          </table:table-cell>
          <table:table-cell table:style-name="ce113" table:content-validation-name="val1" office:value-type="float" office:value="96" calcext:value-type="float">
            <text:p>96</text:p>
          </table:table-cell>
          <table:table-cell table:style-name="ce115" table:content-validation-name="val1" office:value-type="float" office:value="1" calcext:value-type="float">
            <text:p>1</text:p>
          </table:table-cell>
          <table:table-cell table:style-name="ce112" table:content-validation-name="val1" office:value-type="float" office:value="12" calcext:value-type="float">
            <text:p>12</text:p>
          </table:table-cell>
          <table:table-cell table:style-name="ce79" table:content-validation-name="val2" table:formula="of:=AVERAGE([.$B9:.$F9])" office:value-type="float" office:value="22.8" calcext:value-type="float">
            <text:p>23</text:p>
          </table:table-cell>
          <table:table-cell table:style-name="ce79" table:content-validation-name="val2" table:formula="of:=AVERAGE([.$B9]; [.$C9]; [.$E9]; [.$F9])" office:value-type="float" office:value="4.5" calcext:value-type="float">
            <text:p>5</text:p>
          </table:table-cell>
          <table:table-cell table:style-name="ce79" table:content-validation-name="val2" table:formula="of:=[.$H9]-[.$G9]" office:value-type="float" office:value="-18.3" calcext:value-type="float">
            <text:p>-18</text:p>
          </table:table-cell>
          <table:table-cell table:style-name="ce121" table:content-validation-name="val2" office:value-type="string" calcext:value-type="string">
            <text:p>96 differs by 9600% with lowest estimate</text:p>
            <text:p>(1 week is possible if we go for the ugly hack instead of using event-notifications API)</text:p>
          </table:table-cell>
          <table:table-cell table:style-name="ce99" table:number-columns-repeated="1014"/>
        </table:table-row>
        <table:table-row table:style-name="ro14">
          <table:table-cell table:style-name="ce65"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12" table:content-validation-name="val1" office:value-type="float" office:value="4" calcext:value-type="float">
            <text:p>4</text:p>
          </table:table-cell>
          <table:table-cell table:style-name="ce113" table:content-validation-name="val1" office:value-type="float" office:value="0.5" calcext:value-type="float">
            <text:p>0.5</text:p>
          </table:table-cell>
          <table:table-cell table:style-name="ce113" table:content-validation-name="val1" office:value-type="float" office:value="96" calcext:value-type="float">
            <text:p>96</text:p>
          </table:table-cell>
          <table:table-cell table:style-name="ce113" table:content-validation-name="val1" office:value-type="float" office:value="1" calcext:value-type="float">
            <text:p>1</text:p>
          </table:table-cell>
          <table:table-cell table:style-name="ce112" table:content-validation-name="val1" office:value-type="float" office:value="12" calcext:value-type="float">
            <text:p>12</text:p>
          </table:table-cell>
          <table:table-cell table:style-name="ce79" table:content-validation-name="val2" table:formula="of:=AVERAGE([.$B10:.$F10])" office:value-type="float" office:value="22.7" calcext:value-type="float">
            <text:p>23</text:p>
          </table:table-cell>
          <table:table-cell table:style-name="ce79" table:content-validation-name="val2" table:formula="of:=AVERAGE([.$B10]; [.$F10])" office:value-type="float" office:value="8" calcext:value-type="float">
            <text:p>8</text:p>
          </table:table-cell>
          <table:table-cell table:style-name="ce79" table:content-validation-name="val2" table:formula="of:=[.$H10]-[.$G10]" office:value-type="float" office:value="-14.7" calcext:value-type="float">
            <text:p>-15</text:p>
          </table:table-cell>
          <table:table-cell table:style-name="ce121"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99" table:number-columns-repeated="1014"/>
        </table:table-row>
        <table:table-row table:style-name="ro5">
          <table:table-cell table:style-name="ce65"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12" table:content-validation-name="val1"/>
          <table:table-cell table:style-name="ce113" table:content-validation-name="val1" office:value-type="float" office:value="0.5" calcext:value-type="float">
            <text:p>0.5</text:p>
          </table:table-cell>
          <table:table-cell table:style-name="ce113" table:content-validation-name="val1" office:value-type="float" office:value="96" calcext:value-type="float">
            <text:p>96</text:p>
          </table:table-cell>
          <table:table-cell table:style-name="ce112" table:content-validation-name="val1"/>
          <table:table-cell table:style-name="ce112" table:content-validation-name="val1" office:value-type="float" office:value="8" calcext:value-type="float">
            <text:p>8</text:p>
          </table:table-cell>
          <table:table-cell table:style-name="ce79" table:content-validation-name="val2" table:formula="of:=AVERAGE([.$B11:.$F11])" office:value-type="float" office:value="34.8333333333333" calcext:value-type="float">
            <text:p>35</text:p>
          </table:table-cell>
          <table:table-cell table:style-name="ce79" table:content-validation-name="val2" table:formula="of:=AVERAGE([.$F11])" office:value-type="float" office:value="8" calcext:value-type="float">
            <text:p>8</text:p>
          </table:table-cell>
          <table:table-cell table:style-name="ce79" table:content-validation-name="val2" table:formula="of:=[.$H11]-[.$G11]" office:value-type="float" office:value="-26.8333333333333" calcext:value-type="float">
            <text:p>-27</text:p>
          </table:table-cell>
          <table:table-cell table:style-name="ce121" table:content-validation-name="val2" office:value-type="string" calcext:value-type="string">
            <text:p>0.5 differs by 1600% with maintainer's estimate, 96 by 1200%</text:p>
          </table:table-cell>
          <table:table-cell table:style-name="ce99" table:number-columns-repeated="1014"/>
        </table:table-row>
        <table:table-row table:style-name="ro5">
          <table:table-cell table:style-name="ce65" office:value-type="string" calcext:value-type="string">
            <text:p>Fred: does it provide sufficient benefits to re-add native acceleration for FEC, or crypto? Especially JVMs without gmp acceleration - Oracle on Windows.</text:p>
          </table:table-cell>
          <table:table-cell table:style-name="ce112" table:content-validation-name="val1"/>
          <table:table-cell table:style-name="ce112" table:content-validation-name="val1" office:value-type="float" office:value="1" calcext:value-type="float">
            <text:p>1</text:p>
          </table:table-cell>
          <table:table-cell table:style-name="ce112" table:content-validation-name="val1" office:value-type="float" office:value="0.5" calcext:value-type="float">
            <text:p>0.5</text:p>
          </table:table-cell>
          <table:table-cell table:style-name="ce112" table:content-validation-name="val1" office:value-type="float" office:value="2" calcext:value-type="float">
            <text:p>2</text:p>
          </table:table-cell>
          <table:table-cell table:style-name="ce112" table:content-validation-name="val1"/>
          <table:table-cell table:style-name="ce79" table:content-validation-name="val2" table:formula="of:=AVERAGE([.$B12:.$F12])" office:value-type="float" office:value="1.16666666666667" calcext:value-type="float">
            <text:p>1</text:p>
          </table:table-cell>
          <table:table-cell table:style-name="ce79" table:content-validation-name="val2" table:formula="of:=AVERAGE([.$B12:.$F12])" office:value-type="float" office:value="1.16666666666667" calcext:value-type="float">
            <text:p>1</text:p>
          </table:table-cell>
          <table:table-cell table:style-name="ce79" table:content-validation-name="val2" table:formula="of:=[.$H12]-[.$G12]" office:value-type="float" office:value="0" calcext:value-type="float">
            <text:p>0</text:p>
          </table:table-cell>
          <table:table-cell table:style-name="ce121" table:content-validation-name="val2"/>
          <table:table-cell table:style-name="ce99" table:number-columns-repeated="1014"/>
        </table:table-row>
        <table:table-row table:style-name="ro6">
          <table:table-cell table:style-name="ce66" table:number-columns-spanned="2" table:number-rows-spanned="1"/>
          <table:covered-table-cell/>
          <table:table-cell table:number-columns-repeated="4"/>
          <table:table-cell table:style-name="ce79" table:content-validation-name="val2" table:number-columns-repeated="3"/>
          <table:table-cell table:style-name="ce122" table:content-validation-name="val2"/>
          <table:table-cell table:number-columns-repeated="1014"/>
        </table:table-row>
        <table:table-row table:style-name="ro2">
          <table:table-cell table:style-name="ce67"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79" table:content-validation-name="val2" table:number-columns-repeated="3"/>
          <table:table-cell table:style-name="ce122" table:content-validation-name="val2"/>
          <table:table-cell table:number-columns-repeated="1014"/>
        </table:table-row>
        <table:table-row table:style-name="ro4">
          <table:table-cell table:style-name="ce65"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12" table:content-validation-name="val1" office:value-type="float" office:value="2" calcext:value-type="float">
            <text:p>2</text:p>
          </table:table-cell>
          <table:table-cell table:style-name="ce112" table:content-validation-name="val1" office:value-type="float" office:value="4" calcext:value-type="float">
            <text:p>4</text:p>
          </table:table-cell>
          <table:table-cell table:number-columns-repeated="2" table:style-name="ce112" table:content-validation-name="val1" office:value-type="float" office:value="1" calcext:value-type="float">
            <text:p>1</text:p>
          </table:table-cell>
          <table:table-cell table:style-name="ce112" table:content-validation-name="val1" office:value-type="float" office:value="4" calcext:value-type="float">
            <text:p>4</text:p>
          </table:table-cell>
          <table:table-cell table:style-name="ce79" table:content-validation-name="val2" table:formula="of:=AVERAGE([.$B15:.$F15])" office:value-type="float" office:value="2.4" calcext:value-type="float">
            <text:p>2</text:p>
          </table:table-cell>
          <table:table-cell table:style-name="ce79" table:content-validation-name="val2" table:formula="of:=AVERAGE([.$B15:.$F15])" office:value-type="float" office:value="2.4" calcext:value-type="float">
            <text:p>2</text:p>
          </table:table-cell>
          <table:table-cell table:style-name="ce79" table:content-validation-name="val2" table:formula="of:=[.$H15]-[.$G15]"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5"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12" table:content-validation-name="val1"/>
          <table:table-cell table:style-name="ce112" table:content-validation-name="val1" office:value-type="float" office:value="1" calcext:value-type="float">
            <text:p>1</text:p>
          </table:table-cell>
          <table:table-cell table:style-name="ce112" table:content-validation-name="val1" office:value-type="float" office:value="0.5" calcext:value-type="float">
            <text:p>0.5</text:p>
          </table:table-cell>
          <table:table-cell table:style-name="ce112" table:content-validation-name="val1" office:value-type="float" office:value="1" calcext:value-type="float">
            <text:p>1</text:p>
          </table:table-cell>
          <table:table-cell table:style-name="ce112" table:content-validation-name="val1" office:value-type="float" office:value="2" calcext:value-type="float">
            <text:p>2</text:p>
          </table:table-cell>
          <table:table-cell table:style-name="ce79" table:content-validation-name="val2" table:formula="of:=AVERAGE([.$B16:.$F16])" office:value-type="float" office:value="1.125" calcext:value-type="float">
            <text:p>1</text:p>
          </table:table-cell>
          <table:table-cell table:style-name="ce79" table:content-validation-name="val2" table:formula="of:=AVERAGE([.$B16:.$F16])" office:value-type="float" office:value="1.125" calcext:value-type="float">
            <text:p>1</text:p>
          </table:table-cell>
          <table:table-cell table:style-name="ce79" table:content-validation-name="val2" table:formula="of:=[.$H16]-[.$G16]"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5"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12" table:content-validation-name="val1" office:value-type="float" office:value="0.5" calcext:value-type="float">
            <text:p>0.5</text:p>
          </table:table-cell>
          <table:table-cell table:number-columns-repeated="2" table:style-name="ce112" table:content-validation-name="val1" office:value-type="float" office:value="1" calcext:value-type="float">
            <text:p>1</text:p>
          </table:table-cell>
          <table:table-cell table:style-name="ce112" table:content-validation-name="val1" office:value-type="float" office:value="0.5" calcext:value-type="float">
            <text:p>0.5</text:p>
          </table:table-cell>
          <table:table-cell table:style-name="ce112" table:content-validation-name="val1" office:value-type="float" office:value="1" calcext:value-type="float">
            <text:p>1</text:p>
          </table:table-cell>
          <table:table-cell table:style-name="ce79" table:content-validation-name="val2" table:formula="of:=AVERAGE([.$B17:.$F17])" office:value-type="float" office:value="0.8" calcext:value-type="float">
            <text:p>1</text:p>
          </table:table-cell>
          <table:table-cell table:style-name="ce79" table:content-validation-name="val2" table:formula="of:=AVERAGE([.$B17:.$F17])" office:value-type="float" office:value="0.8" calcext:value-type="float">
            <text:p>1</text:p>
          </table:table-cell>
          <table:table-cell table:style-name="ce79" table:content-validation-name="val2" table:formula="of:=[.$H17]-[.$G17]"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5"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12" table:content-validation-name="val1"/>
          <table:table-cell table:style-name="ce112" table:content-validation-name="val1" office:value-type="float" office:value="4" calcext:value-type="float">
            <text:p>4</text:p>
          </table:table-cell>
          <table:table-cell table:style-name="ce112" table:content-validation-name="val1" office:value-type="float" office:value="1" calcext:value-type="float">
            <text:p>1</text:p>
          </table:table-cell>
          <table:table-cell table:number-columns-repeated="2" table:style-name="ce112" table:content-validation-name="val1" office:value-type="float" office:value="2" calcext:value-type="float">
            <text:p>2</text:p>
          </table:table-cell>
          <table:table-cell table:style-name="ce79" table:content-validation-name="val2" table:formula="of:=AVERAGE([.$B18:.$F18])" office:value-type="float" office:value="2.25" calcext:value-type="float">
            <text:p>2</text:p>
          </table:table-cell>
          <table:table-cell table:style-name="ce79" table:content-validation-name="val2" table:formula="of:=AVERAGE([.$B18:.$F18])" office:value-type="float" office:value="2.25" calcext:value-type="float">
            <text:p>2</text:p>
          </table:table-cell>
          <table:table-cell table:style-name="ce79" table:content-validation-name="val2" table:formula="of:=[.$H18]-[.$G18]"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5"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12" table:content-validation-name="val1"/>
          <table:table-cell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style-name="ce112" table:content-validation-name="val1" office:value-type="float" office:value="0.5" calcext:value-type="float">
            <text:p>0.5</text:p>
          </table:table-cell>
          <table:table-cell table:style-name="ce112" table:content-validation-name="val1" office:value-type="float" office:value="2" calcext:value-type="float">
            <text:p>2</text:p>
          </table:table-cell>
          <table:table-cell table:style-name="ce79" table:content-validation-name="val2" table:formula="of:=AVERAGE([.$B19:.$F19])" office:value-type="float" office:value="1.375" calcext:value-type="float">
            <text:p>1</text:p>
          </table:table-cell>
          <table:table-cell table:style-name="ce79" table:content-validation-name="val2" table:formula="of:=AVERAGE([.$B19:.$F19])" office:value-type="float" office:value="1.375" calcext:value-type="float">
            <text:p>1</text:p>
          </table:table-cell>
          <table:table-cell table:style-name="ce79" table:content-validation-name="val2" table:formula="of:=[.$H19]-[.$G19]" office:value-type="float" office:value="0" calcext:value-type="float">
            <text:p>0</text:p>
          </table:table-cell>
          <table:table-cell table:style-name="ce121" table:content-validation-name="val2"/>
          <table:table-cell table:style-name="ce99" table:number-columns-repeated="1014"/>
        </table:table-row>
        <table:table-row table:style-name="ro5">
          <table:table-cell table:style-name="ce65"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12" table:content-validation-name="val1" office:value-type="float" office:value="1" calcext:value-type="float">
            <text:p>1</text:p>
          </table:table-cell>
          <table:table-cell table:style-name="ce112" table:content-validation-name="val1" office:value-type="float" office:value="2" calcext:value-type="float">
            <text:p>2</text:p>
          </table:table-cell>
          <table:table-cell table:style-name="ce112" table:content-validation-name="val1"/>
          <table:table-cell table:style-name="ce112" table:content-validation-name="val1" office:value-type="float" office:value="4" calcext:value-type="float">
            <text:p>4</text:p>
          </table:table-cell>
          <table:table-cell table:style-name="ce112" table:content-validation-name="val1"/>
          <table:table-cell table:style-name="ce79" table:content-validation-name="val2" table:formula="of:=AVERAGE([.$B20:.$F20])" office:value-type="float" office:value="2.33333333333333" calcext:value-type="float">
            <text:p>2</text:p>
          </table:table-cell>
          <table:table-cell table:style-name="ce79" table:content-validation-name="val2" table:formula="of:=AVERAGE([.$B20:.$F20])" office:value-type="float" office:value="2.33333333333333" calcext:value-type="float">
            <text:p>2</text:p>
          </table:table-cell>
          <table:table-cell table:style-name="ce79" table:content-validation-name="val2" table:formula="of:=[.$H20]-[.$G20]"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5"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style-name="ce112" table:content-validation-name="val1" office:value-type="float" office:value="2" calcext:value-type="float">
            <text:p>2</text:p>
          </table:table-cell>
          <table:table-cell table:style-name="ce112" table:content-validation-name="val1" office:value-type="float" office:value="4" calcext:value-type="float">
            <text:p>4</text:p>
          </table:table-cell>
          <table:table-cell table:style-name="ce79" table:content-validation-name="val2" table:formula="of:=AVERAGE([.$B21:.$F21])" office:value-type="float" office:value="2.2" calcext:value-type="float">
            <text:p>2</text:p>
          </table:table-cell>
          <table:table-cell table:style-name="ce79" table:content-validation-name="val2" table:formula="of:=AVERAGE([.$B21:.$F21])" office:value-type="float" office:value="2.2" calcext:value-type="float">
            <text:p>2</text:p>
          </table:table-cell>
          <table:table-cell table:style-name="ce79" table:content-validation-name="val2" table:formula="of:=[.$H21]-[.$G21]" office:value-type="float" office:value="0" calcext:value-type="float">
            <text:p>0</text:p>
          </table:table-cell>
          <table:table-cell table:style-name="ce121" table:content-validation-name="val2"/>
          <table:table-cell table:style-name="ce99" table:number-columns-repeated="1014"/>
        </table:table-row>
        <table:table-row table:style-name="ro7">
          <table:table-cell table:style-name="ce65" office:value-type="string" calcext:value-type="string">
            <text:p>Maybe FLIRCP can add darknet N2NTMs as a backend?</text:p>
          </table:table-cell>
          <table:table-cell table:style-name="ce112" table:content-validation-name="val1" office:value-type="float" office:value="4" calcext:value-type="float">
            <text:p>4</text:p>
          </table:table-cell>
          <table:table-cell table:number-columns-repeated="2"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style-name="ce113" table:content-validation-name="val1" office:value-type="float" office:value="48" calcext:value-type="float">
            <text:p>48</text:p>
          </table:table-cell>
          <table:table-cell table:style-name="ce79" table:content-validation-name="val2" table:formula="of:=AVERAGE([.$B22:.$F22])" office:value-type="float" office:value="11.4" calcext:value-type="float">
            <text:p>11</text:p>
          </table:table-cell>
          <table:table-cell table:style-name="ce79" table:content-validation-name="val2" table:formula="of:=AVERAGE([.$B8:.$E8])" office:value-type="float" office:value="8.5" calcext:value-type="float">
            <text:p>9</text:p>
          </table:table-cell>
          <table:table-cell table:style-name="ce79" table:content-validation-name="val2" table:formula="of:=[.$H22]-[.$G22]" office:value-type="float" office:value="-2.9" calcext:value-type="float">
            <text:p>-3</text:p>
          </table:table-cell>
          <table:table-cell table:style-name="ce121" table:content-validation-name="val2" office:value-type="string" calcext:value-type="string">
            <text:p>48 differs by 1200% with highest other estimate</text:p>
          </table:table-cell>
          <table:table-cell table:style-name="ce99" table:number-columns-repeated="1014"/>
        </table:table-row>
        <table:table-row table:style-name="ro4">
          <table:table-cell table:style-name="ce65"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12" table:content-validation-name="val1" office:value-type="float" office:value="8" calcext:value-type="float">
            <text:p>8</text:p>
          </table:table-cell>
          <table:table-cell table:style-name="ce115" table:content-validation-name="val1" office:value-type="float" office:value="1" calcext:value-type="float">
            <text:p>1</text:p>
          </table:table-cell>
          <table:table-cell table:style-name="ce112" table:content-validation-name="val1" office:value-type="float" office:value="4" calcext:value-type="float">
            <text:p>4</text:p>
          </table:table-cell>
          <table:table-cell table:style-name="ce112" table:content-validation-name="val1" office:value-type="float" office:value="8" calcext:value-type="float">
            <text:p>8</text:p>
          </table:table-cell>
          <table:table-cell table:style-name="ce112" table:content-validation-name="val1" office:value-type="float" office:value="2" calcext:value-type="float">
            <text:p>2</text:p>
          </table:table-cell>
          <table:table-cell table:style-name="ce79" table:content-validation-name="val2" table:formula="of:=AVERAGE([.$B23:.$F23])" office:value-type="float" office:value="4.6" calcext:value-type="float">
            <text:p>5</text:p>
          </table:table-cell>
          <table:table-cell table:style-name="ce79" table:content-validation-name="val2" table:formula="of:=AVERAGE([.$B23:.$F23])" office:value-type="float" office:value="4.6" calcext:value-type="float">
            <text:p>5</text:p>
          </table:table-cell>
          <table:table-cell table:style-name="ce79" table:content-validation-name="val2" table:formula="of:=[.$H23]-[.$G23]" office:value-type="float" office:value="0" calcext:value-type="float">
            <text:p>0</text:p>
          </table:table-cell>
          <table:table-cell table:style-name="ce121" table:content-validation-name="val2" office:value-type="string" calcext:value-type="string">
            <text:p>(Nobody is maintainer so excluding nothing even though there is an 800% difference between min/max)</text:p>
          </table:table-cell>
          <table:table-cell table:style-name="ce99" table:number-columns-repeated="1014"/>
        </table:table-row>
        <table:table-row table:style-name="ro4">
          <table:table-cell table:style-name="ce65"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12" table:content-validation-name="val1"/>
          <table:table-cell table:style-name="ce112" table:content-validation-name="val1" office:value-type="float" office:value="1" calcext:value-type="float">
            <text:p>1</text:p>
          </table:table-cell>
          <table:table-cell table:style-name="ce112" table:content-validation-name="val1" office:value-type="float" office:value="0.5" calcext:value-type="float">
            <text:p>0.5</text:p>
          </table:table-cell>
          <table:table-cell table:style-name="ce112" table:content-validation-name="val1" office:value-type="float" office:value="1" calcext:value-type="float">
            <text:p>1</text:p>
          </table:table-cell>
          <table:table-cell table:style-name="ce112" table:content-validation-name="val1" office:value-type="float" office:value="4" calcext:value-type="float">
            <text:p>4</text:p>
          </table:table-cell>
          <table:table-cell table:style-name="ce79" table:content-validation-name="val2" table:formula="of:=AVERAGE([.$B24:.$F24])" office:value-type="float" office:value="1.625" calcext:value-type="float">
            <text:p>2</text:p>
          </table:table-cell>
          <table:table-cell table:style-name="ce79" table:content-validation-name="val2" table:formula="of:=AVERAGE([.$B24:.$F24])" office:value-type="float" office:value="1.625" calcext:value-type="float">
            <text:p>2</text:p>
          </table:table-cell>
          <table:table-cell table:style-name="ce79" table:content-validation-name="val2" table:formula="of:=[.$H24]-[.$G24]" office:value-type="float" office:value="0" calcext:value-type="float">
            <text:p>0</text:p>
          </table:table-cell>
          <table:table-cell table:style-name="ce121" table:content-validation-name="val2" office:value-type="string" calcext:value-type="string">
            <text:p>(Not excluding one of min/max even though there is a 800% difference because they only differ by 200% and 400% with toad_'s)</text:p>
          </table:table-cell>
          <table:table-cell table:style-name="ce99" table:number-columns-repeated="1014"/>
        </table:table-row>
        <table:table-row table:style-name="ro4">
          <table:table-cell table:style-name="ce65"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12" table:content-validation-name="val1" office:value-type="float" office:value="8" calcext:value-type="float">
            <text:p>8</text:p>
          </table:table-cell>
          <table:table-cell table:style-name="ce112" table:content-validation-name="val1" office:value-type="float" office:value="16" calcext:value-type="float">
            <text:p>16</text:p>
          </table:table-cell>
          <table:table-cell table:style-name="ce112" table:content-validation-name="val1" office:value-type="float" office:value="96" calcext:value-type="float">
            <text:p>96</text:p>
          </table:table-cell>
          <table:table-cell table:style-name="ce112" table:content-validation-name="val1" office:value-type="float" office:value="12" calcext:value-type="float">
            <text:p>12</text:p>
          </table:table-cell>
          <table:table-cell table:style-name="ce112" table:content-validation-name="val1" office:value-type="float" office:value="48" calcext:value-type="float">
            <text:p>48</text:p>
          </table:table-cell>
          <table:table-cell table:style-name="ce79" table:content-validation-name="val2" table:formula="of:=AVERAGE([.$B25:.$F25])" office:value-type="float" office:value="36" calcext:value-type="float">
            <text:p>36</text:p>
          </table:table-cell>
          <table:table-cell table:style-name="ce79" table:content-validation-name="val2" table:formula="of:=AVERAGE([.$B25:.$F25])" office:value-type="float" office:value="36" calcext:value-type="float">
            <text:p>36</text:p>
          </table:table-cell>
          <table:table-cell table:style-name="ce79" table:content-validation-name="val2" table:formula="of:=[.$H25]-[.$G25]" office:value-type="float" office:value="0" calcext:value-type="float">
            <text:p>0</text:p>
          </table:table-cell>
          <table:table-cell table:style-name="ce121" table:content-validation-name="val2" office:value-type="string" calcext:value-type="string">
            <text:p>(Nothing excluded because distributed search is an open research topic, there's no solution yet)</text:p>
          </table:table-cell>
          <table:table-cell table:style-name="ce99" table:number-columns-repeated="1014"/>
        </table:table-row>
        <table:table-row table:style-name="ro7">
          <table:table-cell table:style-name="ce65" office:value-type="string" calcext:value-type="string">
            <text:p>Add ability to comment on Freesites (fulfilled by babcom (is opt-in) / Freetalk / Sone?)</text:p>
          </table:table-cell>
          <table:table-cell table:style-name="ce112" table:content-validation-name="val1" office:value-type="float" office:value="4" calcext:value-type="float">
            <text:p>4</text:p>
          </table:table-cell>
          <table:table-cell table:style-name="ce112" table:content-validation-name="val1" office:value-type="float" office:value="8" calcext:value-type="float">
            <text:p>8</text:p>
          </table:table-cell>
          <table:table-cell table:style-name="ce113" table:content-validation-name="val1" office:value-type="float" office:value="96" calcext:value-type="float">
            <text:p>96</text:p>
          </table:table-cell>
          <table:table-cell table:style-name="ce112" table:content-validation-name="val1" office:value-type="float" office:value="1" calcext:value-type="float">
            <text:p>1</text:p>
          </table:table-cell>
          <table:table-cell table:style-name="ce112" table:content-validation-name="val1" office:value-type="float" office:value="4" calcext:value-type="float">
            <text:p>4</text:p>
          </table:table-cell>
          <table:table-cell table:style-name="ce79" table:content-validation-name="val2" table:formula="of:=AVERAGE([.$B26:.$F26])" office:value-type="float" office:value="22.6" calcext:value-type="float">
            <text:p>23</text:p>
          </table:table-cell>
          <table:table-cell table:style-name="ce79" table:content-validation-name="val2" table:formula="of:=AVERAGE([.$B26]; [.$C26]; [.$E26]; [.$F26])" office:value-type="float" office:value="4.25" calcext:value-type="float">
            <text:p>4</text:p>
          </table:table-cell>
          <table:table-cell table:style-name="ce79" table:content-validation-name="val2" table:formula="of:=[.$H26]-[.$G26]" office:value-type="float" office:value="-18.35" calcext:value-type="float">
            <text:p>-18</text:p>
          </table:table-cell>
          <table:table-cell table:style-name="ce121" table:content-validation-name="val2" office:value-type="string" calcext:value-type="string">
            <text:p>96 differs by 9600% with lowest other estimate</text:p>
          </table:table-cell>
          <table:table-cell table:style-name="ce99" table:number-columns-repeated="1014"/>
        </table:table-row>
        <table:table-row table:style-name="ro4">
          <table:table-cell table:style-name="ce65"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12" table:content-validation-name="val1" office:value-type="float" office:value="16" calcext:value-type="float">
            <text:p>16</text:p>
          </table:table-cell>
          <table:table-cell table:style-name="ce112" table:content-validation-name="val1" office:value-type="float" office:value="20" calcext:value-type="float">
            <text:p>20</text:p>
          </table:table-cell>
          <table:table-cell table:style-name="ce112" table:content-validation-name="val1" office:value-type="float" office:value="96" calcext:value-type="float">
            <text:p>96</text:p>
          </table:table-cell>
          <table:table-cell table:style-name="ce112" table:content-validation-name="val1" office:value-type="float" office:value="16" calcext:value-type="float">
            <text:p>16</text:p>
          </table:table-cell>
          <table:table-cell table:style-name="ce112" table:content-validation-name="val1" office:value-type="float" office:value="48" calcext:value-type="float">
            <text:p>48</text:p>
          </table:table-cell>
          <table:table-cell table:style-name="ce79" table:content-validation-name="val2" table:formula="of:=AVERAGE([.$B27:.$F27])" office:value-type="float" office:value="39.2" calcext:value-type="float">
            <text:p>39</text:p>
          </table:table-cell>
          <table:table-cell table:style-name="ce79" table:content-validation-name="val2" table:formula="of:=AVERAGE([.$B27:.$F27])" office:value-type="float" office:value="39.2" calcext:value-type="float">
            <text:p>39</text:p>
          </table:table-cell>
          <table:table-cell table:style-name="ce79" table:content-validation-name="val2" table:formula="of:=[.$H27]-[.$G27]" office:value-type="float" office:value="0" calcext:value-type="float">
            <text:p>0</text:p>
          </table:table-cell>
          <table:table-cell table:style-name="ce121" table:content-validation-name="val2"/>
          <table:table-cell table:style-name="ce99" table:number-columns-repeated="1014"/>
        </table:table-row>
        <table:table-row table:style-name="ro5">
          <table:table-cell table:style-name="ce65" office:value-type="string" calcext:value-type="string">
            <text:p>Improve the vulnerability and functionality of Flip [One anonymous user commented that you may as well re-invent FLIP]</text:p>
          </table:table-cell>
          <table:table-cell table:style-name="ce113" table:content-validation-name="val1" office:value-type="float" office:value="2" calcext:value-type="float">
            <text:p>2</text:p>
          </table:table-cell>
          <table:table-cell table:style-name="ce113" table:content-validation-name="val1" office:value-type="float" office:value="8" calcext:value-type="float">
            <text:p>8</text:p>
          </table:table-cell>
          <table:table-cell table:style-name="ce112" table:content-validation-name="val1" office:value-type="float" office:value="96" calcext:value-type="float">
            <text:p>96</text:p>
          </table:table-cell>
          <table:table-cell table:style-name="ce113" table:content-validation-name="val1" office:value-type="float" office:value="4" calcext:value-type="float">
            <text:p>4</text:p>
          </table:table-cell>
          <table:table-cell table:style-name="ce112" table:content-validation-name="val1" office:value-type="float" office:value="48" calcext:value-type="float">
            <text:p>48</text:p>
          </table:table-cell>
          <table:table-cell table:style-name="ce79" table:content-validation-name="val2" table:formula="of:=AVERAGE([.$B28:.$F28])" office:value-type="float" office:value="31.6" calcext:value-type="float">
            <text:p>32</text:p>
          </table:table-cell>
          <table:table-cell table:style-name="ce79" table:content-validation-name="val2" table:formula="of:=AVERAGE([.$D28]; [.$F28])" office:value-type="float" office:value="72" calcext:value-type="float">
            <text:p>72</text:p>
          </table:table-cell>
          <table:table-cell table:style-name="ce79" table:content-validation-name="val2" table:formula="of:=[.$H28]-[.$G28]" office:value-type="float" office:value="40.4" calcext:value-type="float">
            <text:p>40</text:p>
          </table:table-cell>
          <table:table-cell table:style-name="ce121" table:content-validation-name="val2" office:value-type="string" calcext:value-type="string">
            <text:p>Whole architecture of FLIP is likely broken: Based on KSKs and thus DoS-able. May be a full rewrite.</text:p>
          </table:table-cell>
          <table:table-cell table:style-name="ce99" table:number-columns-repeated="1014"/>
        </table:table-row>
        <table:table-row table:style-name="ro7">
          <table:table-cell table:style-name="ce65" office:value-type="string" calcext:value-type="string">
            <text:p>Improve FProxy CSS3 support to allow better Freesite UI</text:p>
          </table:table-cell>
          <table:table-cell table:number-columns-repeated="2"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style-name="ce112" table:content-validation-name="val1" office:value-type="float" office:value="2" calcext:value-type="float">
            <text:p>2</text:p>
          </table:table-cell>
          <table:table-cell table:style-name="ce112" table:content-validation-name="val1"/>
          <table:table-cell table:style-name="ce79" table:content-validation-name="val2" table:formula="of:=AVERAGE([.$B29:.$F29])" office:value-type="float" office:value="1.75" calcext:value-type="float">
            <text:p>2</text:p>
          </table:table-cell>
          <table:table-cell table:style-name="ce79" table:content-validation-name="val2" table:formula="of:=AVERAGE([.$B29:.$F29])" office:value-type="float" office:value="1.75" calcext:value-type="float">
            <text:p>2</text:p>
          </table:table-cell>
          <table:table-cell table:style-name="ce79" table:content-validation-name="val2" table:formula="of:=[.$H29]-[.$G29]" office:value-type="float" office:value="0" calcext:value-type="float">
            <text:p>0</text:p>
          </table:table-cell>
          <table:table-cell table:style-name="ce121" table:content-validation-name="val2"/>
          <table:table-cell table:style-name="ce99" table:number-columns-repeated="1014"/>
        </table:table-row>
        <table:table-row table:style-name="ro8">
          <table:table-cell table:style-name="ce65" office:value-type="string" calcext:value-type="string">
            <text:p>Document the content filter</text:p>
          </table:table-cell>
          <table:table-cell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style-name="ce113" table:content-validation-name="val1" office:value-type="float" office:value="96" calcext:value-type="float">
            <text:p>96</text:p>
          </table:table-cell>
          <table:table-cell table:style-name="ce112" table:content-validation-name="val1" office:value-type="float" office:value="0.5" calcext:value-type="float">
            <text:p>0.5</text:p>
          </table:table-cell>
          <table:table-cell table:style-name="ce112" table:content-validation-name="val1"/>
          <table:table-cell table:style-name="ce79" table:content-validation-name="val2" table:formula="of:=AVERAGE([.$B30:.$F30])" office:value-type="float" office:value="24.875" calcext:value-type="float">
            <text:p>25</text:p>
          </table:table-cell>
          <table:table-cell table:style-name="ce79" table:content-validation-name="val2" table:formula="of:=AVERAGE([.$B30]; [.$C30]; [.$E30]; [.$F30])" office:value-type="float" office:value="1.16666666666667" calcext:value-type="float">
            <text:p>1</text:p>
          </table:table-cell>
          <table:table-cell table:style-name="ce79" table:content-validation-name="val2" table:formula="of:=[.$H30]-[.$G30]" office:value-type="float" office:value="-23.7083333333333" calcext:value-type="float">
            <text:p>-24</text:p>
          </table:table-cell>
          <table:table-cell table:style-name="ce121"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99" table:number-columns-repeated="1014"/>
        </table:table-row>
        <table:table-row table:style-name="ro5">
          <table:table-cell table:style-name="ce65" office:value-type="string" calcext:value-type="string">
            <text:p>Improve Shoeshop/blob handling [how?]</text:p>
          </table:table-cell>
          <table:table-cell table:style-name="ce112" table:content-validation-name="val1" office:value-type="float" office:value="1" calcext:value-type="float">
            <text:p>1</text:p>
          </table:table-cell>
          <table:table-cell table:style-name="ce112" table:content-validation-name="val1" office:value-type="float" office:value="4" calcext:value-type="float">
            <text:p>4</text:p>
          </table:table-cell>
          <table:table-cell table:style-name="ce112" table:content-validation-name="val1" office:value-type="float" office:value="96" calcext:value-type="float">
            <text:p>96</text:p>
          </table:table-cell>
          <table:table-cell table:style-name="ce112" table:content-validation-name="val1" office:value-type="float" office:value="1" calcext:value-type="float">
            <text:p>1</text:p>
          </table:table-cell>
          <table:table-cell table:style-name="ce112" table:content-validation-name="val1"/>
          <table:table-cell table:style-name="ce79" table:content-validation-name="val2" table:formula="of:=AVERAGE([.$B31:.$F31])" office:value-type="float" office:value="25.5" calcext:value-type="float">
            <text:p>26</text:p>
          </table:table-cell>
          <table:table-cell table:style-name="ce79" table:content-validation-name="val2" table:formula="of:=AVERAGE([.$B31:.$F31])" office:value-type="float" office:value="25.5" calcext:value-type="float">
            <text:p>26</text:p>
          </table:table-cell>
          <table:table-cell table:style-name="ce79" table:content-validation-name="val2" table:formula="of:=[.$H31]-[.$G31]" office:value-type="float" office:value="0" calcext:value-type="float">
            <text:p>0</text:p>
          </table:table-cell>
          <table:table-cell table:style-name="ce121" table:content-validation-name="val2" office:value-type="string" calcext:value-type="string">
            <text:p>(Not bothering to exclude anything: Task is underspecified)</text:p>
          </table:table-cell>
          <table:table-cell table:style-name="ce99" table:number-columns-repeated="1014"/>
        </table:table-row>
        <table:table-row table:style-name="ro5">
          <table:table-cell table:style-name="ce65" office:value-type="string" calcext:value-type="string">
            <text:p>p2p file exchange by time-set expiring keys [Imprecise task? Also violates main goal of Freenet of preventing censorship!?]</text:p>
          </table:table-cell>
          <table:table-cell table:style-name="ce112" table:content-validation-name="val1" office:value-type="float" office:value="8" calcext:value-type="float">
            <text:p>8</text:p>
          </table:table-cell>
          <table:table-cell table:style-name="ce112" table:content-validation-name="val1" office:value-type="float" office:value="12" calcext:value-type="float">
            <text:p>12</text:p>
          </table:table-cell>
          <table:table-cell table:style-name="ce112" table:content-validation-name="val1" office:value-type="float" office:value="96" calcext:value-type="float">
            <text:p>96</text:p>
          </table:table-cell>
          <table:table-cell table:style-name="ce112" table:content-validation-name="val1" office:value-type="float" office:value="4" calcext:value-type="float">
            <text:p>4</text:p>
          </table:table-cell>
          <table:table-cell table:style-name="ce112" table:content-validation-name="val1"/>
          <table:table-cell table:style-name="ce79" table:content-validation-name="val2" table:formula="of:=AVERAGE([.$B32:.$F32])" office:value-type="float" office:value="30" calcext:value-type="float">
            <text:p>30</text:p>
          </table:table-cell>
          <table:table-cell table:style-name="ce79" table:content-validation-name="val2" table:formula="of:=AVERAGE([.$B32:.$F32])" office:value-type="float" office:value="30" calcext:value-type="float">
            <text:p>30</text:p>
          </table:table-cell>
          <table:table-cell table:style-name="ce79" table:content-validation-name="val2" table:formula="of:=[.$H32]-[.$G32]" office:value-type="float" office:value="0" calcext:value-type="float">
            <text:p>0</text:p>
          </table:table-cell>
          <table:table-cell table:style-name="ce121" table:content-validation-name="val2"/>
          <table:table-cell table:style-name="ce99" table:number-columns-repeated="1014"/>
        </table:table-row>
        <table:table-row table:style-name="ro5">
          <table:table-cell table:style-name="ce65" office:value-type="string" calcext:value-type="string">
            <text:p>Freenet key links directed to a dedicated Freenet browser, opennet [= non-Freenet Internet?] links to the system default like in the AutoHotKey script "Freenet Browser Director”</text:p>
          </table:table-cell>
          <table:table-cell table:style-name="ce112" table:content-validation-name="val1" office:value-type="float" office:value="12" calcext:value-type="float">
            <text:p>12</text:p>
          </table:table-cell>
          <table:table-cell table:style-name="ce113" table:content-validation-name="val1" office:value-type="float" office:value="1" calcext:value-type="float">
            <text:p>1</text:p>
          </table:table-cell>
          <table:table-cell table:style-name="ce112" table:content-validation-name="val1" office:value-type="float" office:value="8" calcext:value-type="float">
            <text:p>8</text:p>
          </table:table-cell>
          <table:table-cell table:number-columns-repeated="2" table:style-name="ce112" table:content-validation-name="val1" office:value-type="float" office:value="12" calcext:value-type="float">
            <text:p>12</text:p>
          </table:table-cell>
          <table:table-cell table:style-name="ce79" table:content-validation-name="val2" table:formula="of:=AVERAGE([.$B33:.$F33])" office:value-type="float" office:value="9" calcext:value-type="float">
            <text:p>9</text:p>
          </table:table-cell>
          <table:table-cell table:style-name="ce79" table:content-validation-name="val2" table:formula="of:=AVERAGE([.$B33]; [.$D33]; [.$E33]; [.$F33])" office:value-type="float" office:value="11" calcext:value-type="float">
            <text:p>11</text:p>
          </table:table-cell>
          <table:table-cell table:style-name="ce79" table:content-validation-name="val2" table:formula="of:=[.$H33]-[.$G33]" office:value-type="float" office:value="2" calcext:value-type="float">
            <text:p>2</text:p>
          </table:table-cell>
          <table:table-cell table:style-name="ce121" table:content-validation-name="val2" office:value-type="string" calcext:value-type="string">
            <text:p>1 differs by 1200% from most other estimates.</text:p>
          </table:table-cell>
          <table:table-cell table:style-name="ce99" table:number-columns-repeated="1014"/>
        </table:table-row>
        <table:table-row table:style-name="ro7">
          <table:table-cell table:style-name="ce65" office:value-type="string" calcext:value-type="string">
            <text:p>Warn users not to use Chrome, but instead an open source/free software browser</text:p>
          </table:table-cell>
          <table:table-cell table:number-columns-repeated="5" table:style-name="ce112" table:content-validation-name="val1" office:value-type="float" office:value="0.5" calcext:value-type="float">
            <text:p>0.5</text:p>
          </table:table-cell>
          <table:table-cell table:style-name="ce79" table:content-validation-name="val2" table:formula="of:=AVERAGE([.$B34:.$F34])" office:value-type="float" office:value="0.5" calcext:value-type="float">
            <text:p>1</text:p>
          </table:table-cell>
          <table:table-cell table:style-name="ce79" table:content-validation-name="val2" table:formula="of:=AVERAGE([.$B34:.$F34])" office:value-type="float" office:value="0.5" calcext:value-type="float">
            <text:p>1</text:p>
          </table:table-cell>
          <table:table-cell table:style-name="ce79" table:content-validation-name="val2" table:formula="of:=[.$H34]-[.$G34]"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5"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13" table:content-validation-name="val1" office:value-type="float" office:value="2" calcext:value-type="float">
            <text:p>2</text:p>
          </table:table-cell>
          <table:table-cell table:style-name="ce113" table:content-validation-name="val1" office:value-type="float" office:value="4" calcext:value-type="float">
            <text:p>4</text:p>
          </table:table-cell>
          <table:table-cell table:style-name="ce113" table:content-validation-name="val1" office:value-type="float" office:value="0.5" calcext:value-type="float">
            <text:p>0.5</text:p>
          </table:table-cell>
          <table:table-cell table:style-name="ce113" table:content-validation-name="val1" office:value-type="float" office:value="8" calcext:value-type="float">
            <text:p>8</text:p>
          </table:table-cell>
          <table:table-cell table:style-name="ce112" table:content-validation-name="val1" office:value-type="float" office:value="48" calcext:value-type="float">
            <text:p>48</text:p>
          </table:table-cell>
          <table:table-cell table:style-name="ce79" table:content-validation-name="val2" table:formula="of:=AVERAGE([.$B35:.$F35])" office:value-type="float" office:value="12.5" calcext:value-type="float">
            <text:p>13</text:p>
          </table:table-cell>
          <table:table-cell table:style-name="ce79" table:content-validation-name="val2" table:formula="of:=AVERAGE([.$F35])" office:value-type="float" office:value="48" calcext:value-type="float">
            <text:p>48</text:p>
          </table:table-cell>
          <table:table-cell table:style-name="ce79" table:content-validation-name="val2" table:formula="of:=[.$H35]-[.$G35]" office:value-type="float" office:value="35.5" calcext:value-type="float">
            <text:p>36</text:p>
          </table:table-cell>
          <table:table-cell table:style-name="ce121" table:content-validation-name="val2" office:value-type="string" calcext:value-type="string">
            <text:p>Whole architecture of FLIP and FLIRCP is likely broken: Based on KSKs and thus DoS-able. May be a full rewrite.</text:p>
          </table:table-cell>
          <table:table-cell table:style-name="ce99" table:number-columns-repeated="1014"/>
        </table:table-row>
        <table:table-row table:style-name="ro6">
          <table:table-cell table:style-name="ce66" table:number-columns-spanned="2" table:number-rows-spanned="1"/>
          <table:covered-table-cell/>
          <table:table-cell table:number-columns-repeated="4"/>
          <table:table-cell table:style-name="ce79" table:content-validation-name="val2" table:number-columns-repeated="3"/>
          <table:table-cell table:style-name="ce122" table:content-validation-name="val2"/>
          <table:table-cell table:number-columns-repeated="1014"/>
        </table:table-row>
        <table:table-row table:style-name="ro2">
          <table:table-cell table:style-name="ce67" office:value-type="string" calcext:value-type="string" table:number-columns-spanned="2" table:number-rows-spanned="1">
            <text:p>Security - Make Freenet more secure against attacks</text:p>
          </table:table-cell>
          <table:covered-table-cell/>
          <table:table-cell table:number-columns-repeated="4"/>
          <table:table-cell table:style-name="ce79" table:content-validation-name="val2" table:number-columns-repeated="3"/>
          <table:table-cell table:style-name="ce122" table:content-validation-name="val2"/>
          <table:table-cell table:number-columns-repeated="1014"/>
        </table:table-row>
        <table:table-row table:style-name="ro5">
          <table:table-cell table:style-name="ce65"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number-columns-repeated="2" table:style-name="ce112" table:content-validation-name="val1" office:value-type="float" office:value="0.5" calcext:value-type="float">
            <text:p>0.5</text:p>
          </table:table-cell>
          <table:table-cell table:style-name="ce112" table:content-validation-name="val1" office:value-type="float" office:value="2" calcext:value-type="float">
            <text:p>2</text:p>
          </table:table-cell>
          <table:table-cell table:style-name="ce79" table:content-validation-name="val2" table:formula="of:=AVERAGE([.$B38:.$F38])" office:value-type="float" office:value="1.2" calcext:value-type="float">
            <text:p>1</text:p>
          </table:table-cell>
          <table:table-cell table:style-name="ce79" table:content-validation-name="val2" table:formula="of:=AVERAGE([.$B38:.$F38])" office:value-type="float" office:value="1.2" calcext:value-type="float">
            <text:p>1</text:p>
          </table:table-cell>
          <table:table-cell table:style-name="ce79" table:content-validation-name="val2" table:formula="of:=[.$H38]-[.$G38]" office:value-type="float" office:value="0" calcext:value-type="float">
            <text:p>0</text:p>
          </table:table-cell>
          <table:table-cell table:style-name="ce121" table:content-validation-name="val2"/>
          <table:table-cell table:style-name="ce100" table:number-columns-repeated="1014"/>
        </table:table-row>
        <table:table-row table:style-name="ro8">
          <table:table-cell table:style-name="ce65"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12" table:content-validation-name="val1" office:value-type="float" office:value="2" calcext:value-type="float">
            <text:p>2</text:p>
          </table:table-cell>
          <table:table-cell table:number-columns-repeated="2" table:style-name="ce112" table:content-validation-name="val1" office:value-type="float" office:value="0.5" calcext:value-type="float">
            <text:p>0.5</text:p>
          </table:table-cell>
          <table:table-cell table:style-name="ce112" table:content-validation-name="val1" office:value-type="float" office:value="4" calcext:value-type="float">
            <text:p>4</text:p>
          </table:table-cell>
          <table:table-cell table:style-name="ce79" table:content-validation-name="val2" table:formula="of:=AVERAGE([.$B39:.$F39])" office:value-type="float" office:value="1.8" calcext:value-type="float">
            <text:p>2</text:p>
          </table:table-cell>
          <table:table-cell table:style-name="ce79" table:content-validation-name="val2" table:formula="of:=AVERAGE([.$B39:.$F39])" office:value-type="float" office:value="1.8" calcext:value-type="float">
            <text:p>2</text:p>
          </table:table-cell>
          <table:table-cell table:style-name="ce79" table:content-validation-name="val2" table:formula="of:=[.$H39]-[.$G39]" office:value-type="float" office:value="0" calcext:value-type="float">
            <text:p>0</text:p>
          </table:table-cell>
          <table:table-cell table:style-name="ce121"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100" table:number-columns-repeated="1014"/>
        </table:table-row>
        <table:table-row table:style-name="ro8">
          <table:table-cell table:style-name="ce65"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12" table:content-validation-name="val1"/>
          <table:table-cell table:style-name="ce112" table:content-validation-name="val1" office:value-type="float" office:value="16" calcext:value-type="float">
            <text:p>16</text:p>
          </table:table-cell>
          <table:table-cell table:number-columns-repeated="2" table:style-name="ce112" table:content-validation-name="val1" office:value-type="float" office:value="12" calcext:value-type="float">
            <text:p>12</text:p>
          </table:table-cell>
          <table:table-cell table:style-name="ce112" table:content-validation-name="val1" office:value-type="float" office:value="48" calcext:value-type="float">
            <text:p>48</text:p>
          </table:table-cell>
          <table:table-cell table:style-name="ce79" table:content-validation-name="val2" table:formula="of:=AVERAGE([.$B40:.$F40])" office:value-type="float" office:value="22" calcext:value-type="float">
            <text:p>22</text:p>
          </table:table-cell>
          <table:table-cell table:style-name="ce79" table:content-validation-name="val2" table:formula="of:=AVERAGE([.$B40:.$F40])" office:value-type="float" office:value="22" calcext:value-type="float">
            <text:p>22</text:p>
          </table:table-cell>
          <table:table-cell table:style-name="ce79" table:content-validation-name="val2" table:formula="of:=[.$H40]-[.$G40]" office:value-type="float" office:value="0" calcext:value-type="float">
            <text:p>0</text:p>
          </table:table-cell>
          <table:table-cell table:style-name="ce121" table:content-validation-name="val2"/>
          <table:table-cell table:style-name="ce100" table:number-columns-repeated="1014"/>
        </table:table-row>
        <table:table-row table:style-name="ro6">
          <table:table-cell table:style-name="ce66" table:number-columns-spanned="2" table:number-rows-spanned="1"/>
          <table:covered-table-cell/>
          <table:table-cell table:number-columns-repeated="4"/>
          <table:table-cell table:style-name="ce79" table:content-validation-name="val2" table:number-columns-repeated="3"/>
          <table:table-cell table:style-name="ce122" table:content-validation-name="val2"/>
          <table:table-cell table:number-columns-repeated="1014"/>
        </table:table-row>
        <table:table-row table:style-name="ro2">
          <table:table-cell table:style-name="ce67"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79" table:content-validation-name="val2" table:number-columns-repeated="3"/>
          <table:table-cell table:style-name="ce122" table:content-validation-name="val2"/>
          <table:table-cell table:number-columns-repeated="1014"/>
        </table:table-row>
        <table:table-row table:style-name="ro4">
          <table:table-cell table:style-name="ce65"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12" table:content-validation-name="val1"/>
          <table:table-cell table:style-name="ce112" table:content-validation-name="val1" office:value-type="float" office:value="24" calcext:value-type="float">
            <text:p>24</text:p>
          </table:table-cell>
          <table:table-cell table:style-name="ce113" table:content-validation-name="val1" office:value-type="float" office:value="96" calcext:value-type="float">
            <text:p>96</text:p>
          </table:table-cell>
          <table:table-cell table:style-name="ce112" table:content-validation-name="val1" office:value-type="float" office:value="4" calcext:value-type="float">
            <text:p>4</text:p>
          </table:table-cell>
          <table:table-cell table:style-name="ce112" table:content-validation-name="val1" office:value-type="float" office:value="12" calcext:value-type="float">
            <text:p>12</text:p>
          </table:table-cell>
          <table:table-cell table:style-name="ce79" table:content-validation-name="val2" table:formula="of:=AVERAGE([.$B43:.$F43])" office:value-type="float" office:value="34" calcext:value-type="float">
            <text:p>34</text:p>
          </table:table-cell>
          <table:table-cell table:style-name="ce79" table:content-validation-name="val2" table:formula="of:=AVERAGE([.$B43]; [.$C43]; [.$E43]; [.$F43])" office:value-type="float" office:value="13.3333333333333" calcext:value-type="float">
            <text:p>13</text:p>
          </table:table-cell>
          <table:table-cell table:style-name="ce79" table:content-validation-name="val2" table:formula="of:=[.$H43]-[.$G43]" office:value-type="float" office:value="-20.6666666666667" calcext:value-type="float">
            <text:p>-21</text:p>
          </table:table-cell>
          <table:table-cell table:style-name="ce121" table:content-validation-name="val2" office:value-type="string" calcext:value-type="string">
            <text:p>96 differs by 2400% from lowest estimate</text:p>
          </table:table-cell>
          <table:table-cell table:style-name="ce99" table:number-columns-repeated="1014"/>
        </table:table-row>
        <table:table-row table:style-name="ro4">
          <table:table-cell table:style-name="ce65"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12" table:content-validation-name="val1"/>
          <table:table-cell table:style-name="ce112" table:content-validation-name="val1" office:value-type="float" office:value="16" calcext:value-type="float">
            <text:p>16</text:p>
          </table:table-cell>
          <table:table-cell table:style-name="ce113" table:content-validation-name="val1" office:value-type="float" office:value="96" calcext:value-type="float">
            <text:p>96</text:p>
          </table:table-cell>
          <table:table-cell table:style-name="ce112" table:content-validation-name="val1" office:value-type="float" office:value="4" calcext:value-type="float">
            <text:p>4</text:p>
          </table:table-cell>
          <table:table-cell table:style-name="ce112" table:content-validation-name="val1" office:value-type="float" office:value="12" calcext:value-type="float">
            <text:p>12</text:p>
          </table:table-cell>
          <table:table-cell table:style-name="ce79" table:content-validation-name="val2" table:formula="of:=AVERAGE([.$B44:.$F44])" office:value-type="float" office:value="32" calcext:value-type="float">
            <text:p>32</text:p>
          </table:table-cell>
          <table:table-cell table:style-name="ce79" table:content-validation-name="val2" table:formula="of:=AVERAGE([.$B44]; [.$C44]; [.$E44]; [.$F44])" office:value-type="float" office:value="10.6666666666667" calcext:value-type="float">
            <text:p>11</text:p>
          </table:table-cell>
          <table:table-cell table:style-name="ce79" table:content-validation-name="val2" table:formula="of:=[.$H44]-[.$G44]" office:value-type="float" office:value="-21.3333333333333" calcext:value-type="float">
            <text:p>-21</text:p>
          </table:table-cell>
          <table:table-cell table:style-name="ce121" table:content-validation-name="val2" office:value-type="string" calcext:value-type="string">
            <text:p>96 differs by 2400% from lowest estimate</text:p>
          </table:table-cell>
          <table:table-cell table:style-name="ce99" table:number-columns-repeated="1014"/>
        </table:table-row>
        <table:table-row table:style-name="ro8">
          <table:table-cell table:style-name="ce65"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12" table:content-validation-name="val1" office:value-type="float" office:value="8" calcext:value-type="float">
            <text:p>8</text:p>
          </table:table-cell>
          <table:table-cell table:style-name="ce112" table:content-validation-name="val1" office:value-type="float" office:value="12" calcext:value-type="float">
            <text:p>12</text:p>
          </table:table-cell>
          <table:table-cell table:style-name="ce113" table:content-validation-name="val1" office:value-type="float" office:value="96" calcext:value-type="float">
            <text:p>96</text:p>
          </table:table-cell>
          <table:table-cell table:style-name="ce112" table:content-validation-name="val1" office:value-type="float" office:value="2" calcext:value-type="float">
            <text:p>2</text:p>
          </table:table-cell>
          <table:table-cell table:style-name="ce112" table:content-validation-name="val1" office:value-type="float" office:value="12" calcext:value-type="float">
            <text:p>12</text:p>
          </table:table-cell>
          <table:table-cell table:style-name="ce79" table:content-validation-name="val2" table:formula="of:=AVERAGE([.$B45:.$F45])" office:value-type="float" office:value="26" calcext:value-type="float">
            <text:p>26</text:p>
          </table:table-cell>
          <table:table-cell table:style-name="ce79" table:content-validation-name="val2" table:formula="of:=AVERAGE([.$B45]; [.$C45]; [.$E45]; [.$F45])" office:value-type="float" office:value="8.5" calcext:value-type="float">
            <text:p>9</text:p>
          </table:table-cell>
          <table:table-cell table:style-name="ce79" table:content-validation-name="val2" table:formula="of:=[.$H45]-[.$G45]" office:value-type="float" office:value="-17.5" calcext:value-type="float">
            <text:p>-18</text:p>
          </table:table-cell>
          <table:table-cell table:style-name="ce121" table:content-validation-name="val2" office:value-type="string" calcext:value-type="string">
            <text:p>96 differs by 4800% from lowest estimate</text:p>
          </table:table-cell>
          <table:table-cell table:style-name="ce99" table:number-columns-repeated="1014"/>
        </table:table-row>
        <table:table-row table:style-name="ro4">
          <table:table-cell table:style-name="ce65"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8" table:style-name="ce114" table:content-validation-name="val2" office:value-type="string" calcext:value-type="string">
            <text:p>(constant cost per week)</text:p>
          </table:table-cell>
          <table:table-cell table:style-name="ce114" table:content-validation-name="val2"/>
          <table:table-cell table:style-name="ce99" table:number-columns-repeated="1014"/>
        </table:table-row>
        <table:table-row table:style-name="ro4">
          <table:table-cell table:style-name="ce65"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8" table:style-name="ce114" table:content-validation-name="val2" office:value-type="string" calcext:value-type="string">
            <text:p>(constant cost per week)</text:p>
          </table:table-cell>
          <table:table-cell table:style-name="ce114" table:content-validation-name="val2"/>
          <table:table-cell table:style-name="ce99" table:number-columns-repeated="1014"/>
        </table:table-row>
        <table:table-row table:style-name="ro4">
          <table:table-cell table:style-name="ce65"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12" table:content-validation-name="val1"/>
          <table:table-cell table:style-name="ce112" table:content-validation-name="val1" office:value-type="float" office:value="1" calcext:value-type="float">
            <text:p>1</text:p>
          </table:table-cell>
          <table:table-cell table:style-name="ce112" table:content-validation-name="val1" office:value-type="float" office:value="0.5" calcext:value-type="float">
            <text:p>0.5</text:p>
          </table:table-cell>
          <table:table-cell table:style-name="ce112" table:content-validation-name="val1"/>
          <table:table-cell table:style-name="ce112" table:content-validation-name="val1" office:value-type="float" office:value="2" calcext:value-type="float">
            <text:p>2</text:p>
          </table:table-cell>
          <table:table-cell table:style-name="ce79" table:content-validation-name="val2" table:formula="of:=AVERAGE([.$B48:.$F48])" office:value-type="float" office:value="1.16666666666667" calcext:value-type="float">
            <text:p>1</text:p>
          </table:table-cell>
          <table:table-cell table:style-name="ce79" table:content-validation-name="val2" table:formula="of:=AVERAGE([.$B48:.$F48])" office:value-type="float" office:value="1.16666666666667" calcext:value-type="float">
            <text:p>1</text:p>
          </table:table-cell>
          <table:table-cell table:style-name="ce79" table:content-validation-name="val2" table:formula="of:=[.$H48]-[.$G48]" office:value-type="float" office:value="0" calcext:value-type="float">
            <text:p>0</text:p>
          </table:table-cell>
          <table:table-cell table:style-name="ce121" table:content-validation-name="val2"/>
          <table:table-cell table:style-name="ce99" table:number-columns-repeated="1014"/>
        </table:table-row>
        <table:table-row table:style-name="ro6">
          <table:table-cell table:style-name="ce66" table:number-columns-spanned="2" table:number-rows-spanned="1"/>
          <table:covered-table-cell/>
          <table:table-cell table:number-columns-repeated="4"/>
          <table:table-cell table:style-name="ce79" table:content-validation-name="val2" table:number-columns-repeated="2"/>
          <table:table-cell table:style-name="ce79" table:content-validation-name="val2" table:formula="of:=[.$H49]-[.$G49]" office:value-type="float" office:value="0" calcext:value-type="float">
            <text:p>0</text:p>
          </table:table-cell>
          <table:table-cell table:style-name="ce122" table:content-validation-name="val2"/>
          <table:table-cell table:number-columns-repeated="1014"/>
        </table:table-row>
        <table:table-row table:style-name="ro2">
          <table:table-cell table:style-name="ce67"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79" table:content-validation-name="val2" table:number-columns-repeated="2"/>
          <table:table-cell table:style-name="ce79" table:content-validation-name="val2" table:formula="of:=[.$H50]-[.$G50]" office:value-type="float" office:value="0" calcext:value-type="float">
            <text:p>0</text:p>
          </table:table-cell>
          <table:table-cell table:style-name="ce122" table:content-validation-name="val2"/>
          <table:table-cell table:number-columns-repeated="1014"/>
        </table:table-row>
        <table:table-row table:style-name="ro7">
          <table:table-cell table:style-name="ce68" office:value-type="string" calcext:value-type="string">
            <text:p>Language: Lower threshold of entry by working on <text:a xlink:href="https://freenetproject.org/download.html#download" xlink:type="simple">how to install Freenet</text:a></text:p>
          </table:table-cell>
          <table:table-cell table:number-columns-repeated="2" table:style-name="ce112" table:content-validation-name="val1" office:value-type="float" office:value="1" calcext:value-type="float">
            <text:p>1</text:p>
          </table:table-cell>
          <table:table-cell table:style-name="ce112" table:content-validation-name="val1" office:value-type="float" office:value="0.5" calcext:value-type="float">
            <text:p>0.5</text:p>
          </table:table-cell>
          <table:table-cell table:number-columns-repeated="2" table:style-name="ce112" table:content-validation-name="val1" office:value-type="float" office:value="1" calcext:value-type="float">
            <text:p>1</text:p>
          </table:table-cell>
          <table:table-cell table:style-name="ce79" table:content-validation-name="val2" table:formula="of:=AVERAGE([.$B51:.$F51])" office:value-type="float" office:value="0.9" calcext:value-type="float">
            <text:p>1</text:p>
          </table:table-cell>
          <table:table-cell table:style-name="ce79" table:content-validation-name="val2" table:formula="of:=AVERAGE([.$B51:.$F51])" office:value-type="float" office:value="0.9" calcext:value-type="float">
            <text:p>1</text:p>
          </table:table-cell>
          <table:table-cell table:style-name="ce79" table:content-validation-name="val2" table:formula="of:=[.$H51]-[.$G51]" office:value-type="float" office:value="0" calcext:value-type="float">
            <text:p>0</text:p>
          </table:table-cell>
          <table:table-cell table:style-name="ce121" table:content-validation-name="val2"/>
          <table:table-cell table:style-name="ce99" table:number-columns-repeated="1014"/>
        </table:table-row>
        <table:table-row table:style-name="ro7">
          <table:table-cell table:style-name="ce68"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12" table:content-validation-name="val1" office:value-type="float" office:value="1" calcext:value-type="float">
            <text:p>1</text:p>
          </table:table-cell>
          <table:table-cell table:number-columns-repeated="2" table:style-name="ce112" table:content-validation-name="val1" office:value-type="float" office:value="0.5" calcext:value-type="float">
            <text:p>0.5</text:p>
          </table:table-cell>
          <table:table-cell table:style-name="ce112" table:content-validation-name="val1" office:value-type="float" office:value="1" calcext:value-type="float">
            <text:p>1</text:p>
          </table:table-cell>
          <table:table-cell table:style-name="ce116" table:content-validation-name="val1" office:value-type="float" office:value="4" calcext:value-type="float">
            <text:p>4</text:p>
          </table:table-cell>
          <table:table-cell table:style-name="ce79" table:content-validation-name="val2" table:formula="of:=AVERAGE([.$B52:.$F52])" office:value-type="float" office:value="1.4" calcext:value-type="float">
            <text:p>1</text:p>
          </table:table-cell>
          <table:table-cell table:style-name="ce79" table:content-validation-name="val2" table:formula="of:=AVERAGE([.$B52:.$E52])" office:value-type="float" office:value="0.75" calcext:value-type="float">
            <text:p>1</text:p>
          </table:table-cell>
          <table:table-cell table:style-name="ce79" table:content-validation-name="val2" table:formula="of:=[.$H52]-[.$G52]" office:value-type="float" office:value="-0.65" calcext:value-type="float">
            <text:p>-1</text:p>
          </table:table-cell>
          <table:table-cell table:style-name="ce121" table:content-validation-name="val2" office:value-type="string" calcext:value-type="string">
            <text:p>4 differs by 800% from lowest estimate</text:p>
          </table:table-cell>
          <table:table-cell table:style-name="ce99" table:number-columns-repeated="1014"/>
        </table:table-row>
        <table:table-row table:style-name="ro7">
          <table:table-cell table:style-name="ce68"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12" table:content-validation-name="val1" office:value-type="float" office:value="1" calcext:value-type="float">
            <text:p>1</text:p>
          </table:table-cell>
          <table:table-cell table:style-name="ce112" table:content-validation-name="val1" office:value-type="float" office:value="2" calcext:value-type="float">
            <text:p>2</text:p>
          </table:table-cell>
          <table:table-cell table:style-name="ce112" table:content-validation-name="val1" office:value-type="float" office:value="0.5" calcext:value-type="float">
            <text:p>0.5</text:p>
          </table:table-cell>
          <table:table-cell table:style-name="ce112" table:content-validation-name="val1" office:value-type="float" office:value="1" calcext:value-type="float">
            <text:p>1</text:p>
          </table:table-cell>
          <table:table-cell table:style-name="ce116" table:content-validation-name="val1" office:value-type="float" office:value="4" calcext:value-type="float">
            <text:p>4</text:p>
          </table:table-cell>
          <table:table-cell table:style-name="ce79" table:content-validation-name="val2" table:formula="of:=AVERAGE([.$B53:.$F53])" office:value-type="float" office:value="1.7" calcext:value-type="float">
            <text:p>2</text:p>
          </table:table-cell>
          <table:table-cell table:style-name="ce79" table:content-validation-name="val2" table:formula="of:=AVERAGE([.$B53:.$E53])" office:value-type="float" office:value="1.125" calcext:value-type="float">
            <text:p>1</text:p>
          </table:table-cell>
          <table:table-cell table:style-name="ce79" table:content-validation-name="val2" table:formula="of:=[.$H53]-[.$G53]" office:value-type="float" office:value="-0.575" calcext:value-type="float">
            <text:p>-1</text:p>
          </table:table-cell>
          <table:table-cell table:style-name="ce121" table:content-validation-name="val2" office:value-type="string" calcext:value-type="string">
            <text:p>4 differs by 800% from lowest estimate</text:p>
          </table:table-cell>
          <table:table-cell table:style-name="ce99" table:number-columns-repeated="1014"/>
        </table:table-row>
        <table:table-row table:style-name="ro8">
          <table:table-cell table:style-name="ce68" office:value-type="string" calcext:value-type="string">
            <text:p>Language: Fix current low-hanging problems with UI language, as per issues on transifex.</text:p>
          </table:table-cell>
          <table:table-cell table:number-columns-repeated="2" table:style-name="ce113" table:content-validation-name="val1" office:value-type="float" office:value="1" calcext:value-type="float">
            <text:p>1</text:p>
          </table:table-cell>
          <table:table-cell table:style-name="ce113" table:content-validation-name="val1" office:value-type="float" office:value="0.5" calcext:value-type="float">
            <text:p>0.5</text:p>
          </table:table-cell>
          <table:table-cell table:style-name="ce113" table:content-validation-name="val1" office:value-type="float" office:value="1" calcext:value-type="float">
            <text:p>1</text:p>
          </table:table-cell>
          <table:table-cell table:style-name="ce112" table:content-validation-name="val1" office:value-type="float" office:value="8" calcext:value-type="float">
            <text:p>8</text:p>
          </table:table-cell>
          <table:table-cell table:style-name="ce79" table:content-validation-name="val2" table:formula="of:=AVERAGE([.$B54:.$F54])" office:value-type="float" office:value="2.3" calcext:value-type="float">
            <text:p>2</text:p>
          </table:table-cell>
          <table:table-cell table:style-name="ce79" table:content-validation-name="val2" table:formula="of:=AVERAGE([.$F54])" office:value-type="float" office:value="8" calcext:value-type="float">
            <text:p>8</text:p>
          </table:table-cell>
          <table:table-cell table:style-name="ce79" table:content-validation-name="val2" table:formula="of:=[.$H54]-[.$G54]" office:value-type="float" office:value="5.7" calcext:value-type="float">
            <text:p>6</text:p>
          </table:table-cell>
          <table:table-cell table:style-name="ce121"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99" table:number-columns-repeated="1014"/>
        </table:table-row>
        <table:table-row table:style-name="ro7">
          <table:table-cell table:style-name="ce68" office:value-type="string" calcext:value-type="string">
            <text:p>Language: Add Transifex issues to main bugtracker</text:p>
          </table:table-cell>
          <table:table-cell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style-name="ce113" table:content-validation-name="val1" office:value-type="float" office:value="96" calcext:value-type="float">
            <text:p>96</text:p>
          </table:table-cell>
          <table:table-cell table:style-name="ce115" table:content-validation-name="val1" office:value-type="float" office:value="0.5" calcext:value-type="float">
            <text:p>0.5</text:p>
          </table:table-cell>
          <table:table-cell table:style-name="ce112" table:content-validation-name="val1" office:value-type="float" office:value="2" calcext:value-type="float">
            <text:p>2</text:p>
          </table:table-cell>
          <table:table-cell table:style-name="ce79" table:content-validation-name="val2" table:formula="of:=AVERAGE([.$B55:.$F55])" office:value-type="float" office:value="20.3" calcext:value-type="float">
            <text:p>20</text:p>
          </table:table-cell>
          <table:table-cell table:style-name="ce79" table:content-validation-name="val2" table:formula="of:=AVERAGE([.$B55]; [.$C55]; [.$E55]; [.$F55])" office:value-type="float" office:value="1.375" calcext:value-type="float">
            <text:p>1</text:p>
          </table:table-cell>
          <table:table-cell table:style-name="ce79" table:content-validation-name="val2" table:formula="of:=[.$H55]-[.$G55]" office:value-type="float" office:value="-18.925" calcext:value-type="float">
            <text:p>-19</text:p>
          </table:table-cell>
          <table:table-cell table:style-name="ce121" table:content-validation-name="val2" office:value-type="string" calcext:value-type="string">
            <text:p>96 differs by 19200% from lowest estimate.</text:p>
          </table:table-cell>
          <table:table-cell table:style-name="ce99" table:number-columns-repeated="1014"/>
        </table:table-row>
        <table:table-row table:style-name="ro14">
          <table:table-cell table:style-name="ce68" office:value-type="string" calcext:value-type="string">
            <text:p>Language: Establish overview of, and do away with needlessly difficult words</text:p>
          </table:table-cell>
          <table:table-cell table:number-columns-repeated="2" table:style-name="ce112" table:content-validation-name="val1" office:value-type="float" office:value="2" calcext:value-type="float">
            <text:p>2</text:p>
          </table:table-cell>
          <table:table-cell table:style-name="ce113" table:content-validation-name="val1" office:value-type="float" office:value="0.5" calcext:value-type="float">
            <text:p>0.5</text:p>
          </table:table-cell>
          <table:table-cell table:style-name="ce112" table:content-validation-name="val1" office:value-type="float" office:value="2" calcext:value-type="float">
            <text:p>2</text:p>
          </table:table-cell>
          <table:table-cell table:style-name="ce115" table:content-validation-name="val1" office:value-type="float" office:value="4" calcext:value-type="float">
            <text:p>4</text:p>
          </table:table-cell>
          <table:table-cell table:style-name="ce79" table:content-validation-name="val2" table:formula="of:=AVERAGE([.$B56:.$F56])" office:value-type="float" office:value="2.1" calcext:value-type="float">
            <text:p>2</text:p>
          </table:table-cell>
          <table:table-cell table:style-name="ce79" table:content-validation-name="val2" table:formula="of:=AVERAGE([.$B56]; [.$C56]; [.$E56]; [.$F56])" office:value-type="float" office:value="2.5" calcext:value-type="float">
            <text:p>3</text:p>
          </table:table-cell>
          <table:table-cell table:style-name="ce79" table:content-validation-name="val2" table:formula="of:=[.$H56]-[.$G56]" office:value-type="float" office:value="0.4" calcext:value-type="float">
            <text:p>0</text:p>
          </table:table-cell>
          <table:table-cell table:style-name="ce121"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99" table:number-columns-repeated="1014"/>
        </table:table-row>
        <table:table-row table:style-name="ro5">
          <table:table-cell table:style-name="ce68" office:value-type="string" calcext:value-type="string">
            <text:p>Language: Document how Freenet works, with a infographic, on the Wiki, detailing the remainder of speciality words.</text:p>
          </table:table-cell>
          <table:table-cell table:number-columns-repeated="2" table:style-name="ce112" table:content-validation-name="val1" office:value-type="float" office:value="2" calcext:value-type="float">
            <text:p>2</text:p>
          </table:table-cell>
          <table:table-cell table:style-name="ce112" table:content-validation-name="val1" office:value-type="float" office:value="0.5" calcext:value-type="float">
            <text:p>0.5</text:p>
          </table:table-cell>
          <table:table-cell table:style-name="ce112" table:content-validation-name="val1" office:value-type="float" office:value="2" calcext:value-type="float">
            <text:p>2</text:p>
          </table:table-cell>
          <table:table-cell table:style-name="ce112" table:content-validation-name="val1"/>
          <table:table-cell table:style-name="ce79" table:content-validation-name="val2" table:formula="of:=AVERAGE([.$B57:.$F57])" office:value-type="float" office:value="1.625" calcext:value-type="float">
            <text:p>2</text:p>
          </table:table-cell>
          <table:table-cell table:style-name="ce79" table:content-validation-name="val2" table:formula="of:=AVERAGE([.$B57:.$F57])" office:value-type="float" office:value="1.625" calcext:value-type="float">
            <text:p>2</text:p>
          </table:table-cell>
          <table:table-cell table:style-name="ce79" table:content-validation-name="val2" table:formula="of:=[.$H57]-[.$G57]" office:value-type="float" office:value="0" calcext:value-type="float">
            <text:p>0</text:p>
          </table:table-cell>
          <table:table-cell table:style-name="ce121" table:content-validation-name="val2"/>
          <table:table-cell table:style-name="ce99" table:number-columns-repeated="1014"/>
        </table:table-row>
        <table:table-row table:style-name="ro7">
          <table:table-cell table:style-name="ce68" office:value-type="string" calcext:value-type="string">
            <text:p>Website redesign</text:p>
          </table:table-cell>
          <table:table-cell table:number-columns-repeated="2" table:style-name="ce112" table:content-validation-name="val1" office:value-type="float" office:value="8" calcext:value-type="float">
            <text:p>8</text:p>
          </table:table-cell>
          <table:table-cell table:style-name="ce112" table:content-validation-name="val1" office:value-type="float" office:value="2" calcext:value-type="float">
            <text:p>2</text:p>
          </table:table-cell>
          <table:table-cell table:style-name="ce112" table:content-validation-name="val1" office:value-type="float" office:value="8" calcext:value-type="float">
            <text:p>8</text:p>
          </table:table-cell>
          <table:table-cell table:style-name="ce112" table:content-validation-name="val1" office:value-type="float" office:value="4" calcext:value-type="float">
            <text:p>4</text:p>
          </table:table-cell>
          <table:table-cell table:style-name="ce79" table:content-validation-name="val2" table:formula="of:=AVERAGE([.$B58:.$F58])" office:value-type="float" office:value="6" calcext:value-type="float">
            <text:p>6</text:p>
          </table:table-cell>
          <table:table-cell table:style-name="ce79" table:content-validation-name="val2" table:formula="of:=AVERAGE([.$B58:.$F58])" office:value-type="float" office:value="6" calcext:value-type="float">
            <text:p>6</text:p>
          </table:table-cell>
          <table:table-cell table:style-name="ce79" table:content-validation-name="val2" table:formula="of:=[.$H58]-[.$G58]" office:value-type="float" office:value="0" calcext:value-type="float">
            <text:p>0</text:p>
          </table:table-cell>
          <table:table-cell table:style-name="ce121" table:content-validation-name="val2"/>
          <table:table-cell table:style-name="ce99" table:number-columns-repeated="1014"/>
        </table:table-row>
        <table:table-row table:style-name="ro7">
          <table:table-cell table:style-name="ce69" office:value-type="string" calcext:value-type="string">
            <text:p>Website redesign: Migration to static Github Pages</text:p>
          </table:table-cell>
          <table:table-cell table:number-columns-repeated="2" table:style-name="ce112" table:content-validation-name="val1" office:value-type="float" office:value="2" calcext:value-type="float">
            <text:p>2</text:p>
          </table:table-cell>
          <table:table-cell table:style-name="ce112" table:content-validation-name="val1" office:value-type="float" office:value="0.5" calcext:value-type="float">
            <text:p>0.5</text:p>
          </table:table-cell>
          <table:table-cell table:style-name="ce112" table:content-validation-name="val1" office:value-type="float" office:value="1" calcext:value-type="float">
            <text:p>1</text:p>
          </table:table-cell>
          <table:table-cell table:style-name="ce112" table:content-validation-name="val1"/>
          <table:table-cell table:style-name="ce79" table:content-validation-name="val2" table:formula="of:=AVERAGE([.$B59:.$F59])" office:value-type="float" office:value="1.375" calcext:value-type="float">
            <text:p>1</text:p>
          </table:table-cell>
          <table:table-cell table:style-name="ce79" table:content-validation-name="val2" table:formula="of:=AVERAGE([.$B59:.$F59])" office:value-type="float" office:value="1.375" calcext:value-type="float">
            <text:p>1</text:p>
          </table:table-cell>
          <table:table-cell table:style-name="ce79" table:content-validation-name="val2" table:formula="of:=[.$H59]-[.$G59]" office:value-type="float" office:value="0" calcext:value-type="float">
            <text:p>0</text:p>
          </table:table-cell>
          <table:table-cell table:style-name="ce121" table:content-validation-name="val2"/>
          <table:table-cell table:style-name="ce99" table:number-columns-repeated="1014"/>
        </table:table-row>
        <table:table-row table:style-name="ro7">
          <table:table-cell table:style-name="ce69" office:value-type="string" calcext:value-type="string">
            <text:p>Website redesign: New CSS redesign</text:p>
          </table:table-cell>
          <table:table-cell table:style-name="ce112" table:content-validation-name="val1" office:value-type="float" office:value="1" calcext:value-type="float">
            <text:p>1</text:p>
          </table:table-cell>
          <table:table-cell table:number-columns-repeated="2" table:style-name="ce112" table:content-validation-name="val1" office:value-type="float" office:value="2" calcext:value-type="float">
            <text:p>2</text:p>
          </table:table-cell>
          <table:table-cell table:style-name="ce112" table:content-validation-name="val1" table:number-columns-repeated="2"/>
          <table:table-cell table:style-name="ce79" table:content-validation-name="val2" table:formula="of:=AVERAGE([.$B60:.$F60])" office:value-type="float" office:value="1.66666666666667" calcext:value-type="float">
            <text:p>2</text:p>
          </table:table-cell>
          <table:table-cell table:style-name="ce79" table:content-validation-name="val2" table:formula="of:=AVERAGE([.$B60:.$F60])" office:value-type="float" office:value="1.66666666666667" calcext:value-type="float">
            <text:p>2</text:p>
          </table:table-cell>
          <table:table-cell table:style-name="ce79" table:content-validation-name="val2" table:formula="of:=[.$H60]-[.$G60]"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9"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112" table:content-validation-name="val1" office:value-type="float" office:value="4" calcext:value-type="float">
            <text:p>4</text:p>
          </table:table-cell>
          <table:table-cell table:style-name="ce112" table:content-validation-name="val1" office:value-type="float" office:value="1" calcext:value-type="float">
            <text:p>1</text:p>
          </table:table-cell>
          <table:table-cell table:style-name="ce112" table:content-validation-name="val1"/>
          <table:table-cell table:style-name="ce79" table:content-validation-name="val2" table:formula="of:=AVERAGE([.$B61:.$F61])" office:value-type="float" office:value="3.25" calcext:value-type="float">
            <text:p>3</text:p>
          </table:table-cell>
          <table:table-cell table:style-name="ce79" table:content-validation-name="val2" table:formula="of:=AVERAGE([.$B61:.$F61])" office:value-type="float" office:value="3.25" calcext:value-type="float">
            <text:p>3</text:p>
          </table:table-cell>
          <table:table-cell table:style-name="ce79" table:content-validation-name="val2" table:formula="of:=[.$H61]-[.$G61]"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8"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12" table:content-validation-name="val1" office:value-type="float" office:value="2" calcext:value-type="float">
            <text:p>2</text:p>
          </table:table-cell>
          <table:table-cell table:style-name="ce112" table:content-validation-name="val1" office:value-type="float" office:value="4" calcext:value-type="float">
            <text:p>4</text:p>
          </table:table-cell>
          <table:table-cell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style-name="ce112" table:content-validation-name="val1" office:value-type="float" office:value="4" calcext:value-type="float">
            <text:p>4</text:p>
          </table:table-cell>
          <table:table-cell table:style-name="ce79" table:content-validation-name="val2" table:formula="of:=AVERAGE([.$B62:.$F62])" office:value-type="float" office:value="2.6" calcext:value-type="float">
            <text:p>3</text:p>
          </table:table-cell>
          <table:table-cell table:style-name="ce79" table:content-validation-name="val2" table:formula="of:=AVERAGE([.$B62:.$F62])" office:value-type="float" office:value="2.6" calcext:value-type="float">
            <text:p>3</text:p>
          </table:table-cell>
          <table:table-cell table:style-name="ce79" table:content-validation-name="val2" table:formula="of:=[.$H62]-[.$G62]" office:value-type="float" office:value="0" calcext:value-type="float">
            <text:p>0</text:p>
          </table:table-cell>
          <table:table-cell table:style-name="ce121" table:content-validation-name="val2"/>
          <table:table-cell table:style-name="ce99" table:number-columns-repeated="1014"/>
        </table:table-row>
        <table:table-row table:style-name="ro5">
          <table:table-cell table:style-name="ce68" office:value-type="string" calcext:value-type="string">
            <text:p>Update FSNG: Show web interface usage rather than Thunderbird to match modern user expectations</text:p>
          </table:table-cell>
          <table:table-cell table:style-name="ce112" table:content-validation-name="val1" office:value-type="float" office:value="1" calcext:value-type="float">
            <text:p>1</text:p>
          </table:table-cell>
          <table:table-cell table:style-name="ce112" table:content-validation-name="val1" office:value-type="float" office:value="0.5" calcext:value-type="float">
            <text:p>0.5</text:p>
          </table:table-cell>
          <table:table-cell table:style-name="ce112" table:content-validation-name="val1"/>
          <table:table-cell table:style-name="ce112" table:content-validation-name="val1" office:value-type="float" office:value="0.5" calcext:value-type="float">
            <text:p>0.5</text:p>
          </table:table-cell>
          <table:table-cell table:style-name="ce112" table:content-validation-name="val1"/>
          <table:table-cell table:style-name="ce79" table:content-validation-name="val2" table:formula="of:=AVERAGE([.$B63:.$F63])" office:value-type="float" office:value="0.666666666666667" calcext:value-type="float">
            <text:p>1</text:p>
          </table:table-cell>
          <table:table-cell table:style-name="ce79" table:content-validation-name="val2" table:formula="of:=AVERAGE([.$B63:.$F63])" office:value-type="float" office:value="0.666666666666667" calcext:value-type="float">
            <text:p>1</text:p>
          </table:table-cell>
          <table:table-cell table:style-name="ce79" table:content-validation-name="val2" table:formula="of:=[.$H63]-[.$G63]" office:value-type="float" office:value="0" calcext:value-type="float">
            <text:p>0</text:p>
          </table:table-cell>
          <table:table-cell table:style-name="ce121" table:content-validation-name="val2"/>
          <table:table-cell table:style-name="ce99" table:number-columns-repeated="1014"/>
        </table:table-row>
        <table:table-row table:style-name="ro7">
          <table:table-cell table:style-name="ce68" office:value-type="string" calcext:value-type="string">
            <text:p>Update FSNG: Use a modern Windows installation with the default theme for screenshots</text:p>
          </table:table-cell>
          <table:table-cell table:number-columns-repeated="2" table:style-name="ce112" table:content-validation-name="val1" office:value-type="float" office:value="0.5" calcext:value-type="float">
            <text:p>0.5</text:p>
          </table:table-cell>
          <table:table-cell table:style-name="ce112" table:content-validation-name="val1"/>
          <table:table-cell table:number-columns-repeated="2" table:style-name="ce112" table:content-validation-name="val1" office:value-type="float" office:value="0.5" calcext:value-type="float">
            <text:p>0.5</text:p>
          </table:table-cell>
          <table:table-cell table:style-name="ce79" table:content-validation-name="val2" table:formula="of:=AVERAGE([.$B64:.$F64])" office:value-type="float" office:value="0.5" calcext:value-type="float">
            <text:p>1</text:p>
          </table:table-cell>
          <table:table-cell table:style-name="ce79" table:content-validation-name="val2" table:formula="of:=AVERAGE([.$B64:.$F64])" office:value-type="float" office:value="0.5" calcext:value-type="float">
            <text:p>1</text:p>
          </table:table-cell>
          <table:table-cell table:style-name="ce79" table:content-validation-name="val2" table:formula="of:=[.$H64]-[.$G64]"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8"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12" table:content-validation-name="val1"/>
          <table:table-cell table:style-name="ce115" table:content-validation-name="val1" office:value-type="float" office:value="2" calcext:value-type="float">
            <text:p>2</text:p>
          </table:table-cell>
          <table:table-cell table:style-name="ce112" table:content-validation-name="val1" office:value-type="float" office:value="4" calcext:value-type="float">
            <text:p>4</text:p>
          </table:table-cell>
          <table:table-cell table:style-name="ce112" table:content-validation-name="val1" office:value-type="float" office:value="12" calcext:value-type="float">
            <text:p>12</text:p>
          </table:table-cell>
          <table:table-cell table:style-name="ce112" table:content-validation-name="val1" office:value-type="float" office:value="24" calcext:value-type="float">
            <text:p>24</text:p>
          </table:table-cell>
          <table:table-cell table:style-name="ce79" table:content-validation-name="val2" table:formula="of:=AVERAGE([.$B65:.$F65])" office:value-type="float" office:value="10.5" calcext:value-type="float">
            <text:p>11</text:p>
          </table:table-cell>
          <table:table-cell table:style-name="ce79" table:content-validation-name="val2" table:formula="of:=AVERAGE([.$B65:.$F65])" office:value-type="float" office:value="10.5" calcext:value-type="float">
            <text:p>11</text:p>
          </table:table-cell>
          <table:table-cell table:style-name="ce79" table:content-validation-name="val2" table:formula="of:=[.$H65]-[.$G65]" office:value-type="float" office:value="0" calcext:value-type="float">
            <text:p>0</text:p>
          </table:table-cell>
          <table:table-cell table:style-name="ce121" table:content-validation-name="val2" office:value-type="string" calcext:value-type="string">
            <text:p>(Not bothering to exclude anything: None of us is a lawyer so this is difficult to judge, high differences in estimates are likely)</text:p>
          </table:table-cell>
          <table:table-cell table:style-name="ce99" table:number-columns-repeated="1014"/>
        </table:table-row>
        <table:table-row table:style-name="ro4">
          <table:table-cell table:style-name="ce68"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12" table:content-validation-name="val1"/>
          <table:table-cell table:style-name="ce115" table:content-validation-name="val1" office:value-type="float" office:value="2" calcext:value-type="float">
            <text:p>2</text:p>
          </table:table-cell>
          <table:table-cell table:style-name="ce115" table:content-validation-name="val1" office:value-type="float" office:value="0.5" calcext:value-type="float">
            <text:p>0.5</text:p>
          </table:table-cell>
          <table:table-cell table:style-name="ce112" table:content-validation-name="val1" office:value-type="float" office:value="4" calcext:value-type="float">
            <text:p>4</text:p>
          </table:table-cell>
          <table:table-cell table:style-name="ce115" table:content-validation-name="val1" office:value-type="float" office:value="24" calcext:value-type="float">
            <text:p>24</text:p>
          </table:table-cell>
          <table:table-cell table:style-name="ce79" table:content-validation-name="val2" table:formula="of:=AVERAGE([.$B66:.$F66])" office:value-type="float" office:value="7.625" calcext:value-type="float">
            <text:p>8</text:p>
          </table:table-cell>
          <table:table-cell table:style-name="ce79" table:content-validation-name="val2" table:formula="of:=AVERAGE([.$B66:.$F66])" office:value-type="float" office:value="7.625" calcext:value-type="float">
            <text:p>8</text:p>
          </table:table-cell>
          <table:table-cell table:style-name="ce79" table:content-validation-name="val2" table:formula="of:=[.$H66]-[.$G66]" office:value-type="float" office:value="0" calcext:value-type="float">
            <text:p>0</text:p>
          </table:table-cell>
          <table:table-cell table:style-name="ce121" table:content-validation-name="val2" office:value-type="string" calcext:value-type="string">
            <text:p>(Not bothering to exclude anything: None of us is a lawyer so this is difficult to judge, high differences in estimates are likely)</text:p>
          </table:table-cell>
          <table:table-cell table:style-name="ce99" table:number-columns-repeated="1014"/>
        </table:table-row>
        <table:table-row table:style-name="ro4">
          <table:table-cell table:style-name="ce68"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112" table:content-validation-name="val1" office:value-type="float" office:value="0.5" calcext:value-type="float">
            <text:p>0.5</text:p>
          </table:table-cell>
          <table:table-cell table:style-name="ce112" table:content-validation-name="val1"/>
          <table:table-cell table:number-columns-repeated="2" table:style-name="ce112" table:content-validation-name="val1" office:value-type="float" office:value="0.5" calcext:value-type="float">
            <text:p>0.5</text:p>
          </table:table-cell>
          <table:table-cell table:style-name="ce79" table:content-validation-name="val2" table:formula="of:=AVERAGE([.$B67:.$F67])" office:value-type="float" office:value="0.5" calcext:value-type="float">
            <text:p>1</text:p>
          </table:table-cell>
          <table:table-cell table:style-name="ce79" table:content-validation-name="val2" table:formula="of:=AVERAGE([.$B67:.$F67])" office:value-type="float" office:value="0.5" calcext:value-type="float">
            <text:p>1</text:p>
          </table:table-cell>
          <table:table-cell table:style-name="ce79" table:content-validation-name="val2" table:formula="of:=[.$H67]-[.$G67]"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8"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12" table:content-validation-name="val1" office:value-type="float" office:value="8" calcext:value-type="float">
            <text:p>8</text:p>
          </table:table-cell>
          <table:table-cell table:style-name="ce112" table:content-validation-name="val1" office:value-type="float" office:value="4" calcext:value-type="float">
            <text:p>4</text:p>
          </table:table-cell>
          <table:table-cell table:style-name="ce112" table:content-validation-name="val1" office:value-type="float" office:value="12" calcext:value-type="float">
            <text:p>12</text:p>
          </table:table-cell>
          <table:table-cell table:style-name="ce112" table:content-validation-name="val1" office:value-type="float" office:value="4" calcext:value-type="float">
            <text:p>4</text:p>
          </table:table-cell>
          <table:table-cell table:style-name="ce112" table:content-validation-name="val1" office:value-type="float" office:value="8" calcext:value-type="float">
            <text:p>8</text:p>
          </table:table-cell>
          <table:table-cell table:style-name="ce79" table:content-validation-name="val2" table:formula="of:=AVERAGE([.$B68:.$F68])" office:value-type="float" office:value="7.2" calcext:value-type="float">
            <text:p>7</text:p>
          </table:table-cell>
          <table:table-cell table:style-name="ce79" table:content-validation-name="val2" table:formula="of:=AVERAGE([.$B68:.$F68])" office:value-type="float" office:value="7.2" calcext:value-type="float">
            <text:p>7</text:p>
          </table:table-cell>
          <table:table-cell table:style-name="ce79" table:content-validation-name="val2" table:formula="of:=[.$H68]-[.$G68]" office:value-type="float" office:value="0" calcext:value-type="float">
            <text:p>0</text:p>
          </table:table-cell>
          <table:table-cell table:style-name="ce121" table:content-validation-name="val2"/>
          <table:table-cell table:style-name="ce99" table:number-columns-repeated="1014"/>
        </table:table-row>
        <table:table-row table:style-name="ro6">
          <table:table-cell table:style-name="ce70" table:number-columns-spanned="2" table:number-rows-spanned="1"/>
          <table:covered-table-cell/>
          <table:table-cell table:number-columns-repeated="4"/>
          <table:table-cell table:style-name="ce79" table:content-validation-name="val2" table:number-columns-repeated="3"/>
          <table:table-cell table:style-name="ce122" table:content-validation-name="val2"/>
          <table:table-cell table:number-columns-repeated="1014"/>
        </table:table-row>
        <table:table-row table:style-name="ro2">
          <table:table-cell table:style-name="ce67"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79" table:content-validation-name="val2" table:number-columns-repeated="3"/>
          <table:table-cell table:style-name="ce122" table:content-validation-name="val2"/>
          <table:table-cell table:number-columns-repeated="1014"/>
        </table:table-row>
        <table:table-row table:style-name="ro5">
          <table:table-cell table:style-name="ce68" office:value-type="string" calcext:value-type="string">
            <text:p>Filesharing (#1 request on <text:a xlink:href="https://freenet.uservoice.com/" xlink:type="simple">uservoice</text:a> with 700 votes, not yet implemented but could easily be built upon Freetalk)</text:p>
          </table:table-cell>
          <table:table-cell table:style-name="ce112" table:content-validation-name="val1" office:value-type="float" office:value="16" calcext:value-type="float">
            <text:p>16</text:p>
          </table:table-cell>
          <table:table-cell table:style-name="ce112" table:content-validation-name="val1" office:value-type="float" office:value="8" calcext:value-type="float">
            <text:p>8</text:p>
          </table:table-cell>
          <table:table-cell table:style-name="ce112" table:content-validation-name="val1" office:value-type="float" office:value="12" calcext:value-type="float">
            <text:p>12</text:p>
          </table:table-cell>
          <table:table-cell table:style-name="ce112" table:content-validation-name="val1" office:value-type="float" office:value="8" calcext:value-type="float">
            <text:p>8</text:p>
          </table:table-cell>
          <table:table-cell table:style-name="ce112" table:content-validation-name="val1" office:value-type="float" office:value="12" calcext:value-type="float">
            <text:p>12</text:p>
          </table:table-cell>
          <table:table-cell table:style-name="ce79" table:content-validation-name="val2" table:formula="of:=AVERAGE([.$B71:.$F71])" office:value-type="float" office:value="11.2" calcext:value-type="float">
            <text:p>11</text:p>
          </table:table-cell>
          <table:table-cell table:style-name="ce79" table:content-validation-name="val2" table:formula="of:=AVERAGE([.$B71:.$F71])" office:value-type="float" office:value="11.2" calcext:value-type="float">
            <text:p>11</text:p>
          </table:table-cell>
          <table:table-cell table:style-name="ce79" table:content-validation-name="val2" table:formula="of:=[.$H71]-[.$G71]" office:value-type="float" office:value="0" calcext:value-type="float">
            <text:p>0</text:p>
          </table:table-cell>
          <table:table-cell table:style-name="ce121" table:content-validation-name="val2"/>
          <table:table-cell table:style-name="ce99" table:number-columns-repeated="1014"/>
        </table:table-row>
        <table:table-row table:style-name="ro5">
          <table:table-cell table:style-name="ce68" office:value-type="string" calcext:value-type="string">
            <text:p>Keepalive: This is very popular on uservoice. It could be improved significantly with some integration into the web interface and minor backend changes.</text:p>
          </table:table-cell>
          <table:table-cell table:style-name="ce112" table:content-validation-name="val1" office:value-type="float" office:value="1" calcext:value-type="float">
            <text:p>1</text:p>
          </table:table-cell>
          <table:table-cell table:number-columns-repeated="3" table:style-name="ce112" table:content-validation-name="val1" office:value-type="float" office:value="2" calcext:value-type="float">
            <text:p>2</text:p>
          </table:table-cell>
          <table:table-cell table:style-name="ce112" table:content-validation-name="val1"/>
          <table:table-cell table:style-name="ce79" table:content-validation-name="val2" table:formula="of:=AVERAGE([.$B72:.$F72])" office:value-type="float" office:value="1.75" calcext:value-type="float">
            <text:p>2</text:p>
          </table:table-cell>
          <table:table-cell table:style-name="ce79" table:content-validation-name="val2" table:formula="of:=AVERAGE([.$B72:.$F72])" office:value-type="float" office:value="1.75" calcext:value-type="float">
            <text:p>2</text:p>
          </table:table-cell>
          <table:table-cell table:style-name="ce79" table:content-validation-name="val2" table:formula="of:=[.$H72]-[.$G72]" office:value-type="float" office:value="0" calcext:value-type="float">
            <text:p>0</text:p>
          </table:table-cell>
          <table:table-cell table:style-name="ce121" table:content-validation-name="val2"/>
          <table:table-cell table:style-name="ce99" table:number-columns-repeated="1014"/>
        </table:table-row>
        <table:table-row table:style-name="ro15">
          <table:table-cell table:style-name="ce68" office:value-type="string" calcext:value-type="string">
            <text:p>Social networking (Sone, not enabled by default due to WoT performance issues and issues of its own)</text:p>
          </table:table-cell>
          <table:table-cell table:style-name="ce112" table:content-validation-name="val1" office:value-type="float" office:value="8" calcext:value-type="float">
            <text:p>8</text:p>
          </table:table-cell>
          <table:table-cell table:style-name="ce112" table:content-validation-name="val1" office:value-type="float" office:value="20" calcext:value-type="float">
            <text:p>20</text:p>
          </table:table-cell>
          <table:table-cell table:style-name="ce113" table:content-validation-name="val1" office:value-type="float" office:value="2" calcext:value-type="float">
            <text:p>2</text:p>
          </table:table-cell>
          <table:table-cell table:style-name="ce112" table:content-validation-name="val1" office:value-type="float" office:value="8" calcext:value-type="float">
            <text:p>8</text:p>
          </table:table-cell>
          <table:table-cell table:style-name="ce112" table:content-validation-name="val1" office:value-type="float" office:value="36" calcext:value-type="float">
            <text:p>36</text:p>
          </table:table-cell>
          <table:table-cell table:style-name="ce79" table:content-validation-name="val2" table:formula="of:=AVERAGE([.$B73:.$F73])" office:value-type="float" office:value="14.8" calcext:value-type="float">
            <text:p>15</text:p>
          </table:table-cell>
          <table:table-cell table:style-name="ce79" table:content-validation-name="val2" table:formula="of:=AVERAGE([.$B73]; [.$C73]; [.$E73]; [.$F73])" office:value-type="float" office:value="18" calcext:value-type="float">
            <text:p>18</text:p>
          </table:table-cell>
          <table:table-cell table:style-name="ce79" table:content-validation-name="val2" table:formula="of:=[.$H73]-[.$G73]" office:value-type="float" office:value="3.2" calcext:value-type="float">
            <text:p>3</text:p>
          </table:table-cell>
          <table:table-cell table:style-name="ce121"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99" table:number-columns-repeated="1014"/>
        </table:table-row>
        <table:table-row table:style-name="ro7">
          <table:table-cell table:style-name="ce68" office:value-type="string" calcext:value-type="string">
            <text:p>Blogging (FlogHelper, not enabled by default due to WoT performance issues)</text:p>
          </table:table-cell>
          <table:table-cell table:style-name="ce112" table:content-validation-name="val1" office:value-type="float" office:value="2" calcext:value-type="float">
            <text:p>2</text:p>
          </table:table-cell>
          <table:table-cell table:style-name="ce112" table:content-validation-name="val1" office:value-type="float" office:value="4" calcext:value-type="float">
            <text:p>4</text:p>
          </table:table-cell>
          <table:table-cell table:number-columns-repeated="2" table:style-name="ce112" table:content-validation-name="val1" office:value-type="float" office:value="1" calcext:value-type="float">
            <text:p>1</text:p>
          </table:table-cell>
          <table:table-cell table:style-name="ce113" table:content-validation-name="val1" office:value-type="float" office:value="0.5" calcext:value-type="float">
            <text:p>0.5</text:p>
          </table:table-cell>
          <table:table-cell table:style-name="ce79" table:content-validation-name="val2" table:formula="of:=AVERAGE([.$B74:.$F74])" office:value-type="float" office:value="1.7" calcext:value-type="float">
            <text:p>2</text:p>
          </table:table-cell>
          <table:table-cell table:style-name="ce79" table:content-validation-name="val2" table:formula="of:=AVERAGE([.$B74:.$E74])" office:value-type="float" office:value="2" calcext:value-type="float">
            <text:p>2</text:p>
          </table:table-cell>
          <table:table-cell table:style-name="ce79" table:content-validation-name="val2" table:formula="of:=[.$H74]-[.$G74]" office:value-type="float" office:value="0.3" calcext:value-type="float">
            <text:p>0</text:p>
          </table:table-cell>
          <table:table-cell table:style-name="ce121" table:content-validation-name="val2" office:value-type="string" calcext:value-type="string">
            <text:p>0.5 differs by 800% from highest estimate. </text:p>
          </table:table-cell>
          <table:table-cell table:style-name="ce99" table:number-columns-repeated="1014"/>
        </table:table-row>
        <table:table-row table:style-name="ro4">
          <table:table-cell table:style-name="ce68"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12" table:content-validation-name="val1" office:value-type="float" office:value="16" calcext:value-type="float">
            <text:p>16</text:p>
          </table:table-cell>
          <table:table-cell table:style-name="ce112" table:content-validation-name="val1" office:value-type="float" office:value="12" calcext:value-type="float">
            <text:p>12</text:p>
          </table:table-cell>
          <table:table-cell table:style-name="ce112" table:content-validation-name="val1" office:value-type="float" office:value="20" calcext:value-type="float">
            <text:p>20</text:p>
          </table:table-cell>
          <table:table-cell table:style-name="ce112" table:content-validation-name="val1" office:value-type="float" office:value="4" calcext:value-type="float">
            <text:p>4</text:p>
          </table:table-cell>
          <table:table-cell table:style-name="ce112" table:content-validation-name="val1" office:value-type="float" office:value="16" calcext:value-type="float">
            <text:p>16</text:p>
          </table:table-cell>
          <table:table-cell table:style-name="ce79" table:content-validation-name="val2" table:formula="of:=AVERAGE([.$B75:.$F75])" office:value-type="float" office:value="13.6" calcext:value-type="float">
            <text:p>14</text:p>
          </table:table-cell>
          <table:table-cell table:style-name="ce79" table:content-validation-name="val2" table:formula="of:=AVERAGE([.$B75:.$F75])" office:value-type="float" office:value="13.6" calcext:value-type="float">
            <text:p>14</text:p>
          </table:table-cell>
          <table:table-cell table:style-name="ce79" table:content-validation-name="val2" table:formula="of:=[.$H75]-[.$G75]" office:value-type="float" office:value="0" calcext:value-type="float">
            <text:p>0</text:p>
          </table:table-cell>
          <table:table-cell table:style-name="ce121" table:content-validation-name="val2"/>
          <table:table-cell table:style-name="ce99" table:number-columns-repeated="1014"/>
        </table:table-row>
        <table:table-row table:style-name="ro8">
          <table:table-cell table:style-name="ce68" office:value-type="string" calcext:value-type="string">
            <text:p>Mail (Freemail, not enabled by default due to WoT performance issue)</text:p>
          </table:table-cell>
          <table:table-cell table:style-name="ce112" table:content-validation-name="val1" office:value-type="float" office:value="4" calcext:value-type="float">
            <text:p>4</text:p>
          </table:table-cell>
          <table:table-cell table:style-name="ce112" table:content-validation-name="val1" office:value-type="float" office:value="8" calcext:value-type="float">
            <text:p>8</text:p>
          </table:table-cell>
          <table:table-cell table:style-name="ce112" table:content-validation-name="val1" office:value-type="float" office:value="2" calcext:value-type="float">
            <text:p>2</text:p>
          </table:table-cell>
          <table:table-cell table:style-name="ce113" table:content-validation-name="val1" office:value-type="float" office:value="1" calcext:value-type="float">
            <text:p>1</text:p>
          </table:table-cell>
          <table:table-cell table:style-name="ce112" table:content-validation-name="val1" office:value-type="float" office:value="12" calcext:value-type="float">
            <text:p>12</text:p>
          </table:table-cell>
          <table:table-cell table:style-name="ce79" table:content-validation-name="val2" table:formula="of:=AVERAGE([.$B76:.$F76])" office:value-type="float" office:value="5.4" calcext:value-type="float">
            <text:p>5</text:p>
          </table:table-cell>
          <table:table-cell table:style-name="ce79" table:content-validation-name="val2" table:formula="of:=AVERAGE([.$B76]; [.$C76]; [.$D76]; [.$F76])" office:value-type="float" office:value="6.5" calcext:value-type="float">
            <text:p>7</text:p>
          </table:table-cell>
          <table:table-cell table:style-name="ce79" table:content-validation-name="val2" table:formula="of:=[.$H76]-[.$G76]" office:value-type="float" office:value="1.1" calcext:value-type="float">
            <text:p>1</text:p>
          </table:table-cell>
          <table:table-cell table:style-name="ce121"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99" table:number-columns-repeated="1014"/>
        </table:table-row>
        <table:table-row table:style-name="ro5">
          <table:table-cell table:style-name="ce68" office:value-type="string" calcext:value-type="string">
            <text:p>Distributed version control (various tools for Git / Mercurial over Freenet, not finished yet and lack code review)</text:p>
          </table:table-cell>
          <table:table-cell table:style-name="ce112" table:content-validation-name="val1" office:value-type="float" office:value="2" calcext:value-type="float">
            <text:p>2</text:p>
          </table:table-cell>
          <table:table-cell table:style-name="ce112" table:content-validation-name="val1" office:value-type="float" office:value="8" calcext:value-type="float">
            <text:p>8</text:p>
          </table:table-cell>
          <table:table-cell table:style-name="ce112" table:content-validation-name="val1" office:value-type="float" office:value="1" calcext:value-type="float">
            <text:p>1</text:p>
          </table:table-cell>
          <table:table-cell table:style-name="ce112" table:content-validation-name="val1" office:value-type="float" office:value="2" calcext:value-type="float">
            <text:p>2</text:p>
          </table:table-cell>
          <table:table-cell table:style-name="ce113" table:content-validation-name="val1" office:value-type="float" office:value="48" calcext:value-type="float">
            <text:p>48</text:p>
          </table:table-cell>
          <table:table-cell table:style-name="ce79" table:content-validation-name="val2" table:formula="of:=AVERAGE([.$B77:.$F77])" office:value-type="float" office:value="12.2" calcext:value-type="float">
            <text:p>12</text:p>
          </table:table-cell>
          <table:table-cell table:style-name="ce79" table:content-validation-name="val2" table:formula="of:=AVERAGE([.$B77:.$E77])" office:value-type="float" office:value="3.25" calcext:value-type="float">
            <text:p>3</text:p>
          </table:table-cell>
          <table:table-cell table:style-name="ce79" table:content-validation-name="val2" table:formula="of:=[.$H77]-[.$G77]" office:value-type="float" office:value="-8.95" calcext:value-type="float">
            <text:p>-9</text:p>
          </table:table-cell>
          <table:table-cell table:style-name="ce121" table:content-validation-name="val2" office:value-type="string" calcext:value-type="string">
            <text:p>48 differs by 4800% from lowest estimate.</text:p>
          </table:table-cell>
          <table:table-cell table:style-name="ce99" table:number-columns-repeated="1014"/>
        </table:table-row>
        <table:table-row table:style-name="ro4">
          <table:table-cell table:style-name="ce68"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112" table:content-validation-name="val1" office:value-type="float" office:value="16" calcext:value-type="float">
            <text:p>16</text:p>
          </table:table-cell>
          <table:table-cell table:style-name="ce112" table:content-validation-name="val1" office:value-type="float" office:value="24" calcext:value-type="float">
            <text:p>24</text:p>
          </table:table-cell>
          <table:table-cell table:style-name="ce112" table:content-validation-name="val1" office:value-type="float" office:value="16" calcext:value-type="float">
            <text:p>16</text:p>
          </table:table-cell>
          <table:table-cell table:style-name="ce112" table:content-validation-name="val1" office:value-type="float" office:value="72" calcext:value-type="float">
            <text:p>72</text:p>
          </table:table-cell>
          <table:table-cell table:style-name="ce79" table:content-validation-name="val2" table:formula="of:=AVERAGE([.$B78:.$F78])" office:value-type="float" office:value="28.8" calcext:value-type="float">
            <text:p>29</text:p>
          </table:table-cell>
          <table:table-cell table:style-name="ce79" table:content-validation-name="val2" table:formula="of:=AVERAGE([.$B78:.$F78])" office:value-type="float" office:value="28.8" calcext:value-type="float">
            <text:p>29</text:p>
          </table:table-cell>
          <table:table-cell table:style-name="ce79" table:content-validation-name="val2" table:formula="of:=[.$H78]-[.$G78]"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8"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12" table:content-validation-name="val1" office:value-type="float" office:value="36" calcext:value-type="float">
            <text:p>36</text:p>
          </table:table-cell>
          <table:table-cell table:style-name="ce112" table:content-validation-name="val1" office:value-type="float" office:value="16" calcext:value-type="float">
            <text:p>16</text:p>
          </table:table-cell>
          <table:table-cell table:style-name="ce112" table:content-validation-name="val1" office:value-type="float" office:value="72" calcext:value-type="float">
            <text:p>72</text:p>
          </table:table-cell>
          <table:table-cell table:style-name="ce112" table:content-validation-name="val1" office:value-type="float" office:value="36" calcext:value-type="float">
            <text:p>36</text:p>
          </table:table-cell>
          <table:table-cell table:style-name="ce112" table:content-validation-name="val1" office:value-type="float" office:value="96" calcext:value-type="float">
            <text:p>96</text:p>
          </table:table-cell>
          <table:table-cell table:style-name="ce79" table:content-validation-name="val2" table:formula="of:=AVERAGE([.$B79:.$F79])" office:value-type="float" office:value="51.2" calcext:value-type="float">
            <text:p>51</text:p>
          </table:table-cell>
          <table:table-cell table:style-name="ce79" table:content-validation-name="val2" table:formula="of:=AVERAGE([.$B79:.$F79])" office:value-type="float" office:value="51.2" calcext:value-type="float">
            <text:p>51</text:p>
          </table:table-cell>
          <table:table-cell table:style-name="ce79" table:content-validation-name="val2" table:formula="of:=[.$H79]-[.$G79]" office:value-type="float" office:value="0" calcext:value-type="float">
            <text:p>0</text:p>
          </table:table-cell>
          <table:table-cell table:style-name="ce121" table:content-validation-name="val2"/>
          <table:table-cell table:style-name="ce99" table:number-columns-repeated="1014"/>
        </table:table-row>
        <table:table-row table:style-name="ro7">
          <table:table-cell table:style-name="ce68" office:value-type="string" calcext:value-type="string">
            <text:p>Add FCP calls to Freemail to setup a user and to change user passwords</text:p>
          </table:table-cell>
          <table:table-cell table:style-name="ce112" table:content-validation-name="val1" office:value-type="float" office:value="0.5" calcext:value-type="float">
            <text:p>0.5</text:p>
          </table:table-cell>
          <table:table-cell table:style-name="ce112" table:content-validation-name="val1" office:value-type="float" office:value="1" calcext:value-type="float">
            <text:p>1</text:p>
          </table:table-cell>
          <table:table-cell table:number-columns-repeated="3" table:style-name="ce112" table:content-validation-name="val1" office:value-type="float" office:value="0.5" calcext:value-type="float">
            <text:p>0.5</text:p>
          </table:table-cell>
          <table:table-cell table:style-name="ce79" table:content-validation-name="val2" table:formula="of:=AVERAGE([.$B80:.$F80])" office:value-type="float" office:value="0.6" calcext:value-type="float">
            <text:p>1</text:p>
          </table:table-cell>
          <table:table-cell table:style-name="ce79" table:content-validation-name="val2" table:formula="of:=AVERAGE([.$B80:.$F80])" office:value-type="float" office:value="0.6" calcext:value-type="float">
            <text:p>1</text:p>
          </table:table-cell>
          <table:table-cell table:style-name="ce79" table:content-validation-name="val2" table:formula="of:=[.$H80]-[.$G80]" office:value-type="float" office:value="0" calcext:value-type="float">
            <text:p>0</text:p>
          </table:table-cell>
          <table:table-cell table:style-name="ce121" table:content-validation-name="val2"/>
          <table:table-cell table:style-name="ce99" table:number-columns-repeated="1014"/>
        </table:table-row>
        <table:table-row table:style-name="ro5">
          <table:table-cell table:style-name="ce68" office:value-type="string" calcext:value-type="string">
            <text:p>Do not reject Freemail messages when an ID is not known, queue them for a period and attempt to find the identity</text:p>
          </table:table-cell>
          <table:table-cell table:style-name="ce112" table:content-validation-name="val1" office:value-type="float" office:value="1" calcext:value-type="float">
            <text:p>1</text:p>
          </table:table-cell>
          <table:table-cell table:number-columns-repeated="2" table:style-name="ce112" table:content-validation-name="val1" office:value-type="float" office:value="0.5" calcext:value-type="float">
            <text:p>0.5</text:p>
          </table:table-cell>
          <table:table-cell table:style-name="ce112" table:content-validation-name="val1" office:value-type="float" office:value="1" calcext:value-type="float">
            <text:p>1</text:p>
          </table:table-cell>
          <table:table-cell table:style-name="ce112" table:content-validation-name="val1" office:value-type="float" office:value="2" calcext:value-type="float">
            <text:p>2</text:p>
          </table:table-cell>
          <table:table-cell table:style-name="ce79" table:content-validation-name="val2" table:formula="of:=AVERAGE([.$B81:.$F81])" office:value-type="float" office:value="1" calcext:value-type="float">
            <text:p>1</text:p>
          </table:table-cell>
          <table:table-cell table:style-name="ce79" table:content-validation-name="val2" table:formula="of:=AVERAGE([.$B81:.$F81])" office:value-type="float" office:value="1" calcext:value-type="float">
            <text:p>1</text:p>
          </table:table-cell>
          <table:table-cell table:style-name="ce79" table:content-validation-name="val2" table:formula="of:=[.$H81]-[.$G81]" office:value-type="float" office:value="0" calcext:value-type="float">
            <text:p>0</text:p>
          </table:table-cell>
          <table:table-cell table:style-name="ce121" table:content-validation-name="val2"/>
          <table:table-cell table:style-name="ce99" table:number-columns-repeated="1014"/>
        </table:table-row>
        <table:table-row table:style-name="ro7">
          <table:table-cell table:style-name="ce68" office:value-type="string" calcext:value-type="string">
            <text:p>New keytype: PSK (programmable subkeys - shared ownership)</text:p>
          </table:table-cell>
          <table:table-cell table:number-columns-repeated="2" table:style-name="ce112" table:content-validation-name="val1" office:value-type="float" office:value="16" calcext:value-type="float">
            <text:p>16</text:p>
          </table:table-cell>
          <table:table-cell table:number-columns-repeated="2" table:style-name="ce112" table:content-validation-name="val1" office:value-type="float" office:value="8" calcext:value-type="float">
            <text:p>8</text:p>
          </table:table-cell>
          <table:table-cell table:style-name="ce113" table:content-validation-name="val1" office:value-type="float" office:value="96" calcext:value-type="float">
            <text:p>96</text:p>
          </table:table-cell>
          <table:table-cell table:style-name="ce79" table:content-validation-name="val2" table:formula="of:=AVERAGE([.$B82:.$F82])" office:value-type="float" office:value="28.8" calcext:value-type="float">
            <text:p>29</text:p>
          </table:table-cell>
          <table:table-cell table:style-name="ce79" table:content-validation-name="val2" table:formula="of:=AVERAGE([.$B82:.$E82])" office:value-type="float" office:value="12" calcext:value-type="float">
            <text:p>12</text:p>
          </table:table-cell>
          <table:table-cell table:style-name="ce79" table:content-validation-name="val2" table:formula="of:=[.$H82]-[.$G82]" office:value-type="float" office:value="-16.8" calcext:value-type="float">
            <text:p>-17</text:p>
          </table:table-cell>
          <table:table-cell table:style-name="ce121" table:content-validation-name="val2" office:value-type="string" calcext:value-type="string">
            <text:p>96 differs by 1200% from lowest estimate.</text:p>
          </table:table-cell>
          <table:table-cell table:style-name="ce99" table:number-columns-repeated="1014"/>
        </table:table-row>
        <table:table-row table:style-name="ro7">
          <table:table-cell table:style-name="ce68" office:value-type="string" calcext:value-type="string">
            <text:p>New keytype: RSK (revocable)</text:p>
          </table:table-cell>
          <table:table-cell table:style-name="ce112" table:content-validation-name="val1" office:value-type="float" office:value="1" calcext:value-type="float">
            <text:p>1</text:p>
          </table:table-cell>
          <table:table-cell table:style-name="ce112" table:content-validation-name="val1" office:value-type="float" office:value="12" calcext:value-type="float">
            <text:p>12</text:p>
          </table:table-cell>
          <table:table-cell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style-name="ce113" table:content-validation-name="val1" office:value-type="float" office:value="24" calcext:value-type="float">
            <text:p>24</text:p>
          </table:table-cell>
          <table:table-cell table:style-name="ce79" table:content-validation-name="val2" table:formula="of:=AVERAGE([.$B83:.$F83])" office:value-type="float" office:value="8" calcext:value-type="float">
            <text:p>8</text:p>
          </table:table-cell>
          <table:table-cell table:style-name="ce79" table:content-validation-name="val2" table:formula="of:=AVERAGE([.$B83:.$E83])" office:value-type="float" office:value="4" calcext:value-type="float">
            <text:p>4</text:p>
          </table:table-cell>
          <table:table-cell table:style-name="ce79" table:content-validation-name="val2" table:formula="of:=[.$H83]-[.$G83]" office:value-type="float" office:value="-4" calcext:value-type="float">
            <text:p>-4</text:p>
          </table:table-cell>
          <table:table-cell table:style-name="ce121" table:content-validation-name="val2" office:value-type="string" calcext:value-type="string">
            <text:p>24 differs by 2400% from lowest estimate</text:p>
          </table:table-cell>
          <table:table-cell table:style-name="ce99" table:number-columns-repeated="1014"/>
        </table:table-row>
        <table:table-row table:style-name="ro3">
          <table:table-cell table:number-columns-repeated="1024"/>
        </table:table-row>
        <table:table-row table:style-name="ro2">
          <table:table-cell table:style-name="ce102"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3" table:number-rows-repeated="1048490">
          <table:table-cell table:number-columns-repeated="1024"/>
        </table:table-row>
        <table:table-row table:style-name="ro3">
          <table:table-cell table:number-columns-repeated="1024"/>
        </table:table-row>
      </table:table>
      <table:table table:name="Combined" table:style-name="ta1">
        <office:forms form:automatic-focus="false" form:apply-design-mode="false"/>
        <table:table-column table:style-name="co6" table:default-cell-style-name="ce104"/>
        <table:table-column table:style-name="co7" table:number-columns-repeated="3" table:default-cell-style-name="ce71"/>
        <table:table-column table:style-name="co6" table:default-cell-style-name="Default"/>
        <table:table-column table:style-name="co7" table:number-columns-repeated="1019" table:default-cell-style-name="Default"/>
        <table:table-row table:style-name="ro11">
          <table:table-cell table:style-name="ce103" office:value-type="string" calcext:value-type="string">
            <text:p>Task</text:p>
          </table:table-cell>
          <table:table-cell table:style-name="ce106" office:value-type="string" calcext:value-type="string">
            <text:p>Stage 3</text:p>
          </table:table-cell>
          <table:table-cell table:style-name="ce106" office:value-type="string" calcext:value-type="string">
            <text:p>Stage 4</text:p>
          </table:table-cell>
          <table:table-cell table:style-name="ce106" office:value-type="string" calcext:value-type="string">
            <text:p>Overall</text:p>
          </table:table-cell>
          <table:table-cell table:style-name="ce104" table:number-columns-repeated="1020"/>
        </table:table-row>
        <table:table-row table:style-name="ro11">
          <table:table-cell/>
          <table:table-cell table:number-columns-repeated="3" table:style-name="ce106" office:value-type="string" calcext:value-type="string">
            <text:p>result:</text:p>
          </table:table-cell>
          <table:table-cell table:style-name="ce104" table:number-columns-repeated="1020"/>
        </table:table-row>
        <table:table-row table:style-name="ro12">
          <table:table-cell/>
          <table:table-cell table:style-name="ce107" office:value-type="string" calcext:value-type="string">
            <text:p>Votes</text:p>
          </table:table-cell>
          <table:table-cell table:style-name="ce107" office:value-type="string" calcext:value-type="string">
            <text:p>Cost in weeks</text:p>
          </table:table-cell>
          <table:table-cell table:style-name="ce107" office:value-type="string" calcext:value-type="string">
            <text:p>Votes divided by cost</text:p>
          </table:table-cell>
          <table:table-cell table:style-name="ce107" office:value-type="string" calcext:value-type="string">
            <text:p>Comment</text:p>
          </table:table-cell>
          <table:table-cell table:style-name="ce104" table:number-columns-repeated="1019"/>
        </table:table-row>
        <table:table-row table:style-name="ro7">
          <table:table-cell table:style-name="ce105" table:formula="of:=[$Stage3.$A7]" office:value-type="string" office:string-value="Speed - Improve performance of Freenet or Freenet applications" calcext:value-type="string">
            <text:p>Speed - Improve performance of Freenet or Freenet applications</text:p>
          </table:table-cell>
          <table:table-cell table:style-name="ce108" table:number-columns-repeated="4"/>
          <table:table-cell table:style-name="ce104" table:number-columns-repeated="1019"/>
        </table:table-row>
        <table:table-row table:style-name="ro1">
          <table:table-cell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cell table:style-name="ce109" table:formula="of:=[$Stage3.$Q8]" office:value-type="float" office:value="51.3333333333333" calcext:value-type="float">
            <text:p>51</text:p>
          </table:table-cell>
          <table:table-cell table:style-name="ce109" table:formula="of:=[$Stage4.$H7]" office:value-type="float" office:value="5" calcext:value-type="float">
            <text:p>5</text:p>
          </table:table-cell>
          <table:table-cell table:style-name="ce110" table:formula="of:=[.$B5]/[.$C5]" office:value-type="float" office:value="10.2666666666667" calcext:value-type="float">
            <text:p>10.27</text:p>
          </table:table-cell>
          <table:table-cell table:number-columns-repeated="1020"/>
        </table:table-row>
        <table:table-row table:style-name="ro12">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cell table:style-name="ce109" table:formula="of:=[$Stage3.$Q9]" office:value-type="float" office:value="22.325" calcext:value-type="float">
            <text:p>22</text:p>
          </table:table-cell>
          <table:table-cell table:style-name="ce109" table:formula="of:=[$Stage4.$H8]" office:value-type="float" office:value="12" calcext:value-type="float">
            <text:p>12</text:p>
          </table:table-cell>
          <table:table-cell table:style-name="ce110" table:formula="of:=[.$B6]/[.$C6]" office:value-type="float" office:value="1.86041666666667" calcext:value-type="float">
            <text:p>1.86</text:p>
          </table:table-cell>
          <table:table-cell table:number-columns-repeated="1020"/>
        </table:table-row>
        <table:table-row table:style-name="ro13">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cell table:style-name="ce109" table:formula="of:=[$Stage3.$Q10]" office:value-type="float" office:value="19.2055555555556" calcext:value-type="float">
            <text:p>19</text:p>
          </table:table-cell>
          <table:table-cell table:style-name="ce109" table:formula="of:=[$Stage4.$H9]" office:value-type="float" office:value="4.5" calcext:value-type="float">
            <text:p>5</text:p>
          </table:table-cell>
          <table:table-cell table:style-name="ce110" table:formula="of:=[.$B7]/[.$C7]" office:value-type="float" office:value="4.2679012345679" calcext:value-type="float">
            <text:p>4.27</text:p>
          </table:table-cell>
          <table:table-cell table:number-columns-repeated="1020"/>
        </table:table-row>
        <table:table-row table:style-name="ro12">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cell table:style-name="ce109" table:formula="of:=[$Stage3.$Q11]" office:value-type="float" office:value="25.3166666666667" calcext:value-type="float">
            <text:p>25</text:p>
          </table:table-cell>
          <table:table-cell table:style-name="ce109" table:formula="of:=[$Stage4.$H10]" office:value-type="float" office:value="8" calcext:value-type="float">
            <text:p>8</text:p>
          </table:table-cell>
          <table:table-cell table:style-name="ce110" table:formula="of:=[.$B8]/[.$C8]" office:value-type="float" office:value="3.16458333333333" calcext:value-type="float">
            <text:p>3.16</text:p>
          </table:table-cell>
          <table:table-cell table:number-columns-repeated="1020"/>
        </table:table-row>
        <table:table-row table:style-name="ro12">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cell table:style-name="ce109" table:formula="of:=[$Stage3.$Q12]" office:value-type="float" office:value="22.5388888888889" calcext:value-type="float">
            <text:p>23</text:p>
          </table:table-cell>
          <table:table-cell table:style-name="ce109" table:formula="of:=[$Stage4.$H11]" office:value-type="float" office:value="8" calcext:value-type="float">
            <text:p>8</text:p>
          </table:table-cell>
          <table:table-cell table:style-name="ce110" table:formula="of:=[.$B9]/[.$C9]" office:value-type="float" office:value="2.81736111111111" calcext:value-type="float">
            <text:p>2.82</text:p>
          </table:table-cell>
          <table:table-cell table:number-columns-repeated="1020"/>
        </table:table-row>
        <table:table-row table:style-name="ro13">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cell table:style-name="ce109" table:formula="of:=[$Stage3.$Q13]" office:value-type="float" office:value="10.8805555555556" calcext:value-type="float">
            <text:p>11</text:p>
          </table:table-cell>
          <table:table-cell table:style-name="ce109" table:formula="of:=[$Stage4.$H12]" office:value-type="float" office:value="1.16666666666667" calcext:value-type="float">
            <text:p>1</text:p>
          </table:table-cell>
          <table:table-cell table:style-name="ce110" table:formula="of:=[.$B10]/[.$C10]" office:value-type="float" office:value="9.32619047619047" calcext:value-type="float">
            <text:p>9.33</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15]" office:value-type="string" office:string-value="User Experience - make things easier and more enjoyable to use" calcext:value-type="string">
            <text:p>User Experience - make things easier and more enjoyable to use</text:p>
          </table:table-cell>
          <table:table-cell table:style-name="ce108" table:number-columns-repeated="2"/>
          <table:table-cell table:style-name="ce111"/>
          <table:table-cell table:style-name="ce108"/>
          <table:table-cell table:style-name="ce104" table:number-columns-repeated="1019"/>
        </table:table-row>
        <table:table-row table:style-name="ro1">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cell table:style-name="ce109" table:formula="of:=[$Stage3.$Q16]" office:value-type="float" office:value="25.8805555555556" calcext:value-type="float">
            <text:p>26</text:p>
          </table:table-cell>
          <table:table-cell table:style-name="ce109" table:formula="of:=[$Stage4.$H15]" office:value-type="float" office:value="2.4" calcext:value-type="float">
            <text:p>2</text:p>
          </table:table-cell>
          <table:table-cell table:style-name="ce110" table:formula="of:=[.$B13]/[.$C13]" office:value-type="float" office:value="10.7835648148148" calcext:value-type="float">
            <text:p>10.78</text:p>
          </table:table-cell>
          <table:table-cell table:number-columns-repeated="1020"/>
        </table:table-row>
        <table:table-row table:style-name="ro12">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cell table:style-name="ce109" table:formula="of:=[$Stage3.$Q17]" office:value-type="float" office:value="26" calcext:value-type="float">
            <text:p>26</text:p>
          </table:table-cell>
          <table:table-cell table:style-name="ce109" table:formula="of:=[$Stage4.$H16]" office:value-type="float" office:value="1.125" calcext:value-type="float">
            <text:p>1</text:p>
          </table:table-cell>
          <table:table-cell table:style-name="ce110" table:formula="of:=[.$B14]/[.$C14]" office:value-type="float" office:value="23.1111111111111" calcext:value-type="float">
            <text:p>23.11</text:p>
          </table:table-cell>
          <table:table-cell table:number-columns-repeated="1020"/>
        </table:table-row>
        <table:table-row table:style-name="ro1">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09" table:formula="of:=[$Stage3.$Q18]" office:value-type="float" office:value="7.11111111111111" calcext:value-type="float">
            <text:p>7</text:p>
          </table:table-cell>
          <table:table-cell table:style-name="ce109" table:formula="of:=[$Stage4.$H17]" office:value-type="float" office:value="0.8" calcext:value-type="float">
            <text:p>1</text:p>
          </table:table-cell>
          <table:table-cell table:style-name="ce110" table:formula="of:=[.$B15]/[.$C15]" office:value-type="float" office:value="8.88888888888889" calcext:value-type="float">
            <text:p>8.89</text:p>
          </table:table-cell>
          <table:table-cell table:number-columns-repeated="1020"/>
        </table:table-row>
        <table:table-row table:style-name="ro12">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cell table:style-name="ce109" table:formula="of:=[$Stage3.$Q19]" office:value-type="float" office:value="19.5555555555556" calcext:value-type="float">
            <text:p>20</text:p>
          </table:table-cell>
          <table:table-cell table:style-name="ce109" table:formula="of:=[$Stage4.$H18]" office:value-type="float" office:value="2.25" calcext:value-type="float">
            <text:p>2</text:p>
          </table:table-cell>
          <table:table-cell table:style-name="ce110" table:formula="of:=[.$B16]/[.$C16]" office:value-type="float" office:value="8.69135802469136" calcext:value-type="float">
            <text:p>8.69</text:p>
          </table:table-cell>
          <table:table-cell table:number-columns-repeated="1020"/>
        </table:table-row>
        <table:table-row table:style-name="ro12">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09" table:formula="of:=[$Stage3.$Q20]" office:value-type="float" office:value="14" calcext:value-type="float">
            <text:p>14</text:p>
          </table:table-cell>
          <table:table-cell table:style-name="ce109" table:formula="of:=[$Stage4.$H19]" office:value-type="float" office:value="1.375" calcext:value-type="float">
            <text:p>1</text:p>
          </table:table-cell>
          <table:table-cell table:style-name="ce110" table:formula="of:=[.$B17]/[.$C17]" office:value-type="float" office:value="10.1818181818182" calcext:value-type="float">
            <text:p>10.18</text:p>
          </table:table-cell>
          <table:table-cell table:number-columns-repeated="1020"/>
        </table:table-row>
        <table:table-row table:style-name="ro13">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cell table:style-name="ce109" table:formula="of:=[$Stage3.$Q21]" office:value-type="float" office:value="20.8888888888889" calcext:value-type="float">
            <text:p>21</text:p>
          </table:table-cell>
          <table:table-cell table:style-name="ce109" table:formula="of:=[$Stage4.$H20]" office:value-type="float" office:value="2.33333333333333" calcext:value-type="float">
            <text:p>2</text:p>
          </table:table-cell>
          <table:table-cell table:style-name="ce110" table:formula="of:=[.$B18]/[.$C18]" office:value-type="float" office:value="8.95238095238095" calcext:value-type="float">
            <text:p>8.95</text:p>
          </table:table-cell>
          <table:table-cell table:number-columns-repeated="1020"/>
        </table:table-row>
        <table:table-row table:style-name="ro12">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cell table:style-name="ce109" table:formula="of:=[$Stage3.$Q22]" office:value-type="float" office:value="23.4361111111111" calcext:value-type="float">
            <text:p>23</text:p>
          </table:table-cell>
          <table:table-cell table:style-name="ce109" table:formula="of:=[$Stage4.$H21]" office:value-type="float" office:value="2.2" calcext:value-type="float">
            <text:p>2</text:p>
          </table:table-cell>
          <table:table-cell table:style-name="ce110" table:formula="of:=[.$B19]/[.$C19]" office:value-type="float" office:value="10.6527777777778" calcext:value-type="float">
            <text:p>10.65</text:p>
          </table:table-cell>
          <table:table-cell table:number-columns-repeated="1020"/>
        </table:table-row>
        <table:table-row table:style-name="ro11">
          <table:table-cell table:formula="of:=[$Stage3.$A23]" office:value-type="string" office:string-value="Maybe FLIRCP can add darknet N2NTMs as a backend?" calcext:value-type="string">
            <text:p>Maybe FLIRCP can add darknet N2NTMs as a backend?</text:p>
          </table:table-cell>
          <table:table-cell table:style-name="ce109" table:formula="of:=[$Stage3.$Q23]" office:value-type="float" office:value="4.77777777777778" calcext:value-type="float">
            <text:p>5</text:p>
          </table:table-cell>
          <table:table-cell table:style-name="ce109" table:formula="of:=[$Stage4.$H22]" office:value-type="float" office:value="8.5" calcext:value-type="float">
            <text:p>9</text:p>
          </table:table-cell>
          <table:table-cell table:style-name="ce110" table:formula="of:=[.$B20]/[.$C20]" office:value-type="float" office:value="0.562091503267974" calcext:value-type="float">
            <text:p>0.56</text:p>
          </table:table-cell>
          <table:table-cell table:number-columns-repeated="1020"/>
        </table:table-row>
        <table:table-row table:style-name="ro1">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cell table:style-name="ce109" table:formula="of:=[$Stage3.$Q24]" office:value-type="float" office:value="13.4444444444444" calcext:value-type="float">
            <text:p>13</text:p>
          </table:table-cell>
          <table:table-cell table:style-name="ce109" table:formula="of:=[$Stage4.$H23]" office:value-type="float" office:value="4.6" calcext:value-type="float">
            <text:p>5</text:p>
          </table:table-cell>
          <table:table-cell table:style-name="ce110" table:formula="of:=[.$B21]/[.$C21]" office:value-type="float" office:value="2.92270531400966" calcext:value-type="float">
            <text:p>2.92</text:p>
          </table:table-cell>
          <table:table-cell table:number-columns-repeated="1020"/>
        </table:table-row>
        <table:table-row table:style-name="ro1">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09" table:formula="of:=[$Stage3.$Q25]" office:value-type="float" office:value="8.99166666666667" calcext:value-type="float">
            <text:p>9</text:p>
          </table:table-cell>
          <table:table-cell table:style-name="ce109" table:formula="of:=[$Stage4.$H24]" office:value-type="float" office:value="1.625" calcext:value-type="float">
            <text:p>2</text:p>
          </table:table-cell>
          <table:table-cell table:style-name="ce110" table:formula="of:=[.$B22]/[.$C22]" office:value-type="float" office:value="5.53333333333333" calcext:value-type="float">
            <text:p>5.53</text:p>
          </table:table-cell>
          <table:table-cell table:number-columns-repeated="1020"/>
        </table:table-row>
        <table:table-row table:style-name="ro12">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09" table:formula="of:=[$Stage3.$Q26]" office:value-type="float" office:value="15.1111111111111" calcext:value-type="float">
            <text:p>15</text:p>
          </table:table-cell>
          <table:table-cell table:style-name="ce109" table:formula="of:=[$Stage4.$H25]" office:value-type="float" office:value="36" calcext:value-type="float">
            <text:p>36</text:p>
          </table:table-cell>
          <table:table-cell table:style-name="ce110" table:formula="of:=[.$B23]/[.$C23]" office:value-type="float" office:value="0.419753086419753" calcext:value-type="float">
            <text:p>0.42</text:p>
          </table:table-cell>
          <table:table-cell table:number-columns-repeated="1020"/>
        </table:table-row>
        <table:table-row table:style-name="ro11">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cell table:style-name="ce109" table:formula="of:=[$Stage3.$Q27]" office:value-type="float" office:value="3.99166666666667" calcext:value-type="float">
            <text:p>4</text:p>
          </table:table-cell>
          <table:table-cell table:style-name="ce109" table:formula="of:=[$Stage4.$H26]" office:value-type="float" office:value="4.25" calcext:value-type="float">
            <text:p>4</text:p>
          </table:table-cell>
          <table:table-cell table:style-name="ce110" table:formula="of:=[.$B24]/[.$C24]" office:value-type="float" office:value="0.93921568627451" calcext:value-type="float">
            <text:p>0.94</text:p>
          </table:table-cell>
          <table:table-cell table:number-columns-repeated="1020"/>
        </table:table-row>
        <table:table-row table:style-name="ro1">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09" table:formula="of:=[$Stage3.$Q28]" office:value-type="float" office:value="4.66666666666667" calcext:value-type="float">
            <text:p>5</text:p>
          </table:table-cell>
          <table:table-cell table:style-name="ce109" table:formula="of:=[$Stage4.$H27]" office:value-type="float" office:value="39.2" calcext:value-type="float">
            <text:p>39</text:p>
          </table:table-cell>
          <table:table-cell table:style-name="ce110" table:formula="of:=[.$B25]/[.$C25]" office:value-type="float" office:value="0.119047619047619" calcext:value-type="float">
            <text:p>0.12</text:p>
          </table:table-cell>
          <table:table-cell table:number-columns-repeated="1020"/>
        </table:table-row>
        <table:table-row table:style-name="ro13">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cell table:style-name="ce109" table:formula="of:=[$Stage3.$Q29]" office:value-type="float" office:value="5.66666666666667" calcext:value-type="float">
            <text:p>6</text:p>
          </table:table-cell>
          <table:table-cell table:style-name="ce109" table:formula="of:=[$Stage4.$H28]" office:value-type="float" office:value="72" calcext:value-type="float">
            <text:p>72</text:p>
          </table:table-cell>
          <table:table-cell table:style-name="ce110" table:formula="of:=[.$B26]/[.$C26]" office:value-type="float" office:value="0.0787037037037037" calcext:value-type="float">
            <text:p>0.08</text:p>
          </table:table-cell>
          <table:table-cell table:number-columns-repeated="1020"/>
        </table:table-row>
        <table:table-row table:style-name="ro11">
          <table:table-cell table:formula="of:=[$Stage3.$A30]" office:value-type="string" office:string-value="Improve FProxy CSS3 support to allow better Freesite UI" calcext:value-type="string">
            <text:p>Improve FProxy CSS3 support to allow better Freesite UI</text:p>
          </table:table-cell>
          <table:table-cell table:style-name="ce109" table:formula="of:=[$Stage3.$Q30]" office:value-type="float" office:value="19.2222222222222" calcext:value-type="float">
            <text:p>19</text:p>
          </table:table-cell>
          <table:table-cell table:style-name="ce109" table:formula="of:=[$Stage4.$H29]" office:value-type="float" office:value="1.75" calcext:value-type="float">
            <text:p>2</text:p>
          </table:table-cell>
          <table:table-cell table:style-name="ce110" table:formula="of:=[.$B27]/[.$C27]" office:value-type="float" office:value="10.984126984127" calcext:value-type="float">
            <text:p>10.98</text:p>
          </table:table-cell>
          <table:table-cell table:number-columns-repeated="1020"/>
        </table:table-row>
        <table:table-row table:style-name="ro11">
          <table:table-cell table:formula="of:=[$Stage3.$A31]" office:value-type="string" office:string-value="Document the content filter" calcext:value-type="string">
            <text:p>Document the content filter</text:p>
          </table:table-cell>
          <table:table-cell table:style-name="ce109" table:formula="of:=[$Stage3.$Q31]" office:value-type="float" office:value="10.3333333333333" calcext:value-type="float">
            <text:p>10</text:p>
          </table:table-cell>
          <table:table-cell table:style-name="ce109" table:formula="of:=[$Stage4.$H30]" office:value-type="float" office:value="1.16666666666667" calcext:value-type="float">
            <text:p>1</text:p>
          </table:table-cell>
          <table:table-cell table:style-name="ce110" table:formula="of:=[.$B28]/[.$C28]" office:value-type="float" office:value="8.85714285714286" calcext:value-type="float">
            <text:p>8.86</text:p>
          </table:table-cell>
          <table:table-cell table:number-columns-repeated="1020"/>
        </table:table-row>
        <table:table-row table:style-name="ro11">
          <table:table-cell table:formula="of:=[$Stage3.$A32]" office:value-type="string" office:string-value="Improve Shoeshop/blob handling [how?]" calcext:value-type="string">
            <text:p>Improve Shoeshop/blob handling [how?]</text:p>
          </table:table-cell>
          <table:table-cell table:style-name="ce109" table:formula="of:=[$Stage3.$Q32]" office:value-type="float" office:value="6.99166666666667" calcext:value-type="float">
            <text:p>7</text:p>
          </table:table-cell>
          <table:table-cell table:style-name="ce109" table:formula="of:=[$Stage4.$H31]" office:value-type="float" office:value="25.5" calcext:value-type="float">
            <text:p>26</text:p>
          </table:table-cell>
          <table:table-cell table:style-name="ce110" table:formula="of:=[.$B29]/[.$C29]" office:value-type="float" office:value="0.274183006535948" calcext:value-type="float">
            <text:p>0.27</text:p>
          </table:table-cell>
          <table:table-cell table:number-columns-repeated="1020"/>
        </table:table-row>
        <table:table-row table:style-name="ro13">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cell table:style-name="ce109" table:formula="of:=[$Stage3.$Q33]" office:value-type="float" office:value="0.111111111111111" calcext:value-type="float">
            <text:p>0</text:p>
          </table:table-cell>
          <table:table-cell table:style-name="ce109" table:formula="of:=[$Stage4.$H32]" office:value-type="float" office:value="30" calcext:value-type="float">
            <text:p>30</text:p>
          </table:table-cell>
          <table:table-cell table:style-name="ce110" table:formula="of:=[.$B30]/[.$C30]" office:value-type="float" office:value="0.0037037037037037" calcext:value-type="float">
            <text:p>0.00</text:p>
          </table:table-cell>
          <table:table-cell table:number-columns-repeated="1020"/>
        </table:table-row>
        <table:table-row table:style-name="ro12">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cell table:style-name="ce109" table:formula="of:=[$Stage3.$Q34]" office:value-type="float" office:value="4.21388888888889" calcext:value-type="float">
            <text:p>4</text:p>
          </table:table-cell>
          <table:table-cell table:style-name="ce109" table:formula="of:=[$Stage4.$H33]" office:value-type="float" office:value="11" calcext:value-type="float">
            <text:p>11</text:p>
          </table:table-cell>
          <table:table-cell table:style-name="ce110" table:formula="of:=[.$B31]/[.$C31]" office:value-type="float" office:value="0.383080808080808" calcext:value-type="float">
            <text:p>0.38</text:p>
          </table:table-cell>
          <table:table-cell table:number-columns-repeated="1020"/>
        </table:table-row>
        <table:table-row table:style-name="ro11">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cell table:style-name="ce109" table:formula="of:=[$Stage3.$Q35]" office:value-type="float" office:value="4" calcext:value-type="float">
            <text:p>4</text:p>
          </table:table-cell>
          <table:table-cell table:style-name="ce109" table:formula="of:=[$Stage4.$H34]" office:value-type="float" office:value="0.5" calcext:value-type="float">
            <text:p>1</text:p>
          </table:table-cell>
          <table:table-cell table:style-name="ce110" table:formula="of:=[.$B32]/[.$C32]" office:value-type="float" office:value="8" calcext:value-type="float">
            <text:p>8.00</text:p>
          </table:table-cell>
          <table:table-cell table:number-columns-repeated="1020"/>
        </table:table-row>
        <table:table-row table:style-name="ro12">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09" table:formula="of:=[$Stage3.$Q36]" office:value-type="float" office:value="17.325" calcext:value-type="float">
            <text:p>17</text:p>
          </table:table-cell>
          <table:table-cell table:style-name="ce109" table:formula="of:=[$Stage4.$H35]" office:value-type="float" office:value="48" calcext:value-type="float">
            <text:p>48</text:p>
          </table:table-cell>
          <table:table-cell table:style-name="ce110" table:formula="of:=[.$B33]/[.$C33]" office:value-type="float" office:value="0.3609375" calcext:value-type="float">
            <text:p>0.36</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38]" office:value-type="string" office:string-value="Security - Make Freenet more secure against attacks" calcext:value-type="string">
            <text:p>Security - Make Freenet more secure against attacks</text:p>
          </table:table-cell>
          <table:table-cell table:style-name="ce108" table:number-columns-repeated="2"/>
          <table:table-cell table:style-name="ce111"/>
          <table:table-cell table:style-name="ce108"/>
          <table:table-cell table:style-name="ce104" table:number-columns-repeated="1019"/>
        </table:table-row>
        <table:table-row table:style-name="ro12">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cell table:style-name="ce109" table:formula="of:=[$Stage3.$Q39]" office:value-type="float" office:value="7.33333333333333" calcext:value-type="float">
            <text:p>7</text:p>
          </table:table-cell>
          <table:table-cell table:style-name="ce109" table:formula="of:=[$Stage4.$H38]" office:value-type="float" office:value="1.2" calcext:value-type="float">
            <text:p>1</text:p>
          </table:table-cell>
          <table:table-cell table:style-name="ce110" table:formula="of:=[.$B36]/[.$C36]" office:value-type="float" office:value="6.11111111111111" calcext:value-type="float">
            <text:p>6.11</text:p>
          </table:table-cell>
          <table:table-cell table:number-columns-repeated="1020"/>
        </table:table-row>
        <table:table-row table:style-name="ro12">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cell table:style-name="ce109" table:formula="of:=[$Stage3.$Q40]" office:value-type="float" office:value="7.88888888888889" calcext:value-type="float">
            <text:p>8</text:p>
          </table:table-cell>
          <table:table-cell table:style-name="ce109" table:formula="of:=[$Stage4.$H39]" office:value-type="float" office:value="1.8" calcext:value-type="float">
            <text:p>2</text:p>
          </table:table-cell>
          <table:table-cell table:style-name="ce110" table:formula="of:=[.$B37]/[.$C37]" office:value-type="float" office:value="4.38271604938272" calcext:value-type="float">
            <text:p>4.38</text:p>
          </table:table-cell>
          <table:table-cell table:number-columns-repeated="1020"/>
        </table:table-row>
        <table:table-row table:style-name="ro1">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09" table:formula="of:=[$Stage3.$Q41]" office:value-type="float" office:value="37.8888888888889" calcext:value-type="float">
            <text:p>38</text:p>
          </table:table-cell>
          <table:table-cell table:style-name="ce109" table:formula="of:=[$Stage4.$H40]" office:value-type="float" office:value="22" calcext:value-type="float">
            <text:p>22</text:p>
          </table:table-cell>
          <table:table-cell table:style-name="ce110" table:formula="of:=[.$B38]/[.$C38]" office:value-type="float" office:value="1.72222222222222" calcext:value-type="float">
            <text:p>1.72</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43]" office:value-type="string" office:string-value="Technical debt - Stuff that will make future development faster" calcext:value-type="string">
            <text:p>Technical debt - Stuff that will make future development faster</text:p>
          </table:table-cell>
          <table:table-cell table:style-name="ce108" table:number-columns-repeated="2"/>
          <table:table-cell table:style-name="ce111"/>
          <table:table-cell table:style-name="ce108"/>
          <table:table-cell table:style-name="ce104" table:number-columns-repeated="1019"/>
        </table:table-row>
        <table:table-row table:style-name="ro12">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09" table:formula="of:=[$Stage3.$Q44]" office:value-type="float" office:value="11.2138888888889" calcext:value-type="float">
            <text:p>11</text:p>
          </table:table-cell>
          <table:table-cell table:style-name="ce109" table:formula="of:=[$Stage4.$H43]" office:value-type="float" office:value="13.3333333333333" calcext:value-type="float">
            <text:p>13</text:p>
          </table:table-cell>
          <table:table-cell table:style-name="ce110" table:formula="of:=[.$B41]/[.$C41]" office:value-type="float" office:value="0.841041666666666" calcext:value-type="float">
            <text:p>0.84</text:p>
          </table:table-cell>
          <table:table-cell table:number-columns-repeated="1020"/>
        </table:table-row>
        <table:table-row table:style-name="ro12">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cell table:style-name="ce109" table:formula="of:=[$Stage3.$Q45]" office:value-type="float" office:value="7.99166666666667" calcext:value-type="float">
            <text:p>8</text:p>
          </table:table-cell>
          <table:table-cell table:style-name="ce109" table:formula="of:=[$Stage4.$H44]" office:value-type="float" office:value="10.6666666666667" calcext:value-type="float">
            <text:p>11</text:p>
          </table:table-cell>
          <table:table-cell table:style-name="ce110" table:formula="of:=[.$B42]/[.$C42]" office:value-type="float" office:value="0.74921875" calcext:value-type="float">
            <text:p>0.75</text:p>
          </table:table-cell>
          <table:table-cell table:number-columns-repeated="1020"/>
        </table:table-row>
        <table:table-row table:style-name="ro1">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cell table:style-name="ce109" table:formula="of:=[$Stage3.$Q46]" office:value-type="float" office:value="8" calcext:value-type="float">
            <text:p>8</text:p>
          </table:table-cell>
          <table:table-cell table:style-name="ce109" table:formula="of:=[$Stage4.$H45]" office:value-type="float" office:value="8.5" calcext:value-type="float">
            <text:p>9</text:p>
          </table:table-cell>
          <table:table-cell table:style-name="ce110" table:formula="of:=[.$B43]/[.$C43]" office:value-type="float" office:value="0.941176470588235" calcext:value-type="float">
            <text:p>0.94</text:p>
          </table:table-cell>
          <table:table-cell table:number-columns-repeated="1020"/>
        </table:table-row>
        <table:table-row table:style-name="ro1">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09" table:formula="of:=[$Stage3.$Q47]" office:value-type="float" office:value="30.7694444444444" calcext:value-type="float">
            <text:p>31</text:p>
          </table:table-cell>
          <table:table-cell table:style-name="ce109" office:value-type="float" office:value="10" calcext:value-type="float">
            <text:p>10</text:p>
          </table:table-cell>
          <table:table-cell table:style-name="ce110" table:formula="of:=[.$B44]/[.$C44]" office:value-type="float" office:value="3.07694444444444" calcext:value-type="float">
            <text:p>3.08</text:p>
          </table:table-cell>
          <table:table-cell table:style-name="ce104"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109" table:formula="of:=[$Stage3.$Q48]" office:value-type="float" office:value="11.3333333333333" calcext:value-type="float">
            <text:p>11</text:p>
          </table:table-cell>
          <table:table-cell table:style-name="ce109" office:value-type="float" office:value="10" calcext:value-type="float">
            <text:p>10</text:p>
          </table:table-cell>
          <table:table-cell table:style-name="ce110" table:formula="of:=[.$B45]/[.$C45]" office:value-type="float" office:value="1.13333333333333" calcext:value-type="float">
            <text:p>1.13</text:p>
          </table:table-cell>
          <table:table-cell table:style-name="ce104"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cell table:style-name="ce109" table:formula="of:=[$Stage3.$Q49]" office:value-type="float" office:value="9.21388888888889" calcext:value-type="float">
            <text:p>9</text:p>
          </table:table-cell>
          <table:table-cell table:style-name="ce109" table:formula="of:=[$Stage4.$H48]" office:value-type="float" office:value="1.16666666666667" calcext:value-type="float">
            <text:p>1</text:p>
          </table:table-cell>
          <table:table-cell table:style-name="ce110" table:formula="of:=[.$B46]/[.$C46]" office:value-type="float" office:value="7.89761904761905" calcext:value-type="float">
            <text:p>7.90</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51]" office:value-type="string" office:string-value="Outreach - Stuff that will help attract users, developers, and donors to Freenet" calcext:value-type="string">
            <text:p>Outreach - Stuff that will help attract users, developers, and donors to Freenet</text:p>
          </table:table-cell>
          <table:table-cell table:style-name="ce108" table:number-columns-repeated="2"/>
          <table:table-cell table:style-name="ce111"/>
          <table:table-cell table:style-name="ce108"/>
          <table:table-cell table:style-name="ce104" table:number-columns-repeated="1019"/>
        </table:table-row>
        <table:table-row table:style-name="ro11">
          <table:table-cell table:formula="of:=[$Stage3.$A52]" office:value-type="string" office:string-value="Language: Lower threshold of entry by working on how to install Freenet" calcext:value-type="string">
            <text:p>Language: Lower threshold of entry by working on how to install Freenet</text:p>
          </table:table-cell>
          <table:table-cell table:style-name="ce109" table:formula="of:=[$Stage3.$Q52]" office:value-type="float" office:value="10.1027777777778" calcext:value-type="float">
            <text:p>10</text:p>
          </table:table-cell>
          <table:table-cell table:style-name="ce109" table:formula="of:=[$Stage4.$H51]" office:value-type="float" office:value="0.9" calcext:value-type="float">
            <text:p>1</text:p>
          </table:table-cell>
          <table:table-cell table:style-name="ce110" table:formula="of:=[.$B49]/[.$C49]" office:value-type="float" office:value="11.2253086419753" calcext:value-type="float">
            <text:p>11.23</text:p>
          </table:table-cell>
          <table:table-cell table:number-columns-repeated="1020"/>
        </table:table-row>
        <table:table-row table:style-name="ro13">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cell table:style-name="ce109" table:formula="of:=[$Stage3.$Q53]" office:value-type="float" office:value="5.88055555555556" calcext:value-type="float">
            <text:p>6</text:p>
          </table:table-cell>
          <table:table-cell table:style-name="ce109" table:formula="of:=[$Stage4.$H52]" office:value-type="float" office:value="0.75" calcext:value-type="float">
            <text:p>1</text:p>
          </table:table-cell>
          <table:table-cell table:style-name="ce110" table:formula="of:=[.$B50]/[.$C50]" office:value-type="float" office:value="7.84074074074074" calcext:value-type="float">
            <text:p>7.84</text:p>
          </table:table-cell>
          <table:table-cell table:number-columns-repeated="1020"/>
        </table:table-row>
        <table:table-row table:style-name="ro11">
          <table:table-cell table:formula="of:=[$Stage3.$A54]" office:value-type="string" office:string-value="Language: Simplify website language. Boil this into this for all pages." calcext:value-type="string">
            <text:p>Language: Simplify website language. Boil this into this for all pages.</text:p>
          </table:table-cell>
          <table:table-cell table:style-name="ce109" table:formula="of:=[$Stage3.$Q54]" office:value-type="float" office:value="7.54722222222222" calcext:value-type="float">
            <text:p>8</text:p>
          </table:table-cell>
          <table:table-cell table:style-name="ce109" table:formula="of:=[$Stage4.$H53]" office:value-type="float" office:value="1.125" calcext:value-type="float">
            <text:p>1</text:p>
          </table:table-cell>
          <table:table-cell table:style-name="ce110" table:formula="of:=[.$B51]/[.$C51]" office:value-type="float" office:value="6.70864197530864" calcext:value-type="float">
            <text:p>6.71</text:p>
          </table:table-cell>
          <table:table-cell table:number-columns-repeated="1020"/>
        </table:table-row>
        <table:table-row table:style-name="ro13">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cell table:style-name="ce109" table:formula="of:=[$Stage3.$Q55]" office:value-type="float" office:value="6.43611111111111" calcext:value-type="float">
            <text:p>6</text:p>
          </table:table-cell>
          <table:table-cell table:style-name="ce109" table:formula="of:=[$Stage4.$H54]" office:value-type="float" office:value="8" calcext:value-type="float">
            <text:p>8</text:p>
          </table:table-cell>
          <table:table-cell table:style-name="ce110" table:formula="of:=[.$B52]/[.$C52]" office:value-type="float" office:value="0.804513888888889" calcext:value-type="float">
            <text:p>0.80</text:p>
          </table:table-cell>
          <table:table-cell table:number-columns-repeated="1020"/>
        </table:table-row>
        <table:table-row table:style-name="ro11">
          <table:table-cell table:formula="of:=[$Stage3.$A56]" office:value-type="string" office:string-value="Language: Add Transifex issues to main bugtracker" calcext:value-type="string">
            <text:p>Language: Add Transifex issues to main bugtracker</text:p>
          </table:table-cell>
          <table:table-cell table:style-name="ce109" table:formula="of:=[$Stage3.$Q56]" office:value-type="float" office:value="2.55555555555556" calcext:value-type="float">
            <text:p>3</text:p>
          </table:table-cell>
          <table:table-cell table:style-name="ce109" table:formula="of:=[$Stage4.$H55]" office:value-type="float" office:value="1.375" calcext:value-type="float">
            <text:p>1</text:p>
          </table:table-cell>
          <table:table-cell table:style-name="ce110" table:formula="of:=[.$B53]/[.$C53]" office:value-type="float" office:value="1.85858585858586" calcext:value-type="float">
            <text:p>1.86</text:p>
          </table:table-cell>
          <table:table-cell table:number-columns-repeated="1020"/>
        </table:table-row>
        <table:table-row table:style-name="ro11">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cell table:style-name="ce109" table:formula="of:=[$Stage3.$Q57]" office:value-type="float" office:value="7.54722222222222" calcext:value-type="float">
            <text:p>8</text:p>
          </table:table-cell>
          <table:table-cell table:style-name="ce109" table:formula="of:=[$Stage4.$H56]" office:value-type="float" office:value="2.5" calcext:value-type="float">
            <text:p>3</text:p>
          </table:table-cell>
          <table:table-cell table:style-name="ce110" table:formula="of:=[.$B54]/[.$C54]" office:value-type="float" office:value="3.01888888888889" calcext:value-type="float">
            <text:p>3.02</text:p>
          </table:table-cell>
          <table:table-cell table:number-columns-repeated="1020"/>
        </table:table-row>
        <table:table-row table:style-name="ro13">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cell table:style-name="ce109" table:formula="of:=[$Stage3.$Q58]" office:value-type="float" office:value="16.4361111111111" calcext:value-type="float">
            <text:p>16</text:p>
          </table:table-cell>
          <table:table-cell table:style-name="ce109" table:formula="of:=[$Stage4.$H57]" office:value-type="float" office:value="1.625" calcext:value-type="float">
            <text:p>2</text:p>
          </table:table-cell>
          <table:table-cell table:style-name="ce110" table:formula="of:=[.$B55]/[.$C55]" office:value-type="float" office:value="10.1145299145299" calcext:value-type="float">
            <text:p>10.11</text:p>
          </table:table-cell>
          <table:table-cell table:number-columns-repeated="1020"/>
        </table:table-row>
        <table:table-row table:style-name="ro11">
          <table:table-cell table:formula="of:=[$Stage3.$A59]" office:value-type="string" office:string-value="Website redesign" calcext:value-type="string">
            <text:p>Website redesign</text:p>
          </table:table-cell>
          <table:table-cell table:style-name="ce109" table:formula="of:=[$Stage3.$Q59]" office:value-type="float" office:value="18.1027777777778" calcext:value-type="float">
            <text:p>18</text:p>
          </table:table-cell>
          <table:table-cell table:style-name="ce109" table:formula="of:=[$Stage4.$H58]" office:value-type="float" office:value="6" calcext:value-type="float">
            <text:p>6</text:p>
          </table:table-cell>
          <table:table-cell table:style-name="ce110" table:formula="of:=[.$B56]/[.$C56]" office:value-type="float" office:value="3.01712962962963" calcext:value-type="float">
            <text:p>3.02</text:p>
          </table:table-cell>
          <table:table-cell table:number-columns-repeated="1020"/>
        </table:table-row>
        <table:table-row table:style-name="ro11">
          <table:table-cell table:formula="of:=[$Stage3.$A60]" office:value-type="string" office:string-value="Website redesign: Migration to static Github Pages" calcext:value-type="string">
            <text:p>Website redesign: Migration to static Github Pages</text:p>
          </table:table-cell>
          <table:table-cell table:style-name="ce109" table:formula="of:=[$Stage3.$Q60]" office:value-type="float" office:value="5.88055555555556" calcext:value-type="float">
            <text:p>6</text:p>
          </table:table-cell>
          <table:table-cell table:style-name="ce109" table:formula="of:=[$Stage4.$H59]" office:value-type="float" office:value="1.375" calcext:value-type="float">
            <text:p>1</text:p>
          </table:table-cell>
          <table:table-cell table:style-name="ce110" table:formula="of:=[.$B57]/[.$C57]" office:value-type="float" office:value="4.27676767676768" calcext:value-type="float">
            <text:p>4.28</text:p>
          </table:table-cell>
          <table:table-cell table:number-columns-repeated="1020"/>
        </table:table-row>
        <table:table-row table:style-name="ro11">
          <table:table-cell table:formula="of:=[$Stage3.$A61]" office:value-type="string" office:string-value="Website redesign: New CSS redesign" calcext:value-type="string">
            <text:p>Website redesign: New CSS redesign</text:p>
          </table:table-cell>
          <table:table-cell table:style-name="ce109" table:formula="of:=[$Stage3.$Q61]" office:value-type="float" office:value="10.8805555555556" calcext:value-type="float">
            <text:p>11</text:p>
          </table:table-cell>
          <table:table-cell table:style-name="ce109" table:formula="of:=[$Stage4.$H60]" office:value-type="float" office:value="1.66666666666667" calcext:value-type="float">
            <text:p>2</text:p>
          </table:table-cell>
          <table:table-cell table:style-name="ce110" table:formula="of:=[.$B58]/[.$C58]" office:value-type="float" office:value="6.52833333333333" calcext:value-type="float">
            <text:p>6.53</text:p>
          </table:table-cell>
          <table:table-cell table:number-columns-repeated="1020"/>
        </table:table-row>
        <table:table-row table:style-name="ro1">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09" table:formula="of:=[$Stage3.$Q62]" office:value-type="float" office:value="6.43611111111111" calcext:value-type="float">
            <text:p>6</text:p>
          </table:table-cell>
          <table:table-cell table:style-name="ce109" table:formula="of:=[$Stage4.$H61]" office:value-type="float" office:value="3.25" calcext:value-type="float">
            <text:p>3</text:p>
          </table:table-cell>
          <table:table-cell table:style-name="ce110" table:formula="of:=[.$B59]/[.$C59]" office:value-type="float" office:value="1.98034188034188" calcext:value-type="float">
            <text:p>1.98</text:p>
          </table:table-cell>
          <table:table-cell table:number-columns-repeated="1020"/>
        </table:table-row>
        <table:table-row table:style-name="ro12">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cell table:style-name="ce109" table:formula="of:=[$Stage3.$Q63]" office:value-type="float" office:value="20.1111111111111" calcext:value-type="float">
            <text:p>20</text:p>
          </table:table-cell>
          <table:table-cell table:style-name="ce109" table:formula="of:=[$Stage4.$H62]" office:value-type="float" office:value="2.6" calcext:value-type="float">
            <text:p>3</text:p>
          </table:table-cell>
          <table:table-cell table:style-name="ce110" table:formula="of:=[.$B60]/[.$C60]" office:value-type="float" office:value="7.73504273504273" calcext:value-type="float">
            <text:p>7.74</text:p>
          </table:table-cell>
          <table:table-cell table:number-columns-repeated="1020"/>
        </table:table-row>
        <table:table-row table:style-name="ro13">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cell table:style-name="ce109" table:formula="of:=[$Stage3.$Q64]" office:value-type="float" office:value="5.33333333333333" calcext:value-type="float">
            <text:p>5</text:p>
          </table:table-cell>
          <table:table-cell table:style-name="ce109" table:formula="of:=[$Stage4.$H63]" office:value-type="float" office:value="0.666666666666667" calcext:value-type="float">
            <text:p>1</text:p>
          </table:table-cell>
          <table:table-cell table:style-name="ce110" table:formula="of:=[.$B61]/[.$C61]" office:value-type="float" office:value="8" calcext:value-type="float">
            <text:p>8.00</text:p>
          </table:table-cell>
          <table:table-cell table:number-columns-repeated="1020"/>
        </table:table-row>
        <table:table-row table:style-name="ro13">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cell table:style-name="ce109" table:formula="of:=[$Stage3.$Q65]" office:value-type="float" office:value="5.88888888888889" calcext:value-type="float">
            <text:p>6</text:p>
          </table:table-cell>
          <table:table-cell table:style-name="ce109" table:formula="of:=[$Stage4.$H64]" office:value-type="float" office:value="0.5" calcext:value-type="float">
            <text:p>1</text:p>
          </table:table-cell>
          <table:table-cell table:style-name="ce110" table:formula="of:=[.$B62]/[.$C62]" office:value-type="float" office:value="11.7777777777778" calcext:value-type="float">
            <text:p>11.78</text:p>
          </table:table-cell>
          <table:table-cell table:number-columns-repeated="1020"/>
        </table:table-row>
        <table:table-row table:style-name="ro1">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cell table:style-name="ce109" table:formula="of:=[$Stage3.$Q66]" office:value-type="float" office:value="14.5555555555556" calcext:value-type="float">
            <text:p>15</text:p>
          </table:table-cell>
          <table:table-cell table:style-name="ce109" table:formula="of:=[$Stage4.$H65]" office:value-type="float" office:value="10.5" calcext:value-type="float">
            <text:p>11</text:p>
          </table:table-cell>
          <table:table-cell table:style-name="ce110" table:formula="of:=[.$B63]/[.$C63]" office:value-type="float" office:value="1.38624338624339" calcext:value-type="float">
            <text:p>1.39</text:p>
          </table:table-cell>
          <table:table-cell table:number-columns-repeated="1020"/>
        </table:table-row>
        <table:table-row table:style-name="ro12">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09" table:formula="of:=[$Stage3.$Q67]" office:value-type="float" office:value="7.325" calcext:value-type="float">
            <text:p>7</text:p>
          </table:table-cell>
          <table:table-cell table:style-name="ce109" table:formula="of:=[$Stage4.$H66]" office:value-type="float" office:value="7.625" calcext:value-type="float">
            <text:p>8</text:p>
          </table:table-cell>
          <table:table-cell table:style-name="ce110" table:formula="of:=[.$B64]/[.$C64]" office:value-type="float" office:value="0.960655737704918" calcext:value-type="float">
            <text:p>0.96</text:p>
          </table:table-cell>
          <table:table-cell table:number-columns-repeated="1020"/>
        </table:table-row>
        <table:table-row table:style-name="ro12">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09" table:formula="of:=[$Stage3.$Q68]" office:value-type="float" office:value="6.88055555555556" calcext:value-type="float">
            <text:p>7</text:p>
          </table:table-cell>
          <table:table-cell table:style-name="ce109" table:formula="of:=[$Stage4.$H67]" office:value-type="float" office:value="0.5" calcext:value-type="float">
            <text:p>1</text:p>
          </table:table-cell>
          <table:table-cell table:style-name="ce110" table:formula="of:=[.$B65]/[.$C65]" office:value-type="float" office:value="13.7611111111111" calcext:value-type="float">
            <text:p>13.76</text:p>
          </table:table-cell>
          <table:table-cell table:number-columns-repeated="1020"/>
        </table:table-row>
        <table:table-row table:style-name="ro1">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cell table:style-name="ce109" table:formula="of:=[$Stage3.$Q69]" office:value-type="float" office:value="79.3083333333333" calcext:value-type="float">
            <text:p>79</text:p>
          </table:table-cell>
          <table:table-cell table:style-name="ce109" table:formula="of:=[$Stage4.$H68]" office:value-type="float" office:value="7.2" calcext:value-type="float">
            <text:p>7</text:p>
          </table:table-cell>
          <table:table-cell table:style-name="ce110" table:formula="of:=[.$B66]/[.$C66]" office:value-type="float" office:value="11.0150462962963" calcext:value-type="float">
            <text:p>11.02</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71]" office:value-type="string" office:string-value="New core features - Enable using Freenet for new kinds of tasks/usecases" calcext:value-type="string">
            <text:p>New core features - Enable using Freenet for new kinds of tasks/usecases</text:p>
          </table:table-cell>
          <table:table-cell table:style-name="ce108" table:number-columns-repeated="2"/>
          <table:table-cell table:style-name="ce111"/>
          <table:table-cell table:style-name="ce108"/>
          <table:table-cell table:style-name="ce104" table:number-columns-repeated="1019"/>
        </table:table-row>
        <table:table-row table:style-name="ro13">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cell table:style-name="ce109" table:formula="of:=[$Stage3.$Q72]" office:value-type="float" office:value="18.6666666666667" calcext:value-type="float">
            <text:p>19</text:p>
          </table:table-cell>
          <table:table-cell table:style-name="ce109" table:formula="of:=[$Stage4.$H71]" office:value-type="float" office:value="11.2" calcext:value-type="float">
            <text:p>11</text:p>
          </table:table-cell>
          <table:table-cell table:style-name="ce110" table:formula="of:=[.$B69]/[.$C69]" office:value-type="float" office:value="1.66666666666667" calcext:value-type="float">
            <text:p>1.67</text:p>
          </table:table-cell>
          <table:table-cell table:number-columns-repeated="1020"/>
        </table:table-row>
        <table:table-row table:style-name="ro13">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cell table:style-name="ce109" table:formula="of:=[$Stage3.$Q73]" office:value-type="float" office:value="12.8805555555556" calcext:value-type="float">
            <text:p>13</text:p>
          </table:table-cell>
          <table:table-cell table:style-name="ce109" table:formula="of:=[$Stage4.$H72]" office:value-type="float" office:value="1.75" calcext:value-type="float">
            <text:p>2</text:p>
          </table:table-cell>
          <table:table-cell table:style-name="ce110" table:formula="of:=[.$B70]/[.$C70]" office:value-type="float" office:value="7.36031746031746" calcext:value-type="float">
            <text:p>7.36</text:p>
          </table:table-cell>
          <table:table-cell table:number-columns-repeated="1020"/>
        </table:table-row>
        <table:table-row table:style-name="ro13">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cell table:style-name="ce109" table:formula="of:=[$Stage3.$Q74]" office:value-type="float" office:value="19.1027777777778" calcext:value-type="float">
            <text:p>19</text:p>
          </table:table-cell>
          <table:table-cell table:style-name="ce109" table:formula="of:=[$Stage4.$H73]" office:value-type="float" office:value="18" calcext:value-type="float">
            <text:p>18</text:p>
          </table:table-cell>
          <table:table-cell table:style-name="ce110" table:formula="of:=[.$B71]/[.$C71]" office:value-type="float" office:value="1.06126543209877" calcext:value-type="float">
            <text:p>1.06</text:p>
          </table:table-cell>
          <table:table-cell table:number-columns-repeated="1020"/>
        </table:table-row>
        <table:table-row table:style-name="ro11">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cell table:style-name="ce109" table:formula="of:=[$Stage3.$Q75]" office:value-type="float" office:value="13.4361111111111" calcext:value-type="float">
            <text:p>13</text:p>
          </table:table-cell>
          <table:table-cell table:style-name="ce109" table:formula="of:=[$Stage4.$H74]" office:value-type="float" office:value="2" calcext:value-type="float">
            <text:p>2</text:p>
          </table:table-cell>
          <table:table-cell table:style-name="ce110" table:formula="of:=[.$B72]/[.$C72]" office:value-type="float" office:value="6.71805555555556" calcext:value-type="float">
            <text:p>6.72</text:p>
          </table:table-cell>
          <table:table-cell table:number-columns-repeated="1020"/>
        </table:table-row>
        <table:table-row table:style-name="ro1">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09" table:formula="of:=[$Stage3.$Q76]" office:value-type="float" office:value="30.2138888888889" calcext:value-type="float">
            <text:p>30</text:p>
          </table:table-cell>
          <table:table-cell table:style-name="ce109" table:formula="of:=[$Stage4.$H75]" office:value-type="float" office:value="13.6" calcext:value-type="float">
            <text:p>14</text:p>
          </table:table-cell>
          <table:table-cell table:style-name="ce110" table:formula="of:=[.$B73]/[.$C73]" office:value-type="float" office:value="2.22160947712418" calcext:value-type="float">
            <text:p>2.22</text:p>
          </table:table-cell>
          <table:table-cell table:number-columns-repeated="1020"/>
        </table:table-row>
        <table:table-row table:style-name="ro11">
          <table:table-cell table:formula="of:=[$Stage3.$A77]" office:value-type="string" office:string-value="Mail (Freemail, not enabled by default due to WoT performance issue)" calcext:value-type="string">
            <text:p>Mail (Freemail, not enabled by default due to WoT performance issue)</text:p>
          </table:table-cell>
          <table:table-cell table:style-name="ce109" table:formula="of:=[$Stage3.$Q77]" office:value-type="float" office:value="5.43611111111111" calcext:value-type="float">
            <text:p>5</text:p>
          </table:table-cell>
          <table:table-cell table:style-name="ce109" table:formula="of:=[$Stage4.$H76]" office:value-type="float" office:value="6.5" calcext:value-type="float">
            <text:p>7</text:p>
          </table:table-cell>
          <table:table-cell table:style-name="ce110" table:formula="of:=[.$B74]/[.$C74]" office:value-type="float" office:value="0.836324786324786" calcext:value-type="float">
            <text:p>0.84</text:p>
          </table:table-cell>
          <table:table-cell table:number-columns-repeated="1020"/>
        </table:table-row>
        <table:table-row table:style-name="ro13">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cell table:style-name="ce109" table:formula="of:=[$Stage3.$Q78]" office:value-type="float" office:value="19.2138888888889" calcext:value-type="float">
            <text:p>19</text:p>
          </table:table-cell>
          <table:table-cell table:style-name="ce109" table:formula="of:=[$Stage4.$H77]" office:value-type="float" office:value="3.25" calcext:value-type="float">
            <text:p>3</text:p>
          </table:table-cell>
          <table:table-cell table:style-name="ce110" table:formula="of:=[.$B75]/[.$C75]" office:value-type="float" office:value="5.91196581196581" calcext:value-type="float">
            <text:p>5.91</text:p>
          </table:table-cell>
          <table:table-cell table:number-columns-repeated="1020"/>
        </table:table-row>
        <table:table-row table:style-name="ro1">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09" table:formula="of:=[$Stage3.$Q79]" office:value-type="float" office:value="20.1111111111111" calcext:value-type="float">
            <text:p>20</text:p>
          </table:table-cell>
          <table:table-cell table:style-name="ce109" table:formula="of:=[$Stage4.$H78]" office:value-type="float" office:value="28.8" calcext:value-type="float">
            <text:p>29</text:p>
          </table:table-cell>
          <table:table-cell table:style-name="ce110" table:formula="of:=[.$B76]/[.$C76]" office:value-type="float" office:value="0.698302469135802" calcext:value-type="float">
            <text:p>0.70</text:p>
          </table:table-cell>
          <table:table-cell table:number-columns-repeated="1020"/>
        </table:table-row>
        <table:table-row table:style-name="ro1">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09" table:formula="of:=[$Stage3.$Q80]" office:value-type="float" office:value="0.111111111111111" calcext:value-type="float">
            <text:p>0</text:p>
          </table:table-cell>
          <table:table-cell table:style-name="ce109" table:formula="of:=[$Stage4.$H79]" office:value-type="float" office:value="51.2" calcext:value-type="float">
            <text:p>51</text:p>
          </table:table-cell>
          <table:table-cell table:style-name="ce110" table:formula="of:=[.$B77]/[.$C77]" office:value-type="float" office:value="0.00217013888888889" calcext:value-type="float">
            <text:p>0.00</text:p>
          </table:table-cell>
          <table:table-cell table:number-columns-repeated="1020"/>
        </table:table-row>
        <table:table-row table:style-name="ro11">
          <table:table-cell table:formula="of:=[$Stage3.$A81]" office:value-type="string" office:string-value="Add FCP calls to Freemail to setup a user and to change user passwords" calcext:value-type="string">
            <text:p>Add FCP calls to Freemail to setup a user and to change user passwords</text:p>
          </table:table-cell>
          <table:table-cell table:style-name="ce109" table:formula="of:=[$Stage3.$Q81]" office:value-type="float" office:value="4.88888888888889" calcext:value-type="float">
            <text:p>5</text:p>
          </table:table-cell>
          <table:table-cell table:style-name="ce109" table:formula="of:=[$Stage4.$H80]" office:value-type="float" office:value="0.6" calcext:value-type="float">
            <text:p>1</text:p>
          </table:table-cell>
          <table:table-cell table:style-name="ce110" table:formula="of:=[.$B78]/[.$C78]" office:value-type="float" office:value="8.14814814814815" calcext:value-type="float">
            <text:p>8.15</text:p>
          </table:table-cell>
          <table:table-cell table:number-columns-repeated="1020"/>
        </table:table-row>
        <table:table-row table:style-name="ro13">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cell table:style-name="ce109" table:formula="of:=[$Stage3.$Q82]" office:value-type="float" office:value="7" calcext:value-type="float">
            <text:p>7</text:p>
          </table:table-cell>
          <table:table-cell table:style-name="ce109" table:formula="of:=[$Stage4.$H81]" office:value-type="float" office:value="1" calcext:value-type="float">
            <text:p>1</text:p>
          </table:table-cell>
          <table:table-cell table:style-name="ce110" table:formula="of:=[.$B79]/[.$C79]" office:value-type="float" office:value="7" calcext:value-type="float">
            <text:p>7.00</text:p>
          </table:table-cell>
          <table:table-cell table:number-columns-repeated="1020"/>
        </table:table-row>
        <table:table-row table:style-name="ro11">
          <table:table-cell table:formula="of:=[$Stage3.$A83]" office:value-type="string" office:string-value="New keytype: PSK (programmable subkeys - shared ownership)" calcext:value-type="string">
            <text:p>New keytype: PSK (programmable subkeys - shared ownership)</text:p>
          </table:table-cell>
          <table:table-cell table:style-name="ce109" table:formula="of:=[$Stage3.$Q83]" office:value-type="float" office:value="25.325" calcext:value-type="float">
            <text:p>25</text:p>
          </table:table-cell>
          <table:table-cell table:style-name="ce109" table:formula="of:=[$Stage4.$H82]" office:value-type="float" office:value="12" calcext:value-type="float">
            <text:p>12</text:p>
          </table:table-cell>
          <table:table-cell table:style-name="ce110" table:formula="of:=[.$B80]/[.$C80]" office:value-type="float" office:value="2.11041666666667" calcext:value-type="float">
            <text:p>2.11</text:p>
          </table:table-cell>
          <table:table-cell table:number-columns-repeated="1020"/>
        </table:table-row>
        <table:table-row table:style-name="ro11">
          <table:table-cell table:formula="of:=[$Stage3.$A84]" office:value-type="string" office:string-value="New keytype: RSK (revocable)" calcext:value-type="string">
            <text:p>New keytype: RSK (revocable)</text:p>
          </table:table-cell>
          <table:table-cell table:style-name="ce109" table:formula="of:=[$Stage3.$Q84]" office:value-type="float" office:value="15.325" calcext:value-type="float">
            <text:p>15</text:p>
          </table:table-cell>
          <table:table-cell table:style-name="ce109" table:formula="of:=[$Stage4.$H83]" office:value-type="float" office:value="4" calcext:value-type="float">
            <text:p>4</text:p>
          </table:table-cell>
          <table:table-cell table:style-name="ce110" table:formula="of:=[.$B81]/[.$C81]" office:value-type="float" office:value="3.83125" calcext:value-type="float">
            <text:p>3.83</text:p>
          </table:table-cell>
          <table:table-cell table:number-columns-repeated="1020"/>
        </table:table-row>
        <table:table-row table:style-name="ro7" table:number-rows-repeated="1048494">
          <table:table-cell table:number-columns-repeated="1024"/>
        </table:table-row>
        <table:table-row table:style-name="ro7">
          <table:table-cell table:number-columns-repeated="1024"/>
        </table:table-row>
      </table:table>
      <table:table table:name="Ranking" table:style-name="ta1">
        <office:forms form:automatic-focus="false" form:apply-design-mode="false"/>
        <table:table-column table:style-name="co6" table:default-cell-style-name="ce124"/>
        <table:table-column table:style-name="co7" table:number-columns-repeated="3" table:default-cell-style-name="ce82"/>
        <table:table-column table:style-name="co6" table:default-cell-style-name="Default"/>
        <table:table-column table:style-name="co7" table:number-columns-repeated="1019" table:default-cell-style-name="Default"/>
        <table:table-row table:style-name="ro11">
          <table:table-cell table:style-name="ce123" office:value-type="string" calcext:value-type="string">
            <text:p>Task</text:p>
          </table:table-cell>
          <table:table-cell table:style-name="ce126" office:value-type="string" calcext:value-type="string">
            <text:p>Stage 3</text:p>
          </table:table-cell>
          <table:table-cell table:style-name="ce126" office:value-type="string" calcext:value-type="string">
            <text:p>Stage 4</text:p>
          </table:table-cell>
          <table:table-cell table:style-name="ce126" office:value-type="string" calcext:value-type="string">
            <text:p>Overall</text:p>
          </table:table-cell>
          <table:table-cell table:style-name="ce124" table:number-columns-repeated="1020"/>
        </table:table-row>
        <table:table-row table:style-name="ro11">
          <table:table-cell/>
          <table:table-cell table:number-columns-repeated="3" table:style-name="ce126" office:value-type="string" calcext:value-type="string">
            <text:p>result:</text:p>
          </table:table-cell>
          <table:table-cell table:style-name="ce124" table:number-columns-repeated="1020"/>
        </table:table-row>
        <table:table-row table:style-name="ro12">
          <table:table-cell/>
          <table:table-cell table:style-name="ce127" office:value-type="string" calcext:value-type="string">
            <text:p>Votes</text:p>
          </table:table-cell>
          <table:table-cell table:style-name="ce127" office:value-type="string" calcext:value-type="string">
            <text:p>Cost in weeks</text:p>
          </table:table-cell>
          <table:table-cell table:style-name="ce127" office:value-type="string" calcext:value-type="string">
            <text:p>Votes divided by cost</text:p>
          </table:table-cell>
          <table:table-cell table:style-name="ce127" office:value-type="string" calcext:value-type="string">
            <text:p>Comment</text:p>
          </table:table-cell>
          <table:table-cell table:style-name="ce124" table:number-columns-repeated="1019"/>
        </table:table-row>
        <table:table-row table:style-name="ro1">
          <table:table-cell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cell table:style-name="ce129" table:formula="of:=[$Stage3.$Q8]" office:value-type="float" office:value="51.3333333333333" calcext:value-type="float">
            <text:p>51</text:p>
          </table:table-cell>
          <table:table-cell table:style-name="ce129" table:formula="of:=[$Stage4.$H7]" office:value-type="float" office:value="5" calcext:value-type="float">
            <text:p>5</text:p>
          </table:table-cell>
          <table:table-cell table:style-name="ce130" table:formula="of:=[.$B4]/[.$C4]" office:value-type="float" office:value="10.2666666666667" calcext:value-type="float">
            <text:p>10.27</text:p>
          </table:table-cell>
          <table:table-cell table:number-columns-repeated="1020"/>
        </table:table-row>
        <table:table-row table:style-name="ro12">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cell table:style-name="ce129" table:formula="of:=[$Stage3.$Q9]" office:value-type="float" office:value="22.325" calcext:value-type="float">
            <text:p>22</text:p>
          </table:table-cell>
          <table:table-cell table:style-name="ce129" table:formula="of:=[$Stage4.$H8]" office:value-type="float" office:value="12" calcext:value-type="float">
            <text:p>12</text:p>
          </table:table-cell>
          <table:table-cell table:style-name="ce130" table:formula="of:=[.$B5]/[.$C5]" office:value-type="float" office:value="1.86041666666667" calcext:value-type="float">
            <text:p>1.86</text:p>
          </table:table-cell>
          <table:table-cell table:number-columns-repeated="1020"/>
        </table:table-row>
        <table:table-row table:style-name="ro13">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cell table:style-name="ce129" table:formula="of:=[$Stage3.$Q10]" office:value-type="float" office:value="19.2055555555556" calcext:value-type="float">
            <text:p>19</text:p>
          </table:table-cell>
          <table:table-cell table:style-name="ce129" table:formula="of:=[$Stage4.$H9]" office:value-type="float" office:value="4.5" calcext:value-type="float">
            <text:p>5</text:p>
          </table:table-cell>
          <table:table-cell table:style-name="ce130" table:formula="of:=[.$B6]/[.$C6]" office:value-type="float" office:value="4.2679012345679" calcext:value-type="float">
            <text:p>4.27</text:p>
          </table:table-cell>
          <table:table-cell table:number-columns-repeated="1020"/>
        </table:table-row>
        <table:table-row table:style-name="ro12">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cell table:style-name="ce129" table:formula="of:=[$Stage3.$Q11]" office:value-type="float" office:value="25.3166666666667" calcext:value-type="float">
            <text:p>25</text:p>
          </table:table-cell>
          <table:table-cell table:style-name="ce129" table:formula="of:=[$Stage4.$H10]" office:value-type="float" office:value="8" calcext:value-type="float">
            <text:p>8</text:p>
          </table:table-cell>
          <table:table-cell table:style-name="ce130" table:formula="of:=[.$B7]/[.$C7]" office:value-type="float" office:value="3.16458333333333" calcext:value-type="float">
            <text:p>3.16</text:p>
          </table:table-cell>
          <table:table-cell table:number-columns-repeated="1020"/>
        </table:table-row>
        <table:table-row table:style-name="ro12">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cell table:style-name="ce129" table:formula="of:=[$Stage3.$Q12]" office:value-type="float" office:value="22.5388888888889" calcext:value-type="float">
            <text:p>23</text:p>
          </table:table-cell>
          <table:table-cell table:style-name="ce129" table:formula="of:=[$Stage4.$H11]" office:value-type="float" office:value="8" calcext:value-type="float">
            <text:p>8</text:p>
          </table:table-cell>
          <table:table-cell table:style-name="ce130" table:formula="of:=[.$B8]/[.$C8]" office:value-type="float" office:value="2.81736111111111" calcext:value-type="float">
            <text:p>2.82</text:p>
          </table:table-cell>
          <table:table-cell table:number-columns-repeated="1020"/>
        </table:table-row>
        <table:table-row table:style-name="ro13">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cell table:style-name="ce129" table:formula="of:=[$Stage3.$Q13]" office:value-type="float" office:value="10.8805555555556" calcext:value-type="float">
            <text:p>11</text:p>
          </table:table-cell>
          <table:table-cell table:style-name="ce129" table:formula="of:=[$Stage4.$H12]" office:value-type="float" office:value="1.16666666666667" calcext:value-type="float">
            <text:p>1</text:p>
          </table:table-cell>
          <table:table-cell table:style-name="ce130" table:formula="of:=[.$B9]/[.$C9]" office:value-type="float" office:value="9.32619047619047" calcext:value-type="float">
            <text:p>9.33</text:p>
          </table:table-cell>
          <table:table-cell table:number-columns-repeated="1020"/>
        </table:table-row>
        <table:table-row table:style-name="ro1">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cell table:style-name="ce129" table:formula="of:=[$Stage3.$Q16]" office:value-type="float" office:value="25.8805555555556" calcext:value-type="float">
            <text:p>26</text:p>
          </table:table-cell>
          <table:table-cell table:style-name="ce129" table:formula="of:=[$Stage4.$H15]" office:value-type="float" office:value="2.4" calcext:value-type="float">
            <text:p>2</text:p>
          </table:table-cell>
          <table:table-cell table:style-name="ce130" table:formula="of:=[.$B10]/[.$C10]" office:value-type="float" office:value="10.7835648148148" calcext:value-type="float">
            <text:p>10.78</text:p>
          </table:table-cell>
          <table:table-cell table:number-columns-repeated="1020"/>
        </table:table-row>
        <table:table-row table:style-name="ro12">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cell table:style-name="ce129" table:formula="of:=[$Stage3.$Q17]" office:value-type="float" office:value="26" calcext:value-type="float">
            <text:p>26</text:p>
          </table:table-cell>
          <table:table-cell table:style-name="ce129" table:formula="of:=[$Stage4.$H16]" office:value-type="float" office:value="1.125" calcext:value-type="float">
            <text:p>1</text:p>
          </table:table-cell>
          <table:table-cell table:style-name="ce130" table:formula="of:=[.$B11]/[.$C11]" office:value-type="float" office:value="23.1111111111111" calcext:value-type="float">
            <text:p>23.11</text:p>
          </table:table-cell>
          <table:table-cell table:number-columns-repeated="1020"/>
        </table:table-row>
        <table:table-row table:style-name="ro1">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29" table:formula="of:=[$Stage3.$Q18]" office:value-type="float" office:value="7.11111111111111" calcext:value-type="float">
            <text:p>7</text:p>
          </table:table-cell>
          <table:table-cell table:style-name="ce129" table:formula="of:=[$Stage4.$H17]" office:value-type="float" office:value="0.8" calcext:value-type="float">
            <text:p>1</text:p>
          </table:table-cell>
          <table:table-cell table:style-name="ce130" table:formula="of:=[.$B12]/[.$C12]" office:value-type="float" office:value="8.88888888888889" calcext:value-type="float">
            <text:p>8.89</text:p>
          </table:table-cell>
          <table:table-cell table:number-columns-repeated="1020"/>
        </table:table-row>
        <table:table-row table:style-name="ro12">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cell table:style-name="ce129" table:formula="of:=[$Stage3.$Q19]" office:value-type="float" office:value="19.5555555555556" calcext:value-type="float">
            <text:p>20</text:p>
          </table:table-cell>
          <table:table-cell table:style-name="ce129" table:formula="of:=[$Stage4.$H18]" office:value-type="float" office:value="2.25" calcext:value-type="float">
            <text:p>2</text:p>
          </table:table-cell>
          <table:table-cell table:style-name="ce130" table:formula="of:=[.$B13]/[.$C13]" office:value-type="float" office:value="8.69135802469136" calcext:value-type="float">
            <text:p>8.69</text:p>
          </table:table-cell>
          <table:table-cell table:number-columns-repeated="1020"/>
        </table:table-row>
        <table:table-row table:style-name="ro12">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29" table:formula="of:=[$Stage3.$Q20]" office:value-type="float" office:value="14" calcext:value-type="float">
            <text:p>14</text:p>
          </table:table-cell>
          <table:table-cell table:style-name="ce129" table:formula="of:=[$Stage4.$H19]" office:value-type="float" office:value="1.375" calcext:value-type="float">
            <text:p>1</text:p>
          </table:table-cell>
          <table:table-cell table:style-name="ce130" table:formula="of:=[.$B14]/[.$C14]" office:value-type="float" office:value="10.1818181818182" calcext:value-type="float">
            <text:p>10.18</text:p>
          </table:table-cell>
          <table:table-cell table:number-columns-repeated="1020"/>
        </table:table-row>
        <table:table-row table:style-name="ro13">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cell table:style-name="ce129" table:formula="of:=[$Stage3.$Q21]" office:value-type="float" office:value="20.8888888888889" calcext:value-type="float">
            <text:p>21</text:p>
          </table:table-cell>
          <table:table-cell table:style-name="ce129" table:formula="of:=[$Stage4.$H20]" office:value-type="float" office:value="2.33333333333333" calcext:value-type="float">
            <text:p>2</text:p>
          </table:table-cell>
          <table:table-cell table:style-name="ce130" table:formula="of:=[.$B15]/[.$C15]" office:value-type="float" office:value="8.95238095238095" calcext:value-type="float">
            <text:p>8.95</text:p>
          </table:table-cell>
          <table:table-cell table:number-columns-repeated="1020"/>
        </table:table-row>
        <table:table-row table:style-name="ro12">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cell table:style-name="ce129" table:formula="of:=[$Stage3.$Q22]" office:value-type="float" office:value="23.4361111111111" calcext:value-type="float">
            <text:p>23</text:p>
          </table:table-cell>
          <table:table-cell table:style-name="ce129" table:formula="of:=[$Stage4.$H21]" office:value-type="float" office:value="2.2" calcext:value-type="float">
            <text:p>2</text:p>
          </table:table-cell>
          <table:table-cell table:style-name="ce130" table:formula="of:=[.$B16]/[.$C16]" office:value-type="float" office:value="10.6527777777778" calcext:value-type="float">
            <text:p>10.65</text:p>
          </table:table-cell>
          <table:table-cell table:number-columns-repeated="1020"/>
        </table:table-row>
        <table:table-row table:style-name="ro11">
          <table:table-cell table:formula="of:=[$Stage3.$A23]" office:value-type="string" office:string-value="Maybe FLIRCP can add darknet N2NTMs as a backend?" calcext:value-type="string">
            <text:p>Maybe FLIRCP can add darknet N2NTMs as a backend?</text:p>
          </table:table-cell>
          <table:table-cell table:style-name="ce129" table:formula="of:=[$Stage3.$Q23]" office:value-type="float" office:value="4.77777777777778" calcext:value-type="float">
            <text:p>5</text:p>
          </table:table-cell>
          <table:table-cell table:style-name="ce129" table:formula="of:=[$Stage4.$H22]" office:value-type="float" office:value="8.5" calcext:value-type="float">
            <text:p>9</text:p>
          </table:table-cell>
          <table:table-cell table:style-name="ce130" table:formula="of:=[.$B17]/[.$C17]" office:value-type="float" office:value="0.562091503267974" calcext:value-type="float">
            <text:p>0.56</text:p>
          </table:table-cell>
          <table:table-cell table:number-columns-repeated="1020"/>
        </table:table-row>
        <table:table-row table:style-name="ro1">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cell table:style-name="ce129" table:formula="of:=[$Stage3.$Q24]" office:value-type="float" office:value="13.4444444444444" calcext:value-type="float">
            <text:p>13</text:p>
          </table:table-cell>
          <table:table-cell table:style-name="ce129" table:formula="of:=[$Stage4.$H23]" office:value-type="float" office:value="4.6" calcext:value-type="float">
            <text:p>5</text:p>
          </table:table-cell>
          <table:table-cell table:style-name="ce130" table:formula="of:=[.$B18]/[.$C18]" office:value-type="float" office:value="2.92270531400966" calcext:value-type="float">
            <text:p>2.92</text:p>
          </table:table-cell>
          <table:table-cell table:number-columns-repeated="1020"/>
        </table:table-row>
        <table:table-row table:style-name="ro1">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29" table:formula="of:=[$Stage3.$Q25]" office:value-type="float" office:value="8.99166666666667" calcext:value-type="float">
            <text:p>9</text:p>
          </table:table-cell>
          <table:table-cell table:style-name="ce129" table:formula="of:=[$Stage4.$H24]" office:value-type="float" office:value="1.625" calcext:value-type="float">
            <text:p>2</text:p>
          </table:table-cell>
          <table:table-cell table:style-name="ce130" table:formula="of:=[.$B19]/[.$C19]" office:value-type="float" office:value="5.53333333333333" calcext:value-type="float">
            <text:p>5.53</text:p>
          </table:table-cell>
          <table:table-cell table:number-columns-repeated="1020"/>
        </table:table-row>
        <table:table-row table:style-name="ro12">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29" table:formula="of:=[$Stage3.$Q26]" office:value-type="float" office:value="15.1111111111111" calcext:value-type="float">
            <text:p>15</text:p>
          </table:table-cell>
          <table:table-cell table:style-name="ce129" table:formula="of:=[$Stage4.$H25]" office:value-type="float" office:value="36" calcext:value-type="float">
            <text:p>36</text:p>
          </table:table-cell>
          <table:table-cell table:style-name="ce130" table:formula="of:=[.$B20]/[.$C20]" office:value-type="float" office:value="0.419753086419753" calcext:value-type="float">
            <text:p>0.42</text:p>
          </table:table-cell>
          <table:table-cell table:number-columns-repeated="1020"/>
        </table:table-row>
        <table:table-row table:style-name="ro11">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cell table:style-name="ce129" table:formula="of:=[$Stage3.$Q27]" office:value-type="float" office:value="3.99166666666667" calcext:value-type="float">
            <text:p>4</text:p>
          </table:table-cell>
          <table:table-cell table:style-name="ce129" table:formula="of:=[$Stage4.$H26]" office:value-type="float" office:value="4.25" calcext:value-type="float">
            <text:p>4</text:p>
          </table:table-cell>
          <table:table-cell table:style-name="ce130" table:formula="of:=[.$B21]/[.$C21]" office:value-type="float" office:value="0.93921568627451" calcext:value-type="float">
            <text:p>0.94</text:p>
          </table:table-cell>
          <table:table-cell table:number-columns-repeated="1020"/>
        </table:table-row>
        <table:table-row table:style-name="ro1">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29" table:formula="of:=[$Stage3.$Q28]" office:value-type="float" office:value="4.66666666666667" calcext:value-type="float">
            <text:p>5</text:p>
          </table:table-cell>
          <table:table-cell table:style-name="ce129" table:formula="of:=[$Stage4.$H27]" office:value-type="float" office:value="39.2" calcext:value-type="float">
            <text:p>39</text:p>
          </table:table-cell>
          <table:table-cell table:style-name="ce130" table:formula="of:=[.$B22]/[.$C22]" office:value-type="float" office:value="0.119047619047619" calcext:value-type="float">
            <text:p>0.12</text:p>
          </table:table-cell>
          <table:table-cell table:number-columns-repeated="1020"/>
        </table:table-row>
        <table:table-row table:style-name="ro13">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cell table:style-name="ce129" table:formula="of:=[$Stage3.$Q29]" office:value-type="float" office:value="5.66666666666667" calcext:value-type="float">
            <text:p>6</text:p>
          </table:table-cell>
          <table:table-cell table:style-name="ce129" table:formula="of:=[$Stage4.$H28]" office:value-type="float" office:value="72" calcext:value-type="float">
            <text:p>72</text:p>
          </table:table-cell>
          <table:table-cell table:style-name="ce130" table:formula="of:=[.$B23]/[.$C23]" office:value-type="float" office:value="0.0787037037037037" calcext:value-type="float">
            <text:p>0.08</text:p>
          </table:table-cell>
          <table:table-cell table:number-columns-repeated="1020"/>
        </table:table-row>
        <table:table-row table:style-name="ro11">
          <table:table-cell table:formula="of:=[$Stage3.$A30]" office:value-type="string" office:string-value="Improve FProxy CSS3 support to allow better Freesite UI" calcext:value-type="string">
            <text:p>Improve FProxy CSS3 support to allow better Freesite UI</text:p>
          </table:table-cell>
          <table:table-cell table:style-name="ce129" table:formula="of:=[$Stage3.$Q30]" office:value-type="float" office:value="19.2222222222222" calcext:value-type="float">
            <text:p>19</text:p>
          </table:table-cell>
          <table:table-cell table:style-name="ce129" table:formula="of:=[$Stage4.$H29]" office:value-type="float" office:value="1.75" calcext:value-type="float">
            <text:p>2</text:p>
          </table:table-cell>
          <table:table-cell table:style-name="ce130" table:formula="of:=[.$B24]/[.$C24]" office:value-type="float" office:value="10.984126984127" calcext:value-type="float">
            <text:p>10.98</text:p>
          </table:table-cell>
          <table:table-cell table:number-columns-repeated="1020"/>
        </table:table-row>
        <table:table-row table:style-name="ro11">
          <table:table-cell table:formula="of:=[$Stage3.$A31]" office:value-type="string" office:string-value="Document the content filter" calcext:value-type="string">
            <text:p>Document the content filter</text:p>
          </table:table-cell>
          <table:table-cell table:style-name="ce129" table:formula="of:=[$Stage3.$Q31]" office:value-type="float" office:value="10.3333333333333" calcext:value-type="float">
            <text:p>10</text:p>
          </table:table-cell>
          <table:table-cell table:style-name="ce129" table:formula="of:=[$Stage4.$H30]" office:value-type="float" office:value="1.16666666666667" calcext:value-type="float">
            <text:p>1</text:p>
          </table:table-cell>
          <table:table-cell table:style-name="ce130" table:formula="of:=[.$B25]/[.$C25]" office:value-type="float" office:value="8.85714285714286" calcext:value-type="float">
            <text:p>8.86</text:p>
          </table:table-cell>
          <table:table-cell table:number-columns-repeated="1020"/>
        </table:table-row>
        <table:table-row table:style-name="ro11">
          <table:table-cell table:formula="of:=[$Stage3.$A32]" office:value-type="string" office:string-value="Improve Shoeshop/blob handling [how?]" calcext:value-type="string">
            <text:p>Improve Shoeshop/blob handling [how?]</text:p>
          </table:table-cell>
          <table:table-cell table:style-name="ce129" table:formula="of:=[$Stage3.$Q32]" office:value-type="float" office:value="6.99166666666667" calcext:value-type="float">
            <text:p>7</text:p>
          </table:table-cell>
          <table:table-cell table:style-name="ce129" table:formula="of:=[$Stage4.$H31]" office:value-type="float" office:value="25.5" calcext:value-type="float">
            <text:p>26</text:p>
          </table:table-cell>
          <table:table-cell table:style-name="ce130" table:formula="of:=[.$B26]/[.$C26]" office:value-type="float" office:value="0.274183006535948" calcext:value-type="float">
            <text:p>0.27</text:p>
          </table:table-cell>
          <table:table-cell table:number-columns-repeated="1020"/>
        </table:table-row>
        <table:table-row table:style-name="ro13">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cell table:style-name="ce129" table:formula="of:=[$Stage3.$Q33]" office:value-type="float" office:value="0.111111111111111" calcext:value-type="float">
            <text:p>0</text:p>
          </table:table-cell>
          <table:table-cell table:style-name="ce129" table:formula="of:=[$Stage4.$H32]" office:value-type="float" office:value="30" calcext:value-type="float">
            <text:p>30</text:p>
          </table:table-cell>
          <table:table-cell table:style-name="ce130" table:formula="of:=[.$B27]/[.$C27]" office:value-type="float" office:value="0.0037037037037037" calcext:value-type="float">
            <text:p>0.00</text:p>
          </table:table-cell>
          <table:table-cell table:number-columns-repeated="1020"/>
        </table:table-row>
        <table:table-row table:style-name="ro12">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cell table:style-name="ce129" table:formula="of:=[$Stage3.$Q34]" office:value-type="float" office:value="4.21388888888889" calcext:value-type="float">
            <text:p>4</text:p>
          </table:table-cell>
          <table:table-cell table:style-name="ce129" table:formula="of:=[$Stage4.$H33]" office:value-type="float" office:value="11" calcext:value-type="float">
            <text:p>11</text:p>
          </table:table-cell>
          <table:table-cell table:style-name="ce130" table:formula="of:=[.$B28]/[.$C28]" office:value-type="float" office:value="0.383080808080808" calcext:value-type="float">
            <text:p>0.38</text:p>
          </table:table-cell>
          <table:table-cell table:number-columns-repeated="1020"/>
        </table:table-row>
        <table:table-row table:style-name="ro11">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cell table:style-name="ce129" table:formula="of:=[$Stage3.$Q35]" office:value-type="float" office:value="4" calcext:value-type="float">
            <text:p>4</text:p>
          </table:table-cell>
          <table:table-cell table:style-name="ce129" table:formula="of:=[$Stage4.$H34]" office:value-type="float" office:value="0.5" calcext:value-type="float">
            <text:p>1</text:p>
          </table:table-cell>
          <table:table-cell table:style-name="ce130" table:formula="of:=[.$B29]/[.$C29]" office:value-type="float" office:value="8" calcext:value-type="float">
            <text:p>8.00</text:p>
          </table:table-cell>
          <table:table-cell table:number-columns-repeated="1020"/>
        </table:table-row>
        <table:table-row table:style-name="ro12">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29" table:formula="of:=[$Stage3.$Q36]" office:value-type="float" office:value="17.325" calcext:value-type="float">
            <text:p>17</text:p>
          </table:table-cell>
          <table:table-cell table:style-name="ce129" table:formula="of:=[$Stage4.$H35]" office:value-type="float" office:value="48" calcext:value-type="float">
            <text:p>48</text:p>
          </table:table-cell>
          <table:table-cell table:style-name="ce130" table:formula="of:=[.$B30]/[.$C30]" office:value-type="float" office:value="0.3609375" calcext:value-type="float">
            <text:p>0.36</text:p>
          </table:table-cell>
          <table:table-cell table:number-columns-repeated="1020"/>
        </table:table-row>
        <table:table-row table:style-name="ro12">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cell table:style-name="ce129" table:formula="of:=[$Stage3.$Q39]" office:value-type="float" office:value="7.33333333333333" calcext:value-type="float">
            <text:p>7</text:p>
          </table:table-cell>
          <table:table-cell table:style-name="ce129" table:formula="of:=[$Stage4.$H38]" office:value-type="float" office:value="1.2" calcext:value-type="float">
            <text:p>1</text:p>
          </table:table-cell>
          <table:table-cell table:style-name="ce130" table:formula="of:=[.$B31]/[.$C31]" office:value-type="float" office:value="6.11111111111111" calcext:value-type="float">
            <text:p>6.11</text:p>
          </table:table-cell>
          <table:table-cell table:number-columns-repeated="1020"/>
        </table:table-row>
        <table:table-row table:style-name="ro12">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cell table:style-name="ce129" table:formula="of:=[$Stage3.$Q40]" office:value-type="float" office:value="7.88888888888889" calcext:value-type="float">
            <text:p>8</text:p>
          </table:table-cell>
          <table:table-cell table:style-name="ce129" table:formula="of:=[$Stage4.$H39]" office:value-type="float" office:value="1.8" calcext:value-type="float">
            <text:p>2</text:p>
          </table:table-cell>
          <table:table-cell table:style-name="ce130" table:formula="of:=[.$B32]/[.$C32]" office:value-type="float" office:value="4.38271604938272" calcext:value-type="float">
            <text:p>4.38</text:p>
          </table:table-cell>
          <table:table-cell table:number-columns-repeated="1020"/>
        </table:table-row>
        <table:table-row table:style-name="ro1">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29" table:formula="of:=[$Stage3.$Q41]" office:value-type="float" office:value="37.8888888888889" calcext:value-type="float">
            <text:p>38</text:p>
          </table:table-cell>
          <table:table-cell table:style-name="ce129" table:formula="of:=[$Stage4.$H40]" office:value-type="float" office:value="22" calcext:value-type="float">
            <text:p>22</text:p>
          </table:table-cell>
          <table:table-cell table:style-name="ce130" table:formula="of:=[.$B33]/[.$C33]" office:value-type="float" office:value="1.72222222222222" calcext:value-type="float">
            <text:p>1.72</text:p>
          </table:table-cell>
          <table:table-cell table:number-columns-repeated="1020"/>
        </table:table-row>
        <table:table-row table:style-name="ro12">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29" table:formula="of:=[$Stage3.$Q44]" office:value-type="float" office:value="11.2138888888889" calcext:value-type="float">
            <text:p>11</text:p>
          </table:table-cell>
          <table:table-cell table:style-name="ce129" table:formula="of:=[$Stage4.$H43]" office:value-type="float" office:value="13.3333333333333" calcext:value-type="float">
            <text:p>13</text:p>
          </table:table-cell>
          <table:table-cell table:style-name="ce130" table:formula="of:=[.$B34]/[.$C34]" office:value-type="float" office:value="0.841041666666666" calcext:value-type="float">
            <text:p>0.84</text:p>
          </table:table-cell>
          <table:table-cell table:number-columns-repeated="1020"/>
        </table:table-row>
        <table:table-row table:style-name="ro12">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cell table:style-name="ce129" table:formula="of:=[$Stage3.$Q45]" office:value-type="float" office:value="7.99166666666667" calcext:value-type="float">
            <text:p>8</text:p>
          </table:table-cell>
          <table:table-cell table:style-name="ce129" table:formula="of:=[$Stage4.$H44]" office:value-type="float" office:value="10.6666666666667" calcext:value-type="float">
            <text:p>11</text:p>
          </table:table-cell>
          <table:table-cell table:style-name="ce130" table:formula="of:=[.$B35]/[.$C35]" office:value-type="float" office:value="0.74921875" calcext:value-type="float">
            <text:p>0.75</text:p>
          </table:table-cell>
          <table:table-cell table:number-columns-repeated="1020"/>
        </table:table-row>
        <table:table-row table:style-name="ro1">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cell table:style-name="ce129" table:formula="of:=[$Stage3.$Q46]" office:value-type="float" office:value="8" calcext:value-type="float">
            <text:p>8</text:p>
          </table:table-cell>
          <table:table-cell table:style-name="ce129" table:formula="of:=[$Stage4.$H45]" office:value-type="float" office:value="8.5" calcext:value-type="float">
            <text:p>9</text:p>
          </table:table-cell>
          <table:table-cell table:style-name="ce130" table:formula="of:=[.$B36]/[.$C36]" office:value-type="float" office:value="0.941176470588235" calcext:value-type="float">
            <text:p>0.94</text:p>
          </table:table-cell>
          <table:table-cell table:number-columns-repeated="1020"/>
        </table:table-row>
        <table:table-row table:style-name="ro1">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29" table:formula="of:=[$Stage3.$Q47]" office:value-type="float" office:value="30.7694444444444" calcext:value-type="float">
            <text:p>31</text:p>
          </table:table-cell>
          <table:table-cell table:style-name="ce129" office:value-type="float" office:value="10" calcext:value-type="float">
            <text:p>10</text:p>
          </table:table-cell>
          <table:table-cell table:style-name="ce130" table:formula="of:=[.$B37]/[.$C37]" office:value-type="float" office:value="3.07694444444444" calcext:value-type="float">
            <text:p>3.08</text:p>
          </table:table-cell>
          <table:table-cell table:style-name="ce124"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129" table:formula="of:=[$Stage3.$Q48]" office:value-type="float" office:value="11.3333333333333" calcext:value-type="float">
            <text:p>11</text:p>
          </table:table-cell>
          <table:table-cell table:style-name="ce129" office:value-type="float" office:value="10" calcext:value-type="float">
            <text:p>10</text:p>
          </table:table-cell>
          <table:table-cell table:style-name="ce130" table:formula="of:=[.$B38]/[.$C38]" office:value-type="float" office:value="1.13333333333333" calcext:value-type="float">
            <text:p>1.13</text:p>
          </table:table-cell>
          <table:table-cell table:style-name="ce124"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cell table:style-name="ce129" table:formula="of:=[$Stage3.$Q49]" office:value-type="float" office:value="9.21388888888889" calcext:value-type="float">
            <text:p>9</text:p>
          </table:table-cell>
          <table:table-cell table:style-name="ce129" table:formula="of:=[$Stage4.$H48]" office:value-type="float" office:value="1.16666666666667" calcext:value-type="float">
            <text:p>1</text:p>
          </table:table-cell>
          <table:table-cell table:style-name="ce130" table:formula="of:=[.$B39]/[.$C39]" office:value-type="float" office:value="7.89761904761905" calcext:value-type="float">
            <text:p>7.90</text:p>
          </table:table-cell>
          <table:table-cell table:number-columns-repeated="1020"/>
        </table:table-row>
        <table:table-row table:style-name="ro11">
          <table:table-cell table:formula="of:=[$Stage3.$A52]" office:value-type="string" office:string-value="Language: Lower threshold of entry by working on how to install Freenet" calcext:value-type="string">
            <text:p>Language: Lower threshold of entry by working on how to install Freenet</text:p>
          </table:table-cell>
          <table:table-cell table:style-name="ce129" table:formula="of:=[$Stage3.$Q52]" office:value-type="float" office:value="10.1027777777778" calcext:value-type="float">
            <text:p>10</text:p>
          </table:table-cell>
          <table:table-cell table:style-name="ce129" table:formula="of:=[$Stage4.$H51]" office:value-type="float" office:value="0.9" calcext:value-type="float">
            <text:p>1</text:p>
          </table:table-cell>
          <table:table-cell table:style-name="ce130" table:formula="of:=[.$B40]/[.$C40]" office:value-type="float" office:value="11.2253086419753" calcext:value-type="float">
            <text:p>11.23</text:p>
          </table:table-cell>
          <table:table-cell table:number-columns-repeated="1020"/>
        </table:table-row>
        <table:table-row table:style-name="ro13">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cell table:style-name="ce129" table:formula="of:=[$Stage3.$Q53]" office:value-type="float" office:value="5.88055555555556" calcext:value-type="float">
            <text:p>6</text:p>
          </table:table-cell>
          <table:table-cell table:style-name="ce129" table:formula="of:=[$Stage4.$H52]" office:value-type="float" office:value="0.75" calcext:value-type="float">
            <text:p>1</text:p>
          </table:table-cell>
          <table:table-cell table:style-name="ce130" table:formula="of:=[.$B41]/[.$C41]" office:value-type="float" office:value="7.84074074074074" calcext:value-type="float">
            <text:p>7.84</text:p>
          </table:table-cell>
          <table:table-cell table:number-columns-repeated="1020"/>
        </table:table-row>
        <table:table-row table:style-name="ro11">
          <table:table-cell table:formula="of:=[$Stage3.$A54]" office:value-type="string" office:string-value="Language: Simplify website language. Boil this into this for all pages." calcext:value-type="string">
            <text:p>Language: Simplify website language. Boil this into this for all pages.</text:p>
          </table:table-cell>
          <table:table-cell table:style-name="ce129" table:formula="of:=[$Stage3.$Q54]" office:value-type="float" office:value="7.54722222222222" calcext:value-type="float">
            <text:p>8</text:p>
          </table:table-cell>
          <table:table-cell table:style-name="ce129" table:formula="of:=[$Stage4.$H53]" office:value-type="float" office:value="1.125" calcext:value-type="float">
            <text:p>1</text:p>
          </table:table-cell>
          <table:table-cell table:style-name="ce130" table:formula="of:=[.$B42]/[.$C42]" office:value-type="float" office:value="6.70864197530864" calcext:value-type="float">
            <text:p>6.71</text:p>
          </table:table-cell>
          <table:table-cell table:number-columns-repeated="1020"/>
        </table:table-row>
        <table:table-row table:style-name="ro13">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cell table:style-name="ce129" table:formula="of:=[$Stage3.$Q55]" office:value-type="float" office:value="6.43611111111111" calcext:value-type="float">
            <text:p>6</text:p>
          </table:table-cell>
          <table:table-cell table:style-name="ce129" table:formula="of:=[$Stage4.$H54]" office:value-type="float" office:value="8" calcext:value-type="float">
            <text:p>8</text:p>
          </table:table-cell>
          <table:table-cell table:style-name="ce130" table:formula="of:=[.$B43]/[.$C43]" office:value-type="float" office:value="0.804513888888889" calcext:value-type="float">
            <text:p>0.80</text:p>
          </table:table-cell>
          <table:table-cell table:number-columns-repeated="1020"/>
        </table:table-row>
        <table:table-row table:style-name="ro11">
          <table:table-cell table:formula="of:=[$Stage3.$A56]" office:value-type="string" office:string-value="Language: Add Transifex issues to main bugtracker" calcext:value-type="string">
            <text:p>Language: Add Transifex issues to main bugtracker</text:p>
          </table:table-cell>
          <table:table-cell table:style-name="ce129" table:formula="of:=[$Stage3.$Q56]" office:value-type="float" office:value="2.55555555555556" calcext:value-type="float">
            <text:p>3</text:p>
          </table:table-cell>
          <table:table-cell table:style-name="ce129" table:formula="of:=[$Stage4.$H55]" office:value-type="float" office:value="1.375" calcext:value-type="float">
            <text:p>1</text:p>
          </table:table-cell>
          <table:table-cell table:style-name="ce130" table:formula="of:=[.$B44]/[.$C44]" office:value-type="float" office:value="1.85858585858586" calcext:value-type="float">
            <text:p>1.86</text:p>
          </table:table-cell>
          <table:table-cell table:number-columns-repeated="1020"/>
        </table:table-row>
        <table:table-row table:style-name="ro11">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cell table:style-name="ce129" table:formula="of:=[$Stage3.$Q57]" office:value-type="float" office:value="7.54722222222222" calcext:value-type="float">
            <text:p>8</text:p>
          </table:table-cell>
          <table:table-cell table:style-name="ce129" table:formula="of:=[$Stage4.$H56]" office:value-type="float" office:value="2.5" calcext:value-type="float">
            <text:p>3</text:p>
          </table:table-cell>
          <table:table-cell table:style-name="ce130" table:formula="of:=[.$B45]/[.$C45]" office:value-type="float" office:value="3.01888888888889" calcext:value-type="float">
            <text:p>3.02</text:p>
          </table:table-cell>
          <table:table-cell table:number-columns-repeated="1020"/>
        </table:table-row>
        <table:table-row table:style-name="ro13">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cell table:style-name="ce129" table:formula="of:=[$Stage3.$Q58]" office:value-type="float" office:value="16.4361111111111" calcext:value-type="float">
            <text:p>16</text:p>
          </table:table-cell>
          <table:table-cell table:style-name="ce129" table:formula="of:=[$Stage4.$H57]" office:value-type="float" office:value="1.625" calcext:value-type="float">
            <text:p>2</text:p>
          </table:table-cell>
          <table:table-cell table:style-name="ce130" table:formula="of:=[.$B46]/[.$C46]" office:value-type="float" office:value="10.1145299145299" calcext:value-type="float">
            <text:p>10.11</text:p>
          </table:table-cell>
          <table:table-cell table:number-columns-repeated="1020"/>
        </table:table-row>
        <table:table-row table:style-name="ro11">
          <table:table-cell table:formula="of:=[$Stage3.$A59]" office:value-type="string" office:string-value="Website redesign" calcext:value-type="string">
            <text:p>Website redesign</text:p>
          </table:table-cell>
          <table:table-cell table:style-name="ce129" table:formula="of:=[$Stage3.$Q59]" office:value-type="float" office:value="18.1027777777778" calcext:value-type="float">
            <text:p>18</text:p>
          </table:table-cell>
          <table:table-cell table:style-name="ce129" table:formula="of:=[$Stage4.$H58]" office:value-type="float" office:value="6" calcext:value-type="float">
            <text:p>6</text:p>
          </table:table-cell>
          <table:table-cell table:style-name="ce130" table:formula="of:=[.$B47]/[.$C47]" office:value-type="float" office:value="3.01712962962963" calcext:value-type="float">
            <text:p>3.02</text:p>
          </table:table-cell>
          <table:table-cell table:number-columns-repeated="1020"/>
        </table:table-row>
        <table:table-row table:style-name="ro11">
          <table:table-cell table:formula="of:=[$Stage3.$A60]" office:value-type="string" office:string-value="Website redesign: Migration to static Github Pages" calcext:value-type="string">
            <text:p>Website redesign: Migration to static Github Pages</text:p>
          </table:table-cell>
          <table:table-cell table:style-name="ce129" table:formula="of:=[$Stage3.$Q60]" office:value-type="float" office:value="5.88055555555556" calcext:value-type="float">
            <text:p>6</text:p>
          </table:table-cell>
          <table:table-cell table:style-name="ce129" table:formula="of:=[$Stage4.$H59]" office:value-type="float" office:value="1.375" calcext:value-type="float">
            <text:p>1</text:p>
          </table:table-cell>
          <table:table-cell table:style-name="ce130" table:formula="of:=[.$B48]/[.$C48]" office:value-type="float" office:value="4.27676767676768" calcext:value-type="float">
            <text:p>4.28</text:p>
          </table:table-cell>
          <table:table-cell table:number-columns-repeated="1020"/>
        </table:table-row>
        <table:table-row table:style-name="ro11">
          <table:table-cell table:formula="of:=[$Stage3.$A61]" office:value-type="string" office:string-value="Website redesign: New CSS redesign" calcext:value-type="string">
            <text:p>Website redesign: New CSS redesign</text:p>
          </table:table-cell>
          <table:table-cell table:style-name="ce129" table:formula="of:=[$Stage3.$Q61]" office:value-type="float" office:value="10.8805555555556" calcext:value-type="float">
            <text:p>11</text:p>
          </table:table-cell>
          <table:table-cell table:style-name="ce129" table:formula="of:=[$Stage4.$H60]" office:value-type="float" office:value="1.66666666666667" calcext:value-type="float">
            <text:p>2</text:p>
          </table:table-cell>
          <table:table-cell table:style-name="ce130" table:formula="of:=[.$B49]/[.$C49]" office:value-type="float" office:value="6.52833333333333" calcext:value-type="float">
            <text:p>6.53</text:p>
          </table:table-cell>
          <table:table-cell table:number-columns-repeated="1020"/>
        </table:table-row>
        <table:table-row table:style-name="ro1">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29" table:formula="of:=[$Stage3.$Q62]" office:value-type="float" office:value="6.43611111111111" calcext:value-type="float">
            <text:p>6</text:p>
          </table:table-cell>
          <table:table-cell table:style-name="ce129" table:formula="of:=[$Stage4.$H61]" office:value-type="float" office:value="3.25" calcext:value-type="float">
            <text:p>3</text:p>
          </table:table-cell>
          <table:table-cell table:style-name="ce130" table:formula="of:=[.$B50]/[.$C50]" office:value-type="float" office:value="1.98034188034188" calcext:value-type="float">
            <text:p>1.98</text:p>
          </table:table-cell>
          <table:table-cell table:number-columns-repeated="1020"/>
        </table:table-row>
        <table:table-row table:style-name="ro12">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cell table:style-name="ce129" table:formula="of:=[$Stage3.$Q63]" office:value-type="float" office:value="20.1111111111111" calcext:value-type="float">
            <text:p>20</text:p>
          </table:table-cell>
          <table:table-cell table:style-name="ce129" table:formula="of:=[$Stage4.$H62]" office:value-type="float" office:value="2.6" calcext:value-type="float">
            <text:p>3</text:p>
          </table:table-cell>
          <table:table-cell table:style-name="ce130" table:formula="of:=[.$B51]/[.$C51]" office:value-type="float" office:value="7.73504273504273" calcext:value-type="float">
            <text:p>7.74</text:p>
          </table:table-cell>
          <table:table-cell table:number-columns-repeated="1020"/>
        </table:table-row>
        <table:table-row table:style-name="ro13">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cell table:style-name="ce129" table:formula="of:=[$Stage3.$Q64]" office:value-type="float" office:value="5.33333333333333" calcext:value-type="float">
            <text:p>5</text:p>
          </table:table-cell>
          <table:table-cell table:style-name="ce129" table:formula="of:=[$Stage4.$H63]" office:value-type="float" office:value="0.666666666666667" calcext:value-type="float">
            <text:p>1</text:p>
          </table:table-cell>
          <table:table-cell table:style-name="ce130" table:formula="of:=[.$B52]/[.$C52]" office:value-type="float" office:value="8" calcext:value-type="float">
            <text:p>8.00</text:p>
          </table:table-cell>
          <table:table-cell table:number-columns-repeated="1020"/>
        </table:table-row>
        <table:table-row table:style-name="ro13">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cell table:style-name="ce129" table:formula="of:=[$Stage3.$Q65]" office:value-type="float" office:value="5.88888888888889" calcext:value-type="float">
            <text:p>6</text:p>
          </table:table-cell>
          <table:table-cell table:style-name="ce129" table:formula="of:=[$Stage4.$H64]" office:value-type="float" office:value="0.5" calcext:value-type="float">
            <text:p>1</text:p>
          </table:table-cell>
          <table:table-cell table:style-name="ce130" table:formula="of:=[.$B53]/[.$C53]" office:value-type="float" office:value="11.7777777777778" calcext:value-type="float">
            <text:p>11.78</text:p>
          </table:table-cell>
          <table:table-cell table:number-columns-repeated="1020"/>
        </table:table-row>
        <table:table-row table:style-name="ro1">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cell table:style-name="ce129" table:formula="of:=[$Stage3.$Q66]" office:value-type="float" office:value="14.5555555555556" calcext:value-type="float">
            <text:p>15</text:p>
          </table:table-cell>
          <table:table-cell table:style-name="ce129" table:formula="of:=[$Stage4.$H65]" office:value-type="float" office:value="10.5" calcext:value-type="float">
            <text:p>11</text:p>
          </table:table-cell>
          <table:table-cell table:style-name="ce130" table:formula="of:=[.$B54]/[.$C54]" office:value-type="float" office:value="1.38624338624339" calcext:value-type="float">
            <text:p>1.39</text:p>
          </table:table-cell>
          <table:table-cell table:number-columns-repeated="1020"/>
        </table:table-row>
        <table:table-row table:style-name="ro12">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29" table:formula="of:=[$Stage3.$Q67]" office:value-type="float" office:value="7.325" calcext:value-type="float">
            <text:p>7</text:p>
          </table:table-cell>
          <table:table-cell table:style-name="ce129" table:formula="of:=[$Stage4.$H66]" office:value-type="float" office:value="7.625" calcext:value-type="float">
            <text:p>8</text:p>
          </table:table-cell>
          <table:table-cell table:style-name="ce130" table:formula="of:=[.$B55]/[.$C55]" office:value-type="float" office:value="0.960655737704918" calcext:value-type="float">
            <text:p>0.96</text:p>
          </table:table-cell>
          <table:table-cell table:number-columns-repeated="1020"/>
        </table:table-row>
        <table:table-row table:style-name="ro12">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29" table:formula="of:=[$Stage3.$Q68]" office:value-type="float" office:value="6.88055555555556" calcext:value-type="float">
            <text:p>7</text:p>
          </table:table-cell>
          <table:table-cell table:style-name="ce129" table:formula="of:=[$Stage4.$H67]" office:value-type="float" office:value="0.5" calcext:value-type="float">
            <text:p>1</text:p>
          </table:table-cell>
          <table:table-cell table:style-name="ce130" table:formula="of:=[.$B56]/[.$C56]" office:value-type="float" office:value="13.7611111111111" calcext:value-type="float">
            <text:p>13.76</text:p>
          </table:table-cell>
          <table:table-cell table:number-columns-repeated="1020"/>
        </table:table-row>
        <table:table-row table:style-name="ro1">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cell table:style-name="ce129" table:formula="of:=[$Stage3.$Q69]" office:value-type="float" office:value="79.3083333333333" calcext:value-type="float">
            <text:p>79</text:p>
          </table:table-cell>
          <table:table-cell table:style-name="ce129" table:formula="of:=[$Stage4.$H68]" office:value-type="float" office:value="7.2" calcext:value-type="float">
            <text:p>7</text:p>
          </table:table-cell>
          <table:table-cell table:style-name="ce130" table:formula="of:=[.$B57]/[.$C57]" office:value-type="float" office:value="11.0150462962963" calcext:value-type="float">
            <text:p>11.02</text:p>
          </table:table-cell>
          <table:table-cell table:number-columns-repeated="1020"/>
        </table:table-row>
        <table:table-row table:style-name="ro13">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cell table:style-name="ce129" table:formula="of:=[$Stage3.$Q72]" office:value-type="float" office:value="18.6666666666667" calcext:value-type="float">
            <text:p>19</text:p>
          </table:table-cell>
          <table:table-cell table:style-name="ce129" table:formula="of:=[$Stage4.$H71]" office:value-type="float" office:value="11.2" calcext:value-type="float">
            <text:p>11</text:p>
          </table:table-cell>
          <table:table-cell table:style-name="ce130" table:formula="of:=[.$B58]/[.$C58]" office:value-type="float" office:value="1.66666666666667" calcext:value-type="float">
            <text:p>1.67</text:p>
          </table:table-cell>
          <table:table-cell table:number-columns-repeated="1020"/>
        </table:table-row>
        <table:table-row table:style-name="ro13">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cell table:style-name="ce129" table:formula="of:=[$Stage3.$Q73]" office:value-type="float" office:value="12.8805555555556" calcext:value-type="float">
            <text:p>13</text:p>
          </table:table-cell>
          <table:table-cell table:style-name="ce129" table:formula="of:=[$Stage4.$H72]" office:value-type="float" office:value="1.75" calcext:value-type="float">
            <text:p>2</text:p>
          </table:table-cell>
          <table:table-cell table:style-name="ce130" table:formula="of:=[.$B59]/[.$C59]" office:value-type="float" office:value="7.36031746031746" calcext:value-type="float">
            <text:p>7.36</text:p>
          </table:table-cell>
          <table:table-cell table:number-columns-repeated="1020"/>
        </table:table-row>
        <table:table-row table:style-name="ro13">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cell table:style-name="ce129" table:formula="of:=[$Stage3.$Q74]" office:value-type="float" office:value="19.1027777777778" calcext:value-type="float">
            <text:p>19</text:p>
          </table:table-cell>
          <table:table-cell table:style-name="ce129" table:formula="of:=[$Stage4.$H73]" office:value-type="float" office:value="18" calcext:value-type="float">
            <text:p>18</text:p>
          </table:table-cell>
          <table:table-cell table:style-name="ce130" table:formula="of:=[.$B60]/[.$C60]" office:value-type="float" office:value="1.06126543209877" calcext:value-type="float">
            <text:p>1.06</text:p>
          </table:table-cell>
          <table:table-cell table:number-columns-repeated="1020"/>
        </table:table-row>
        <table:table-row table:style-name="ro11">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cell table:style-name="ce129" table:formula="of:=[$Stage3.$Q75]" office:value-type="float" office:value="13.4361111111111" calcext:value-type="float">
            <text:p>13</text:p>
          </table:table-cell>
          <table:table-cell table:style-name="ce129" table:formula="of:=[$Stage4.$H74]" office:value-type="float" office:value="2" calcext:value-type="float">
            <text:p>2</text:p>
          </table:table-cell>
          <table:table-cell table:style-name="ce130" table:formula="of:=[.$B61]/[.$C61]" office:value-type="float" office:value="6.71805555555556" calcext:value-type="float">
            <text:p>6.72</text:p>
          </table:table-cell>
          <table:table-cell table:number-columns-repeated="1020"/>
        </table:table-row>
        <table:table-row table:style-name="ro1">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29" table:formula="of:=[$Stage3.$Q76]" office:value-type="float" office:value="30.2138888888889" calcext:value-type="float">
            <text:p>30</text:p>
          </table:table-cell>
          <table:table-cell table:style-name="ce129" table:formula="of:=[$Stage4.$H75]" office:value-type="float" office:value="13.6" calcext:value-type="float">
            <text:p>14</text:p>
          </table:table-cell>
          <table:table-cell table:style-name="ce130" table:formula="of:=[.$B62]/[.$C62]" office:value-type="float" office:value="2.22160947712418" calcext:value-type="float">
            <text:p>2.22</text:p>
          </table:table-cell>
          <table:table-cell table:number-columns-repeated="1020"/>
        </table:table-row>
        <table:table-row table:style-name="ro11">
          <table:table-cell table:formula="of:=[$Stage3.$A77]" office:value-type="string" office:string-value="Mail (Freemail, not enabled by default due to WoT performance issue)" calcext:value-type="string">
            <text:p>Mail (Freemail, not enabled by default due to WoT performance issue)</text:p>
          </table:table-cell>
          <table:table-cell table:style-name="ce129" table:formula="of:=[$Stage3.$Q77]" office:value-type="float" office:value="5.43611111111111" calcext:value-type="float">
            <text:p>5</text:p>
          </table:table-cell>
          <table:table-cell table:style-name="ce129" table:formula="of:=[$Stage4.$H76]" office:value-type="float" office:value="6.5" calcext:value-type="float">
            <text:p>7</text:p>
          </table:table-cell>
          <table:table-cell table:style-name="ce130" table:formula="of:=[.$B63]/[.$C63]" office:value-type="float" office:value="0.836324786324786" calcext:value-type="float">
            <text:p>0.84</text:p>
          </table:table-cell>
          <table:table-cell table:number-columns-repeated="1020"/>
        </table:table-row>
        <table:table-row table:style-name="ro13">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cell table:style-name="ce129" table:formula="of:=[$Stage3.$Q78]" office:value-type="float" office:value="19.2138888888889" calcext:value-type="float">
            <text:p>19</text:p>
          </table:table-cell>
          <table:table-cell table:style-name="ce129" table:formula="of:=[$Stage4.$H77]" office:value-type="float" office:value="3.25" calcext:value-type="float">
            <text:p>3</text:p>
          </table:table-cell>
          <table:table-cell table:style-name="ce130" table:formula="of:=[.$B64]/[.$C64]" office:value-type="float" office:value="5.91196581196581" calcext:value-type="float">
            <text:p>5.91</text:p>
          </table:table-cell>
          <table:table-cell table:number-columns-repeated="1020"/>
        </table:table-row>
        <table:table-row table:style-name="ro1">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29" table:formula="of:=[$Stage3.$Q79]" office:value-type="float" office:value="20.1111111111111" calcext:value-type="float">
            <text:p>20</text:p>
          </table:table-cell>
          <table:table-cell table:style-name="ce129" table:formula="of:=[$Stage4.$H78]" office:value-type="float" office:value="28.8" calcext:value-type="float">
            <text:p>29</text:p>
          </table:table-cell>
          <table:table-cell table:style-name="ce130" table:formula="of:=[.$B65]/[.$C65]" office:value-type="float" office:value="0.698302469135802" calcext:value-type="float">
            <text:p>0.70</text:p>
          </table:table-cell>
          <table:table-cell table:number-columns-repeated="1020"/>
        </table:table-row>
        <table:table-row table:style-name="ro1">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29" table:formula="of:=[$Stage3.$Q80]" office:value-type="float" office:value="0.111111111111111" calcext:value-type="float">
            <text:p>0</text:p>
          </table:table-cell>
          <table:table-cell table:style-name="ce129" table:formula="of:=[$Stage4.$H79]" office:value-type="float" office:value="51.2" calcext:value-type="float">
            <text:p>51</text:p>
          </table:table-cell>
          <table:table-cell table:style-name="ce130" table:formula="of:=[.$B66]/[.$C66]" office:value-type="float" office:value="0.00217013888888889" calcext:value-type="float">
            <text:p>0.00</text:p>
          </table:table-cell>
          <table:table-cell table:number-columns-repeated="1020"/>
        </table:table-row>
        <table:table-row table:style-name="ro11">
          <table:table-cell table:formula="of:=[$Stage3.$A81]" office:value-type="string" office:string-value="Add FCP calls to Freemail to setup a user and to change user passwords" calcext:value-type="string">
            <text:p>Add FCP calls to Freemail to setup a user and to change user passwords</text:p>
          </table:table-cell>
          <table:table-cell table:style-name="ce129" table:formula="of:=[$Stage3.$Q81]" office:value-type="float" office:value="4.88888888888889" calcext:value-type="float">
            <text:p>5</text:p>
          </table:table-cell>
          <table:table-cell table:style-name="ce129" table:formula="of:=[$Stage4.$H80]" office:value-type="float" office:value="0.6" calcext:value-type="float">
            <text:p>1</text:p>
          </table:table-cell>
          <table:table-cell table:style-name="ce130" table:formula="of:=[.$B67]/[.$C67]" office:value-type="float" office:value="8.14814814814815" calcext:value-type="float">
            <text:p>8.15</text:p>
          </table:table-cell>
          <table:table-cell table:number-columns-repeated="1020"/>
        </table:table-row>
        <table:table-row table:style-name="ro13">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cell table:style-name="ce129" table:formula="of:=[$Stage3.$Q82]" office:value-type="float" office:value="7" calcext:value-type="float">
            <text:p>7</text:p>
          </table:table-cell>
          <table:table-cell table:style-name="ce129" table:formula="of:=[$Stage4.$H81]" office:value-type="float" office:value="1" calcext:value-type="float">
            <text:p>1</text:p>
          </table:table-cell>
          <table:table-cell table:style-name="ce130" table:formula="of:=[.$B68]/[.$C68]" office:value-type="float" office:value="7" calcext:value-type="float">
            <text:p>7.00</text:p>
          </table:table-cell>
          <table:table-cell table:number-columns-repeated="1020"/>
        </table:table-row>
        <table:table-row table:style-name="ro11">
          <table:table-cell table:formula="of:=[$Stage3.$A83]" office:value-type="string" office:string-value="New keytype: PSK (programmable subkeys - shared ownership)" calcext:value-type="string">
            <text:p>New keytype: PSK (programmable subkeys - shared ownership)</text:p>
          </table:table-cell>
          <table:table-cell table:style-name="ce129" table:formula="of:=[$Stage3.$Q83]" office:value-type="float" office:value="25.325" calcext:value-type="float">
            <text:p>25</text:p>
          </table:table-cell>
          <table:table-cell table:style-name="ce129" table:formula="of:=[$Stage4.$H82]" office:value-type="float" office:value="12" calcext:value-type="float">
            <text:p>12</text:p>
          </table:table-cell>
          <table:table-cell table:style-name="ce130" table:formula="of:=[.$B69]/[.$C69]" office:value-type="float" office:value="2.11041666666667" calcext:value-type="float">
            <text:p>2.11</text:p>
          </table:table-cell>
          <table:table-cell table:number-columns-repeated="1020"/>
        </table:table-row>
        <table:table-row table:style-name="ro11">
          <table:table-cell table:formula="of:=[$Stage3.$A84]" office:value-type="string" office:string-value="New keytype: RSK (revocable)" calcext:value-type="string">
            <text:p>New keytype: RSK (revocable)</text:p>
          </table:table-cell>
          <table:table-cell table:style-name="ce129" table:formula="of:=[$Stage3.$Q84]" office:value-type="float" office:value="15.325" calcext:value-type="float">
            <text:p>15</text:p>
          </table:table-cell>
          <table:table-cell table:style-name="ce129" table:formula="of:=[$Stage4.$H83]" office:value-type="float" office:value="4" calcext:value-type="float">
            <text:p>4</text:p>
          </table:table-cell>
          <table:table-cell table:style-name="ce130" table:formula="of:=[.$B70]/[.$C70]" office:value-type="float" office:value="3.83125" calcext:value-type="float">
            <text:p>3.83</text:p>
          </table:table-cell>
          <table:table-cell table:number-columns-repeated="1020"/>
        </table:table-row>
        <table:table-row table:style-name="ro7" table:number-rows-repeated="1048495">
          <table:table-cell table:number-columns-repeated="1024"/>
        </table:table-row>
        <table:table-row table:style-name="ro16" table:number-rows-repeated="10">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8">00/00/0000</text:date>, <text:time style:data-style-name="N2" text:time-value="01:20:56.8087240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00:09:48.943043209</meta:creation-date>
    <meta:generator>LibreOffice/4.2.8.2$Linux_X86_64 LibreOffice_project/420m0$Build-2</meta:generator>
    <meta:editing-cycles>0</meta:editing-cycles>
    <meta:editing-duration>P0D</meta:editing-duration>
    <meta:document-statistic meta:table-count="4" meta:cell-count="2839" meta:object-count="0"/>
  </office:meta>
</office:document-meta>
</file>